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00ccff" fo:border="0.06pt solid #000000"/>
    </style:style>
    <style:style style:name="ce10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">
      <style:table-cell-properties fo:background-color="#cccccc" fo:border="0.06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">
      <style:table-cell-properties fo:background-color="#99ff66" fo:border="0.06pt solid 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">
      <style:table-cell-properties fo:background-color="#00ccff" fo:border="0.06pt solid #000000"/>
    </style:style>
    <style:style style:name="ce23" style:family="table-cell" style:parent-style-name="Default">
      <style:table-cell-properties fo:background-color="#00ccff"/>
    </style:style>
    <style:style style:name="ce2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 style:data-style-name="N121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8" style:family="table-cell" style:parent-style-name="Default" style:data-style-name="N121"/>
    <style:style style:name="ce2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 height" table:style-name="ta1">
        <table:shapes>
          <draw:frame draw:z-index="0" draw:style-name="gr1" draw:text-style-name="P1" svg:width="629.69pt" svg:height="729.58pt" svg:x="671.13pt" svg:y="143.38pt">
            <loext:p draw:notify-on-update-of-ranges="'Original height'.J2:'Original height'.J2 'Original height'.J3:'Original height'.J10 'Original height'.K2:'Original height'.K2 'Original height'.K3:'Original height'.K10 'Original height'.J2:'Original height'.J2 'Original height'.J3:'Original height'.J10 'Original height'.L2:'Original height'.L2 'Original height'.L3:'Original height'.L10 'Original height'.J2:'Original height'.J2 'Original height'.J3:'Original height'.J10 'Original height'.M2:'Original height'.M2 'Original height'.M3:'Original height'.M10 'Original height'.J2:'Original height'.J2 'Original height'.J3:'Original height'.J10 'Original height'.N2:'Original height'.N2 'Original height'.N3:'Original height'.N10 'Original height'.J2:'Original height'.J2 'Original height'.J3:'Original height'.J10 'Original height'.O2:'Original height'.O2 'Original height'.O3:'Original height'.O10 'Original height'.J2:'Original height'.J2 'Original height'.J3:'Original height'.J10 'Original height'.P2:'Original height'.P2 'Original height'.P3:'Original height'.P10 'Original height'.J2:'Original height'.J2 'Original height'.J3:'Original height'.J10 'Original height'.Q2:'Original height'.Q2 'Original height'.Q3:'Original height'.Q10 'Original height'.J2:'Original height'.J2 'Original height'.J3:'Original height'.J10 'Original height'.R2:'Original height'.R2 'Original height'.R3:'Original height'.R10 'Original height'.J2:'Original height'.J2 'Original height'.J3:'Original height'.J10 'Original height'.S2:'Original height'.S2 'Original height'.S3:'Original height'.S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5"/>
        <table:table-column table:style-name="co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 Weight</text:p>
          </table:table-cell>
          <table:covered-table-cell table:number-columns-repeated="4" table:style-name="ce2"/>
          <table:covered-table-cell table:number-columns-repeated="2"/>
          <table:table-cell table:style-name="ce24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1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/>
          <table:table-cell office:value-type="string" calcext:value-type="string">
            <text:p>Distance</text:p>
          </table:table-cell>
          <table:table-cell table:style-name="ce27" office:value-type="string" calcext:value-type="string">
            <text:p>None 1</text:p>
          </table:table-cell>
          <table:table-cell table:style-name="ce27" office:value-type="string" calcext:value-type="string">
            <text:p>None 2</text:p>
          </table:table-cell>
          <table:table-cell table:style-name="ce27" office:value-type="string" calcext:value-type="string">
            <text:p>None 3</text:p>
          </table:table-cell>
          <table:table-cell table:style-name="ce27" office:value-type="string" calcext:value-type="string">
            <text:p>Front 1</text:p>
          </table:table-cell>
          <table:table-cell table:style-name="ce27" office:value-type="string" calcext:value-type="string">
            <text:p>Front 2</text:p>
          </table:table-cell>
          <table:table-cell office:value-type="string" calcext:value-type="string">
            <text:p>Front 3</text:p>
          </table:table-cell>
          <table:table-cell office:value-type="string" calcext:value-type="string">
            <text:p>Back 1</text:p>
          </table:table-cell>
          <table:table-cell office:value-type="string" calcext:value-type="string">
            <text:p>Back 2</text:p>
          </table:table-cell>
          <table:table-cell office:value-type="string" calcext:value-type="string">
            <text:p>Back3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538411612248" calcext:value-type="float">
            <text:p>1538411612248</text:p>
          </table:table-cell>
          <table:table-cell table:style-name="ce3" office:value-type="float" office:value="1538412594403" calcext:value-type="float">
            <text:p>1538412594403</text:p>
          </table:table-cell>
          <table:table-cell table:style-name="ce3" office:value-type="float" office:value="1538412612601" calcext:value-type="float">
            <text:p>153841261260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6" table:formula="of:=STDEV(['Original height'.E3:.G3])" office:value-type="float" office:value="0" calcext:value-type="float">
            <text:p>0.0</text:p>
          </table:table-cell>
          <table:table-cell table:style-name="ce26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538411612367" calcext:value-type="float">
            <text:p>1538411612367</text:p>
          </table:table-cell>
          <table:table-cell table:style-name="ce3" office:value-type="float" office:value="1538412594521" calcext:value-type="float">
            <text:p>1538412594521</text:p>
          </table:table-cell>
          <table:table-cell table:style-name="ce3" office:value-type="float" office:value="1538412612722" calcext:value-type="float">
            <text:p>1538412612722</text:p>
          </table:table-cell>
          <table:table-cell table:style-name="ce3" table:formula="of:=['Original height'.B4]-['Original height'.B3]" office:value-type="float" office:value="119" calcext:value-type="float">
            <text:p>119</text:p>
          </table:table-cell>
          <table:table-cell table:style-name="ce3" table:formula="of:=['Original height'.C4]-['Original height'.C3]" office:value-type="float" office:value="118" calcext:value-type="float">
            <text:p>118</text:p>
          </table:table-cell>
          <table:table-cell table:style-name="ce3" table:formula="of:=['Original height'.D4]-['Original height'.D3]" office:value-type="float" office:value="121" calcext:value-type="float">
            <text:p>121</text:p>
          </table:table-cell>
          <table:table-cell table:style-name="ce26" table:formula="of:=STDEV(['Original height'.E4:.G4])" office:value-type="float" office:value="1.52752523165195" calcext:value-type="float">
            <text:p>1.5</text:p>
          </table:table-cell>
          <table:table-cell table:style-name="ce26"/>
          <table:table-cell office:value-type="float" office:value="4.25" calcext:value-type="float">
            <text:p>4.2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538411613130" calcext:value-type="float">
            <text:p>1538411613130</text:p>
          </table:table-cell>
          <table:table-cell table:style-name="ce3" office:value-type="float" office:value="1538412595291" calcext:value-type="float">
            <text:p>1538412595291</text:p>
          </table:table-cell>
          <table:table-cell table:style-name="ce3" office:value-type="float" office:value="1538412613491" calcext:value-type="float">
            <text:p>1538412613491</text:p>
          </table:table-cell>
          <table:table-cell table:style-name="ce3" table:formula="of:=['Original height'.B5]-['Original height'.B3]" office:value-type="float" office:value="882" calcext:value-type="float">
            <text:p>882</text:p>
          </table:table-cell>
          <table:table-cell table:style-name="ce3" table:formula="of:=['Original height'.C5]-['Original height'.C3]" office:value-type="float" office:value="888" calcext:value-type="float">
            <text:p>888</text:p>
          </table:table-cell>
          <table:table-cell table:style-name="ce3" table:formula="of:=['Original height'.D5]-['Original height'.D3]" office:value-type="float" office:value="890" calcext:value-type="float">
            <text:p>890</text:p>
          </table:table-cell>
          <table:table-cell table:style-name="ce26" table:formula="of:=STDEV(['Original height'.E5:.G5])" office:value-type="float" office:value="4.16333199893227" calcext:value-type="float">
            <text:p>4.2</text:p>
          </table:table-cell>
          <table:table-cell table:style-name="ce26"/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890" calcext:value-type="float">
            <text:p>890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890" calcext:value-type="float">
            <text:p>890</text:p>
          </table:table-cell>
          <table:table-cell office:value-type="float" office:value="859" calcext:value-type="float">
            <text:p>859</text:p>
          </table:table-cell>
          <table:table-cell office:value-type="float" office:value="854" calcext:value-type="float">
            <text:p>854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538411613159" calcext:value-type="float">
            <text:p>1538411613159</text:p>
          </table:table-cell>
          <table:table-cell table:style-name="ce3" office:value-type="float" office:value="1538412595320" calcext:value-type="float">
            <text:p>1538412595320</text:p>
          </table:table-cell>
          <table:table-cell table:style-name="ce3" office:value-type="float" office:value="1538412613520" calcext:value-type="float">
            <text:p>1538412613520</text:p>
          </table:table-cell>
          <table:table-cell table:style-name="ce3" table:formula="of:=['Original height'.B6]-['Original height'.B3]" office:value-type="float" office:value="911" calcext:value-type="float">
            <text:p>911</text:p>
          </table:table-cell>
          <table:table-cell table:style-name="ce3" table:formula="of:=['Original height'.C6]-['Original height'.C3]" office:value-type="float" office:value="917" calcext:value-type="float">
            <text:p>917</text:p>
          </table:table-cell>
          <table:table-cell table:style-name="ce3" table:formula="of:=['Original height'.D6]-['Original height'.D3]" office:value-type="float" office:value="919" calcext:value-type="float">
            <text:p>919</text:p>
          </table:table-cell>
          <table:table-cell table:style-name="ce26" table:formula="of:=STDEV(['Original height'.E6:.G6])" office:value-type="float" office:value="4.16333199893227" calcext:value-type="float">
            <text:p>4.2</text:p>
          </table:table-cell>
          <table:table-cell table:style-name="ce26"/>
          <table:table-cell office:value-type="float" office:value="84.25" calcext:value-type="float">
            <text:p>84.25</text:p>
          </table:table-cell>
          <table:table-cell office:value-type="float" office:value="911" calcext:value-type="float">
            <text:p>911</text:p>
          </table:table-cell>
          <table:table-cell office:value-type="float" office:value="917" calcext:value-type="float">
            <text:p>917</text:p>
          </table:table-cell>
          <table:table-cell office:value-type="float" office:value="919" calcext:value-type="float">
            <text:p>919</text:p>
          </table:table-cell>
          <table:table-cell office:value-type="float" office:value="911" calcext:value-type="float">
            <text:p>911</text:p>
          </table:table-cell>
          <table:table-cell office:value-type="float" office:value="917" calcext:value-type="float">
            <text:p>917</text:p>
          </table:table-cell>
          <table:table-cell office:value-type="float" office:value="919" calcext:value-type="float">
            <text:p>919</text:p>
          </table:table-cell>
          <table:table-cell office:value-type="float" office:value="887" calcext:value-type="float">
            <text:p>887</text:p>
          </table:table-cell>
          <table:table-cell office:value-type="float" office:value="882" calcext:value-type="float">
            <text:p>88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538411613371" calcext:value-type="float">
            <text:p>1538411613371</text:p>
          </table:table-cell>
          <table:table-cell table:style-name="ce3" office:value-type="float" office:value="1538412595531" calcext:value-type="float">
            <text:p>1538412595531</text:p>
          </table:table-cell>
          <table:table-cell table:style-name="ce3" office:value-type="float" office:value="1538412613732" calcext:value-type="float">
            <text:p>1538412613732</text:p>
          </table:table-cell>
          <table:table-cell table:style-name="ce3" table:formula="of:=['Original height'.B7]-['Original height'.B3]" office:value-type="float" office:value="1123" calcext:value-type="float">
            <text:p>1123</text:p>
          </table:table-cell>
          <table:table-cell table:style-name="ce3" table:formula="of:=['Original height'.C7]-['Original height'.C3]" office:value-type="float" office:value="1128" calcext:value-type="float">
            <text:p>1128</text:p>
          </table:table-cell>
          <table:table-cell table:style-name="ce3" table:formula="of:=['Original height'.D7]-['Original height'.D3]" office:value-type="float" office:value="1131" calcext:value-type="float">
            <text:p>1131</text:p>
          </table:table-cell>
          <table:table-cell table:style-name="ce26" table:formula="of:=STDEV(['Original height'.E7:.G7])" office:value-type="float" office:value="4.04145188432738" calcext:value-type="float">
            <text:p>4.0</text:p>
          </table:table-cell>
          <table:table-cell table:style-name="ce26"/>
          <table:table-cell table:formula="of:=['Original height'.J6]+38" office:value-type="float" office:value="122.25" calcext:value-type="float">
            <text:p>122.25</text:p>
          </table:table-cell>
          <table:table-cell office:value-type="float" office:value="1123" calcext:value-type="float">
            <text:p>1123</text:p>
          </table:table-cell>
          <table:table-cell office:value-type="float" office:value="1128" calcext:value-type="float">
            <text:p>1128</text:p>
          </table:table-cell>
          <table:table-cell office:value-type="float" office:value="1131" calcext:value-type="float">
            <text:p>1131</text:p>
          </table:table-cell>
          <table:table-cell office:value-type="float" office:value="1123" calcext:value-type="float">
            <text:p>1123</text:p>
          </table:table-cell>
          <table:table-cell office:value-type="float" office:value="1128" calcext:value-type="float">
            <text:p>1128</text:p>
          </table:table-cell>
          <table:table-cell office:value-type="float" office:value="1131" calcext:value-type="float">
            <text:p>1131</text:p>
          </table:table-cell>
          <table:table-cell office:value-type="float" office:value="1087" calcext:value-type="float">
            <text:p>1087</text:p>
          </table:table-cell>
          <table:table-cell office:value-type="float" office:value="1081" calcext:value-type="float">
            <text:p>108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538411613399" calcext:value-type="float">
            <text:p>1538411613399</text:p>
          </table:table-cell>
          <table:table-cell table:style-name="ce3" office:value-type="float" office:value="1538412595558" calcext:value-type="float">
            <text:p>1538412595558</text:p>
          </table:table-cell>
          <table:table-cell table:style-name="ce3" office:value-type="float" office:value="1538412613759" calcext:value-type="float">
            <text:p>1538412613759</text:p>
          </table:table-cell>
          <table:table-cell table:style-name="ce3" table:formula="of:=['Original height'.B8]-['Original height'.B3]" office:value-type="float" office:value="1151" calcext:value-type="float">
            <text:p>1151</text:p>
          </table:table-cell>
          <table:table-cell table:style-name="ce3" table:formula="of:=['Original height'.C8]-['Original height'.C3]" office:value-type="float" office:value="1155" calcext:value-type="float">
            <text:p>1155</text:p>
          </table:table-cell>
          <table:table-cell table:style-name="ce3" table:formula="of:=['Original height'.D8]-['Original height'.D3]" office:value-type="float" office:value="1158" calcext:value-type="float">
            <text:p>1158</text:p>
          </table:table-cell>
          <table:table-cell table:style-name="ce26" table:formula="of:=STDEV(['Original height'.E8:.G8])" office:value-type="float" office:value="3.51188458428425" calcext:value-type="float">
            <text:p>3.5</text:p>
          </table:table-cell>
          <table:table-cell table:style-name="ce26"/>
          <table:table-cell table:formula="of:=['Original height'.J7]+4.25" office:value-type="float" office:value="126.5" calcext:value-type="float">
            <text:p>126.5</text:p>
          </table:table-cell>
          <table:table-cell office:value-type="float" office:value="1151" calcext:value-type="float">
            <text:p>1151</text:p>
          </table:table-cell>
          <table:table-cell office:value-type="float" office:value="1155" calcext:value-type="float">
            <text:p>1155</text:p>
          </table:table-cell>
          <table:table-cell office:value-type="float" office:value="1158" calcext:value-type="float">
            <text:p>1158</text:p>
          </table:table-cell>
          <table:table-cell office:value-type="float" office:value="1151" calcext:value-type="float">
            <text:p>1151</text:p>
          </table:table-cell>
          <table:table-cell office:value-type="float" office:value="1155" calcext:value-type="float">
            <text:p>1155</text:p>
          </table:table-cell>
          <table:table-cell office:value-type="float" office:value="1158" calcext:value-type="float">
            <text:p>1158</text:p>
          </table:table-cell>
          <table:table-cell office:value-type="float" office:value="1113" calcext:value-type="float">
            <text:p>1113</text:p>
          </table:table-cell>
          <table:table-cell office:value-type="float" office:value="1107" calcext:value-type="float">
            <text:p>110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538411614471" calcext:value-type="float">
            <text:p>1538411614471</text:p>
          </table:table-cell>
          <table:table-cell table:style-name="ce3" office:value-type="float" office:value="1538412596611" calcext:value-type="float">
            <text:p>1538412596611</text:p>
          </table:table-cell>
          <table:table-cell table:style-name="ce3" office:value-type="float" office:value="1538412614817" calcext:value-type="float">
            <text:p>1538412614817</text:p>
          </table:table-cell>
          <table:table-cell table:style-name="ce3" table:formula="of:=['Original height'.B9]-['Original height'.B3]" office:value-type="float" office:value="2223" calcext:value-type="float">
            <text:p>2223</text:p>
          </table:table-cell>
          <table:table-cell table:style-name="ce3" table:formula="of:=['Original height'.C9]-['Original height'.C3]" office:value-type="float" office:value="2208" calcext:value-type="float">
            <text:p>2208</text:p>
          </table:table-cell>
          <table:table-cell table:style-name="ce3" table:formula="of:=['Original height'.D9]-['Original height'.D3]" office:value-type="float" office:value="2216" calcext:value-type="float">
            <text:p>2216</text:p>
          </table:table-cell>
          <table:table-cell table:style-name="ce26" table:formula="of:=STDEV(['Original height'.E9:.G9])" office:value-type="float" office:value="7.50555349946514" calcext:value-type="float">
            <text:p>7.5</text:p>
          </table:table-cell>
          <table:table-cell table:style-name="ce26"/>
          <table:table-cell table:formula="of:=['Original height'.J8]+165" office:value-type="float" office:value="291.5" calcext:value-type="float">
            <text:p>291.5</text:p>
          </table:table-cell>
          <table:table-cell office:value-type="float" office:value="2223" calcext:value-type="float">
            <text:p>2223</text:p>
          </table:table-cell>
          <table:table-cell office:value-type="float" office:value="2208" calcext:value-type="float">
            <text:p>2208</text:p>
          </table:table-cell>
          <table:table-cell office:value-type="float" office:value="2216" calcext:value-type="float">
            <text:p>2216</text:p>
          </table:table-cell>
          <table:table-cell office:value-type="float" office:value="2223" calcext:value-type="float">
            <text:p>2223</text:p>
          </table:table-cell>
          <table:table-cell office:value-type="float" office:value="2208" calcext:value-type="float">
            <text:p>2208</text:p>
          </table:table-cell>
          <table:table-cell office:value-type="float" office:value="2216" calcext:value-type="float">
            <text:p>2216</text:p>
          </table:table-cell>
          <table:table-cell office:value-type="float" office:value="2101" calcext:value-type="float">
            <text:p>2101</text:p>
          </table:table-cell>
          <table:table-cell office:value-type="float" office:value="2081" calcext:value-type="float">
            <text:p>2081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538411614503" calcext:value-type="float">
            <text:p>1538411614503</text:p>
          </table:table-cell>
          <table:table-cell table:style-name="ce3" office:value-type="float" office:value="1538412596641" calcext:value-type="float">
            <text:p>1538412596641</text:p>
          </table:table-cell>
          <table:table-cell table:style-name="ce3" office:value-type="float" office:value="1538412614847" calcext:value-type="float">
            <text:p>1538412614847</text:p>
          </table:table-cell>
          <table:table-cell table:style-name="ce3" table:formula="of:=['Original height'.B10]-['Original height'.B3]" office:value-type="float" office:value="2255" calcext:value-type="float">
            <text:p>2255</text:p>
          </table:table-cell>
          <table:table-cell table:style-name="ce3" table:formula="of:=['Original height'.C10]-['Original height'.C3]" office:value-type="float" office:value="2238" calcext:value-type="float">
            <text:p>2238</text:p>
          </table:table-cell>
          <table:table-cell table:style-name="ce3" table:formula="of:=['Original height'.D10]-['Original height'.D3]" office:value-type="float" office:value="2246" calcext:value-type="float">
            <text:p>2246</text:p>
          </table:table-cell>
          <table:table-cell table:style-name="ce26" table:formula="of:=STDEV(['Original height'.E10:.G10])" office:value-type="float" office:value="8.50490054811538" calcext:value-type="float">
            <text:p>8.5</text:p>
          </table:table-cell>
          <table:table-cell table:style-name="ce26"/>
          <table:table-cell table:formula="of:=['Original height'.J9]+4.25" office:value-type="float" office:value="295.75" calcext:value-type="float">
            <text:p>295.75</text:p>
          </table:table-cell>
          <table:table-cell office:value-type="float" office:value="2255" calcext:value-type="float">
            <text:p>2255</text:p>
          </table:table-cell>
          <table:table-cell office:value-type="float" office:value="2238" calcext:value-type="float">
            <text:p>2238</text:p>
          </table:table-cell>
          <table:table-cell office:value-type="float" office:value="2246" calcext:value-type="float">
            <text:p>2246</text:p>
          </table:table-cell>
          <table:table-cell office:value-type="float" office:value="2255" calcext:value-type="float">
            <text:p>2255</text:p>
          </table:table-cell>
          <table:table-cell office:value-type="float" office:value="2238" calcext:value-type="float">
            <text:p>2238</text:p>
          </table:table-cell>
          <table:table-cell office:value-type="float" office:value="2246" calcext:value-type="float">
            <text:p>2246</text:p>
          </table:table-cell>
          <table:table-cell office:value-type="float" office:value="2129" calcext:value-type="float">
            <text:p>2129</text:p>
          </table:table-cell>
          <table:table-cell office:value-type="float" office:value="2109" calcext:value-type="float">
            <text:p>2109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 table:number-columns-spanned="7" table:number-rows-spanned="1">
            <text:p>Weight on front</text:p>
          </table:table-cell>
          <table:covered-table-cell table:number-columns-repeated="4" table:style-name="ce5"/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 calcext:value-type="string">
            <text:p>beam</text:p>
          </table:table-cell>
          <table:table-cell table:style-name="ce4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 table:number-columns-repeated="2"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538411689635" calcext:value-type="float">
            <text:p>1538411689635</text:p>
          </table:table-cell>
          <table:table-cell table:style-name="ce6" office:value-type="float" office:value="1538412676682" calcext:value-type="float">
            <text:p>1538412676682</text:p>
          </table:table-cell>
          <table:table-cell table:style-name="ce6" office:value-type="float" office:value="1538412705273" calcext:value-type="float">
            <text:p>15384127052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6" table:formula="of:=STDEV(['Original height'.E14:.G14])" office:value-type="float" office:value="0" calcext:value-type="float">
            <text:p>0.0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538411689750" calcext:value-type="float">
            <text:p>1538411689750</text:p>
          </table:table-cell>
          <table:table-cell table:style-name="ce6" office:value-type="float" office:value="1538412676797" calcext:value-type="float">
            <text:p>1538412676797</text:p>
          </table:table-cell>
          <table:table-cell table:style-name="ce6" office:value-type="float" office:value="1538412705389" calcext:value-type="float">
            <text:p>1538412705389</text:p>
          </table:table-cell>
          <table:table-cell table:style-name="ce6" table:formula="of:=['Original height'.B15]-['Original height'.B14]" office:value-type="float" office:value="115" calcext:value-type="float">
            <text:p>115</text:p>
          </table:table-cell>
          <table:table-cell table:style-name="ce6" table:formula="of:=['Original height'.C15]-['Original height'.C14]" office:value-type="float" office:value="115" calcext:value-type="float">
            <text:p>115</text:p>
          </table:table-cell>
          <table:table-cell table:style-name="ce6" table:formula="of:=['Original height'.D15]-['Original height'.D14]" office:value-type="float" office:value="116" calcext:value-type="float">
            <text:p>116</text:p>
          </table:table-cell>
          <table:table-cell table:style-name="ce26" table:formula="of:=STDEV(['Original height'.E15:.G15])" office:value-type="float" office:value="0.577350269189626" calcext:value-type="float">
            <text:p>0.6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538411690496" calcext:value-type="float">
            <text:p>1538411690496</text:p>
          </table:table-cell>
          <table:table-cell table:style-name="ce6" office:value-type="float" office:value="1538412677539" calcext:value-type="float">
            <text:p>1538412677539</text:p>
          </table:table-cell>
          <table:table-cell table:style-name="ce6" office:value-type="float" office:value="1538412706127" calcext:value-type="float">
            <text:p>1538412706127</text:p>
          </table:table-cell>
          <table:table-cell table:style-name="ce6" table:formula="of:=['Original height'.B16]-['Original height'.B14]" office:value-type="float" office:value="861" calcext:value-type="float">
            <text:p>861</text:p>
          </table:table-cell>
          <table:table-cell table:style-name="ce6" table:formula="of:=['Original height'.C16]-['Original height'.C14]" office:value-type="float" office:value="857" calcext:value-type="float">
            <text:p>857</text:p>
          </table:table-cell>
          <table:table-cell table:style-name="ce6" table:formula="of:=['Original height'.D16]-['Original height'.D14]" office:value-type="float" office:value="854" calcext:value-type="float">
            <text:p>854</text:p>
          </table:table-cell>
          <table:table-cell table:style-name="ce26" table:formula="of:=STDEV(['Original height'.E16:.G16])" office:value-type="float" office:value="3.51188458428425" calcext:value-type="float">
            <text:p>3.5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538411690524" calcext:value-type="float">
            <text:p>1538411690524</text:p>
          </table:table-cell>
          <table:table-cell table:style-name="ce6" office:value-type="float" office:value="1538412677567" calcext:value-type="float">
            <text:p>1538412677567</text:p>
          </table:table-cell>
          <table:table-cell table:style-name="ce6" office:value-type="float" office:value="1538412706155" calcext:value-type="float">
            <text:p>1538412706155</text:p>
          </table:table-cell>
          <table:table-cell table:style-name="ce6" table:formula="of:=['Original height'.B17]-['Original height'.B14]" office:value-type="float" office:value="889" calcext:value-type="float">
            <text:p>889</text:p>
          </table:table-cell>
          <table:table-cell table:style-name="ce6" table:formula="of:=['Original height'.C17]-['Original height'.C14]" office:value-type="float" office:value="885" calcext:value-type="float">
            <text:p>885</text:p>
          </table:table-cell>
          <table:table-cell table:style-name="ce6" table:formula="of:=['Original height'.D17]-['Original height'.D14]" office:value-type="float" office:value="882" calcext:value-type="float">
            <text:p>882</text:p>
          </table:table-cell>
          <table:table-cell table:style-name="ce26" table:formula="of:=STDEV(['Original height'.E17:.G17])" office:value-type="float" office:value="3.51188458428425" calcext:value-type="float">
            <text:p>3.5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538411690731" calcext:value-type="float">
            <text:p>1538411690731</text:p>
          </table:table-cell>
          <table:table-cell table:style-name="ce6" office:value-type="float" office:value="1538412677767" calcext:value-type="float">
            <text:p>1538412677767</text:p>
          </table:table-cell>
          <table:table-cell table:style-name="ce6" office:value-type="float" office:value="1538412706354" calcext:value-type="float">
            <text:p>1538412706354</text:p>
          </table:table-cell>
          <table:table-cell table:style-name="ce6" table:formula="of:=['Original height'.B18]-['Original height'.B14]" office:value-type="float" office:value="1096" calcext:value-type="float">
            <text:p>1096</text:p>
          </table:table-cell>
          <table:table-cell table:style-name="ce6" table:formula="of:=['Original height'.C18]-['Original height'.C14]" office:value-type="float" office:value="1085" calcext:value-type="float">
            <text:p>1085</text:p>
          </table:table-cell>
          <table:table-cell table:style-name="ce6" table:formula="of:=['Original height'.D18]-['Original height'.D14]" office:value-type="float" office:value="1081" calcext:value-type="float">
            <text:p>1081</text:p>
          </table:table-cell>
          <table:table-cell table:style-name="ce26" table:formula="of:=STDEV(['Original height'.E18:.G18])" office:value-type="float" office:value="7.76745346515403" calcext:value-type="float">
            <text:p>7.8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538411690758" calcext:value-type="float">
            <text:p>1538411690758</text:p>
          </table:table-cell>
          <table:table-cell table:style-name="ce6" office:value-type="float" office:value="1538412677793" calcext:value-type="float">
            <text:p>1538412677793</text:p>
          </table:table-cell>
          <table:table-cell table:style-name="ce6" office:value-type="float" office:value="1538412706380" calcext:value-type="float">
            <text:p>1538412706380</text:p>
          </table:table-cell>
          <table:table-cell table:style-name="ce6" table:formula="of:=['Original height'.B19]-['Original height'.B14]" office:value-type="float" office:value="1123" calcext:value-type="float">
            <text:p>1123</text:p>
          </table:table-cell>
          <table:table-cell table:style-name="ce6" table:formula="of:=['Original height'.C19]-['Original height'.C14]" office:value-type="float" office:value="1111" calcext:value-type="float">
            <text:p>1111</text:p>
          </table:table-cell>
          <table:table-cell table:style-name="ce6" table:formula="of:=['Original height'.D19]-['Original height'.D14]" office:value-type="float" office:value="1107" calcext:value-type="float">
            <text:p>1107</text:p>
          </table:table-cell>
          <table:table-cell table:style-name="ce26" table:formula="of:=STDEV(['Original height'.E19:.G19])" office:value-type="float" office:value="8.32666399786453" calcext:value-type="float">
            <text:p>8.3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538411691813" calcext:value-type="float">
            <text:p>1538411691813</text:p>
          </table:table-cell>
          <table:table-cell table:style-name="ce6" office:value-type="float" office:value="1538412678790" calcext:value-type="float">
            <text:p>1538412678790</text:p>
          </table:table-cell>
          <table:table-cell table:style-name="ce6" office:value-type="float" office:value="1538412707359" calcext:value-type="float">
            <text:p>1538412707359</text:p>
          </table:table-cell>
          <table:table-cell table:style-name="ce6" table:formula="of:=['Original height'.B20]-['Original height'.B14]" office:value-type="float" office:value="2178" calcext:value-type="float">
            <text:p>2178</text:p>
          </table:table-cell>
          <table:table-cell table:style-name="ce6" table:formula="of:=['Original height'.C20]-['Original height'.C14]" office:value-type="float" office:value="2108" calcext:value-type="float">
            <text:p>2108</text:p>
          </table:table-cell>
          <table:table-cell table:style-name="ce6" table:formula="of:=['Original height'.D20]-['Original height'.D14]" office:value-type="float" office:value="2086" calcext:value-type="float">
            <text:p>2086</text:p>
          </table:table-cell>
          <table:table-cell table:style-name="ce26" table:formula="of:=STDEV(['Original height'.E20:.G20])" office:value-type="float" office:value="48.0416485978573" calcext:value-type="float">
            <text:p>48.0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1538411691844" calcext:value-type="float">
            <text:p>1538411691844</text:p>
          </table:table-cell>
          <table:table-cell table:style-name="ce6" office:value-type="float" office:value="1538412678819" calcext:value-type="float">
            <text:p>1538412678819</text:p>
          </table:table-cell>
          <table:table-cell table:style-name="ce6" office:value-type="float" office:value="1538412707385" calcext:value-type="float">
            <text:p>1538412707385</text:p>
          </table:table-cell>
          <table:table-cell table:style-name="ce6" table:formula="of:=['Original height'.B21]-['Original height'.B14]" office:value-type="float" office:value="2209" calcext:value-type="float">
            <text:p>2209</text:p>
          </table:table-cell>
          <table:table-cell table:style-name="ce6" table:formula="of:=['Original height'.C21]-['Original height'.C14]" office:value-type="float" office:value="2137" calcext:value-type="float">
            <text:p>2137</text:p>
          </table:table-cell>
          <table:table-cell table:style-name="ce6" table:formula="of:=['Original height'.D21]-['Original height'.D14]" office:value-type="float" office:value="2112" calcext:value-type="float">
            <text:p>2112</text:p>
          </table:table-cell>
          <table:table-cell table:style-name="ce26" table:formula="of:=STDEV(['Original height'.E21:.G21])" office:value-type="float" office:value="50.3620227287719" calcext:value-type="float">
            <text:p>50.4</text:p>
          </table:table-cell>
          <table:table-cell table:style-name="ce26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style-name="ce7" office:value-type="string" calcext:value-type="string" table:number-columns-spanned="7" table:number-rows-spanned="1">
            <text:p>Weight on back</text:p>
          </table:table-cell>
          <table:covered-table-cell table:number-columns-repeated="4" table:style-name="ce8"/>
          <table:covered-table-cell table:number-columns-repeated="2"/>
          <table:table-cell table:number-columns-repeated="12"/>
        </table:table-row>
        <table:table-row table:style-name="ro1">
          <table:table-cell table:style-name="ce8" office:value-type="string" calcext:value-type="string">
            <text:p>beam</text:p>
          </table:table-cell>
          <table:table-cell table:style-name="ce7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 table:number-columns-repeated="11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411664698" calcext:value-type="float">
            <text:p>1538411664698</text:p>
          </table:table-cell>
          <table:table-cell table:style-name="ce9" office:value-type="float" office:value="1538412640514" calcext:value-type="float">
            <text:p>1538412640514</text:p>
          </table:table-cell>
          <table:table-cell table:style-name="ce9" office:value-type="float" office:value="1538412657624" calcext:value-type="float">
            <text:p>153841265762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6" table:formula="of:=STDEV(['Original height'.E25:.G25])" office:value-type="float" office:value="0" calcext:value-type="float">
            <text:p>0.0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538411664815" calcext:value-type="float">
            <text:p>1538411664815</text:p>
          </table:table-cell>
          <table:table-cell table:style-name="ce9" office:value-type="float" office:value="1538412640630" calcext:value-type="float">
            <text:p>1538412640630</text:p>
          </table:table-cell>
          <table:table-cell table:style-name="ce9" office:value-type="float" office:value="1538412657739" calcext:value-type="float">
            <text:p>1538412657739</text:p>
          </table:table-cell>
          <table:table-cell table:style-name="ce9" table:formula="of:=['Original height'.B26]-['Original height'.B25]" office:value-type="float" office:value="117" calcext:value-type="float">
            <text:p>117</text:p>
          </table:table-cell>
          <table:table-cell table:style-name="ce9" table:formula="of:=['Original height'.C26]-['Original height'.C25]" office:value-type="float" office:value="116" calcext:value-type="float">
            <text:p>116</text:p>
          </table:table-cell>
          <table:table-cell table:style-name="ce9" table:formula="of:=['Original height'.D26]-['Original height'.D25]" office:value-type="float" office:value="115" calcext:value-type="float">
            <text:p>115</text:p>
          </table:table-cell>
          <table:table-cell table:style-name="ce26" table:formula="of:=STDEV(['Original height'.E26:.G26])" office:value-type="float" office:value="1" calcext:value-type="float">
            <text:p>1.0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1538411665557" calcext:value-type="float">
            <text:p>1538411665557</text:p>
          </table:table-cell>
          <table:table-cell table:style-name="ce9" office:value-type="float" office:value="1538412641368" calcext:value-type="float">
            <text:p>1538412641368</text:p>
          </table:table-cell>
          <table:table-cell table:style-name="ce9" office:value-type="float" office:value="1538412658476" calcext:value-type="float">
            <text:p>1538412658476</text:p>
          </table:table-cell>
          <table:table-cell table:style-name="ce9" table:formula="of:=['Original height'.B27]-['Original height'.B25]" office:value-type="float" office:value="859" calcext:value-type="float">
            <text:p>859</text:p>
          </table:table-cell>
          <table:table-cell table:style-name="ce9" table:formula="of:=['Original height'.C27]-['Original height'.C25]" office:value-type="float" office:value="854" calcext:value-type="float">
            <text:p>854</text:p>
          </table:table-cell>
          <table:table-cell table:style-name="ce9" table:formula="of:=['Original height'.D27]-['Original height'.D25]" office:value-type="float" office:value="852" calcext:value-type="float">
            <text:p>852</text:p>
          </table:table-cell>
          <table:table-cell table:style-name="ce26" table:formula="of:=STDEV(['Original height'.E27:.G27])" office:value-type="float" office:value="3.60555127546399" calcext:value-type="float">
            <text:p>3.6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1538411665585" calcext:value-type="float">
            <text:p>1538411665585</text:p>
          </table:table-cell>
          <table:table-cell table:style-name="ce9" office:value-type="float" office:value="1538412641396" calcext:value-type="float">
            <text:p>1538412641396</text:p>
          </table:table-cell>
          <table:table-cell table:style-name="ce9" office:value-type="float" office:value="1538412658503" calcext:value-type="float">
            <text:p>1538412658503</text:p>
          </table:table-cell>
          <table:table-cell table:style-name="ce9" table:formula="of:=['Original height'.B28]-['Original height'.B25]" office:value-type="float" office:value="887" calcext:value-type="float">
            <text:p>887</text:p>
          </table:table-cell>
          <table:table-cell table:style-name="ce9" table:formula="of:=['Original height'.C28]-['Original height'.C25]" office:value-type="float" office:value="882" calcext:value-type="float">
            <text:p>882</text:p>
          </table:table-cell>
          <table:table-cell table:style-name="ce9" table:formula="of:=['Original height'.D28]-['Original height'.D25]" office:value-type="float" office:value="879" calcext:value-type="float">
            <text:p>879</text:p>
          </table:table-cell>
          <table:table-cell table:style-name="ce26" table:formula="of:=STDEV(['Original height'.E28:.G28])" office:value-type="float" office:value="4.04145188432738" calcext:value-type="float">
            <text:p>4.0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1538411665785" calcext:value-type="float">
            <text:p>1538411665785</text:p>
          </table:table-cell>
          <table:table-cell table:style-name="ce9" office:value-type="float" office:value="1538412641595" calcext:value-type="float">
            <text:p>1538412641595</text:p>
          </table:table-cell>
          <table:table-cell table:style-name="ce9" office:value-type="float" office:value="1538412658702" calcext:value-type="float">
            <text:p>1538412658702</text:p>
          </table:table-cell>
          <table:table-cell table:style-name="ce9" table:formula="of:=['Original height'.B29]-['Original height'.B25]" office:value-type="float" office:value="1087" calcext:value-type="float">
            <text:p>1087</text:p>
          </table:table-cell>
          <table:table-cell table:style-name="ce9" table:formula="of:=['Original height'.C29]-['Original height'.C25]" office:value-type="float" office:value="1081" calcext:value-type="float">
            <text:p>1081</text:p>
          </table:table-cell>
          <table:table-cell table:style-name="ce9" table:formula="of:=['Original height'.D29]-['Original height'.D25]" office:value-type="float" office:value="1078" calcext:value-type="float">
            <text:p>1078</text:p>
          </table:table-cell>
          <table:table-cell table:style-name="ce26" table:formula="of:=STDEV(['Original height'.E29:.G29])" office:value-type="float" office:value="4.58257569495584" calcext:value-type="float">
            <text:p>4.6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1538411665811" calcext:value-type="float">
            <text:p>1538411665811</text:p>
          </table:table-cell>
          <table:table-cell table:style-name="ce9" office:value-type="float" office:value="1538412641621" calcext:value-type="float">
            <text:p>1538412641621</text:p>
          </table:table-cell>
          <table:table-cell table:style-name="ce9" office:value-type="float" office:value="1538412658728" calcext:value-type="float">
            <text:p>1538412658728</text:p>
          </table:table-cell>
          <table:table-cell table:style-name="ce9" table:formula="of:=['Original height'.B30]-['Original height'.B25]" office:value-type="float" office:value="1113" calcext:value-type="float">
            <text:p>1113</text:p>
          </table:table-cell>
          <table:table-cell table:style-name="ce9" table:formula="of:=['Original height'.C30]-['Original height'.C25]" office:value-type="float" office:value="1107" calcext:value-type="float">
            <text:p>1107</text:p>
          </table:table-cell>
          <table:table-cell table:style-name="ce9" table:formula="of:=['Original height'.D30]-['Original height'.D25]" office:value-type="float" office:value="1104" calcext:value-type="float">
            <text:p>1104</text:p>
          </table:table-cell>
          <table:table-cell table:style-name="ce26" table:formula="of:=STDEV(['Original height'.E30:.G30])" office:value-type="float" office:value="4.58257569495584" calcext:value-type="float">
            <text:p>4.6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1538411666799" calcext:value-type="float">
            <text:p>1538411666799</text:p>
          </table:table-cell>
          <table:table-cell table:style-name="ce9" office:value-type="float" office:value="1538412642595" calcext:value-type="float">
            <text:p>1538412642595</text:p>
          </table:table-cell>
          <table:table-cell table:style-name="ce9" office:value-type="float" office:value="1538412659701" calcext:value-type="float">
            <text:p>1538412659701</text:p>
          </table:table-cell>
          <table:table-cell table:style-name="ce9" table:formula="of:=['Original height'.B31]-['Original height'.B25]" office:value-type="float" office:value="2101" calcext:value-type="float">
            <text:p>2101</text:p>
          </table:table-cell>
          <table:table-cell table:style-name="ce9" table:formula="of:=['Original height'.C31]-['Original height'.C25]" office:value-type="float" office:value="2081" calcext:value-type="float">
            <text:p>2081</text:p>
          </table:table-cell>
          <table:table-cell table:style-name="ce9" table:formula="of:=['Original height'.D31]-['Original height'.D25]" office:value-type="float" office:value="2077" calcext:value-type="float">
            <text:p>2077</text:p>
          </table:table-cell>
          <table:table-cell table:style-name="ce26" table:formula="of:=STDEV(['Original height'.E31:.G31])" office:value-type="float" office:value="12.8582010146573" calcext:value-type="float">
            <text:p>12.9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1538411666827" calcext:value-type="float">
            <text:p>1538411666827</text:p>
          </table:table-cell>
          <table:table-cell table:style-name="ce9" office:value-type="float" office:value="1538412642623" calcext:value-type="float">
            <text:p>1538412642623</text:p>
          </table:table-cell>
          <table:table-cell table:style-name="ce9" office:value-type="float" office:value="1538412659729" calcext:value-type="float">
            <text:p>1538412659729</text:p>
          </table:table-cell>
          <table:table-cell table:style-name="ce9" table:formula="of:=['Original height'.B32]-['Original height'.B25]" office:value-type="float" office:value="2129" calcext:value-type="float">
            <text:p>2129</text:p>
          </table:table-cell>
          <table:table-cell table:style-name="ce9" table:formula="of:=['Original height'.C32]-['Original height'.C25]" office:value-type="float" office:value="2109" calcext:value-type="float">
            <text:p>2109</text:p>
          </table:table-cell>
          <table:table-cell table:style-name="ce9" table:formula="of:=['Original height'.D32]-['Original height'.D25]" office:value-type="float" office:value="2105" calcext:value-type="float">
            <text:p>2105</text:p>
          </table:table-cell>
          <table:table-cell table:style-name="ce26" table:formula="of:=STDEV(['Original height'.E32:.G32])" office:value-type="float" office:value="12.8582010146573" calcext:value-type="float">
            <text:p>12.9</text:p>
          </table:table-cell>
          <table:table-cell table:style-name="ce26"/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3 Run Averages</text:p>
          </table:table-cell>
          <table:covered-table-cell table:style-name="ce14"/>
          <table:covered-table-cell table:number-columns-repeated="4"/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No Wt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Wt Front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Wt Back</text:p>
          </table:table-cell>
          <table:covered-table-cell table:style-name="ce23"/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ms from start</text:p>
          </table:table-cell>
          <table:table-cell table:style-name="ce2" office:value-type="string" calcext:value-type="string">
            <text:p>Speed (in/s)</text:p>
          </table:table-cell>
          <table:table-cell table:style-name="ce17" office:value-type="string" calcext:value-type="string">
            <text:p>ms from start</text:p>
          </table:table-cell>
          <table:table-cell table:style-name="ce5" office:value-type="string" calcext:value-type="string">
            <text:p>Speed (in/s)</text:p>
          </table:table-cell>
          <table:table-cell table:style-name="ce21" office:value-type="string" calcext:value-type="string">
            <text:p>ms from start</text:p>
          </table:table-cell>
          <table:table-cell table:style-name="ce8" office:value-type="string" calcext:value-type="string">
            <text:p>Speed (in/s)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AVERAGE(['Original height'.E3:.G3])" office:value-type="float" office:value="0" calcext:value-type="float">
            <text:p>0</text:p>
          </table:table-cell>
          <table:table-cell table:style-name="ce3"/>
          <table:table-cell table:style-name="ce18" table:formula="of:=AVERAGE(['Original height'.E14:.G14])" office:value-type="float" office:value="0" calcext:value-type="float">
            <text:p>0</text:p>
          </table:table-cell>
          <table:table-cell table:style-name="ce6"/>
          <table:table-cell table:style-name="ce22" table:formula="of:=AVERAGE(['Original height'.E25:.G25])" office:value-type="float" office:value="0" calcext:value-type="float">
            <text:p>0</text:p>
          </table:table-cell>
          <table:table-cell table:style-name="ce9"/>
          <table:table-cell table:number-columns-repeated="12"/>
        </table:table-row>
        <table:table-row table:style-name="ro1">
          <table:table-cell/>
          <table:table-cell table:style-name="ce13" table:formula="of:=AVERAGE(['Original height'.E4:.G4])" office:value-type="float" office:value="119.333333333333" calcext:value-type="float">
            <text:p>119</text:p>
          </table:table-cell>
          <table:table-cell table:style-name="ce13" table:formula="of:=4250/(['Original height'.B41]-['Original height'.B40])" office:value-type="float" office:value="35.6145251396648" calcext:value-type="float">
            <text:p>36</text:p>
          </table:table-cell>
          <table:table-cell table:style-name="ce18" table:formula="of:=AVERAGE(['Original height'.E15:.G15])" office:value-type="float" office:value="115.333333333333" calcext:value-type="float">
            <text:p>115</text:p>
          </table:table-cell>
          <table:table-cell table:style-name="ce18" table:formula="of:=4250/(['Original height'.D41]-['Original height'.D40])" office:value-type="float" office:value="36.849710982659" calcext:value-type="float">
            <text:p>37</text:p>
          </table:table-cell>
          <table:table-cell table:style-name="ce22" table:formula="of:=AVERAGE(['Original height'.E26:.G26])" office:value-type="float" office:value="116" calcext:value-type="float">
            <text:p>116</text:p>
          </table:table-cell>
          <table:table-cell table:style-name="ce22" table:formula="of:=4250/(['Original height'.F41]-['Original height'.F40])" office:value-type="float" office:value="36.6379310344828" calcext:value-type="float">
            <text:p>37</text:p>
          </table:table-cell>
          <table:table-cell table:number-columns-repeated="2"/>
          <table:table-cell office:value-type="string" calcext:value-type="string">
            <text:p>35 in/s = 2 mph</text:p>
          </table:table-cell>
          <table:table-cell table:number-columns-repeated="9"/>
        </table:table-row>
        <table:table-row table:style-name="ro1">
          <table:table-cell/>
          <table:table-cell table:style-name="ce13" table:formula="of:=AVERAGE(['Original height'.E5:.G5])" office:value-type="float" office:value="886.666666666667" calcext:value-type="float">
            <text:p>887</text:p>
          </table:table-cell>
          <table:table-cell table:style-name="ce13"/>
          <table:table-cell table:style-name="ce18" table:formula="of:=AVERAGE(['Original height'.E16:.G16])" office:value-type="float" office:value="857.333333333333" calcext:value-type="float">
            <text:p>857</text:p>
          </table:table-cell>
          <table:table-cell table:style-name="ce18"/>
          <table:table-cell table:style-name="ce22" table:formula="of:=AVERAGE(['Original height'.E27:.G27])" office:value-type="float" office:value="855" calcext:value-type="float">
            <text:p>855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Original height'.E6:.G6])" office:value-type="float" office:value="915.666666666667" calcext:value-type="float">
            <text:p>916</text:p>
          </table:table-cell>
          <table:table-cell table:style-name="ce13" table:formula="of:=4250/(['Original height'.B43]-['Original height'.B42])" office:value-type="float" office:value="146.551724137931" calcext:value-type="float">
            <text:p>147</text:p>
          </table:table-cell>
          <table:table-cell table:style-name="ce18" table:formula="of:=AVERAGE(['Original height'.E17:.G17])" office:value-type="float" office:value="885.333333333333" calcext:value-type="float">
            <text:p>885</text:p>
          </table:table-cell>
          <table:table-cell table:style-name="ce18" table:formula="of:=4250/(['Original height'.D43]-['Original height'.D42])" office:value-type="float" office:value="151.785714285714" calcext:value-type="float">
            <text:p>152</text:p>
          </table:table-cell>
          <table:table-cell table:style-name="ce22" table:formula="of:=AVERAGE(['Original height'.E28:.G28])" office:value-type="float" office:value="882.666666666667" calcext:value-type="float">
            <text:p>883</text:p>
          </table:table-cell>
          <table:table-cell table:style-name="ce22" table:formula="of:=4250/(['Original height'.F43]-['Original height'.F42])" office:value-type="float" office:value="153.614457831326" calcext:value-type="float">
            <text:p>154</text:p>
          </table:table-cell>
          <table:table-cell table:number-columns-repeated="2"/>
          <table:table-cell office:value-type="string" calcext:value-type="string">
            <text:p>176 in/s = 10 mph</text:p>
          </table:table-cell>
          <table:table-cell table:number-columns-repeated="9"/>
        </table:table-row>
        <table:table-row table:style-name="ro1">
          <table:table-cell/>
          <table:table-cell table:style-name="ce13" table:formula="of:=AVERAGE(['Original height'.E7:.G7])" office:value-type="float" office:value="1127.33333333333" calcext:value-type="float">
            <text:p>1127</text:p>
          </table:table-cell>
          <table:table-cell table:style-name="ce13"/>
          <table:table-cell table:style-name="ce18" table:formula="of:=AVERAGE(['Original height'.E18:.G18])" office:value-type="float" office:value="1087.33333333333" calcext:value-type="float">
            <text:p>1087</text:p>
          </table:table-cell>
          <table:table-cell table:style-name="ce18"/>
          <table:table-cell table:style-name="ce22" table:formula="of:=AVERAGE(['Original height'.E29:.G29])" office:value-type="float" office:value="1082" calcext:value-type="float">
            <text:p>1082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Original height'.E8:.G8])" office:value-type="float" office:value="1154.66666666667" calcext:value-type="float">
            <text:p>1155</text:p>
          </table:table-cell>
          <table:table-cell table:style-name="ce13" table:formula="of:=4250/(['Original height'.B45]-['Original height'.B44])" office:value-type="float" office:value="155.487804878048" calcext:value-type="float">
            <text:p>155</text:p>
          </table:table-cell>
          <table:table-cell table:style-name="ce18" table:formula="of:=AVERAGE(['Original height'.E19:.G19])" office:value-type="float" office:value="1113.66666666667" calcext:value-type="float">
            <text:p>1114</text:p>
          </table:table-cell>
          <table:table-cell table:style-name="ce18" table:formula="of:=4250/(['Original height'.D45]-['Original height'.D44])" office:value-type="float" office:value="161.39240506329" calcext:value-type="float">
            <text:p>161</text:p>
          </table:table-cell>
          <table:table-cell table:style-name="ce22" table:formula="of:=AVERAGE(['Original height'.E30:.G30])" office:value-type="float" office:value="1108" calcext:value-type="float">
            <text:p>1108</text:p>
          </table:table-cell>
          <table:table-cell table:style-name="ce22" table:formula="of:=4250/(['Original height'.F45]-['Original height'.F44])" office:value-type="float" office:value="163.461538461538" calcext:value-type="float">
            <text:p>163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AVERAGE(['Original height'.E9:.G9])" office:value-type="float" office:value="2215.66666666667" calcext:value-type="float">
            <text:p>2216</text:p>
          </table:table-cell>
          <table:table-cell table:style-name="ce13"/>
          <table:table-cell table:style-name="ce18" table:formula="of:=AVERAGE(['Original height'.E20:.G20])" office:value-type="float" office:value="2124" calcext:value-type="float">
            <text:p>2124</text:p>
          </table:table-cell>
          <table:table-cell table:style-name="ce18"/>
          <table:table-cell table:style-name="ce22" table:formula="of:=AVERAGE(['Original height'.E31:.G31])" office:value-type="float" office:value="2086.33333333333" calcext:value-type="float">
            <text:p>2086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Original height'.E10:.G10])" office:value-type="float" office:value="2246.33333333333" calcext:value-type="float">
            <text:p>2246</text:p>
          </table:table-cell>
          <table:table-cell table:style-name="ce13" table:formula="of:=4250/(['Original height'.B47]-['Original height'.B46])" office:value-type="float" office:value="138.586956521738" calcext:value-type="float">
            <text:p>139</text:p>
          </table:table-cell>
          <table:table-cell table:style-name="ce18" table:formula="of:=AVERAGE(['Original height'.E21:.G21])" office:value-type="float" office:value="2152.66666666667" calcext:value-type="float">
            <text:p>2153</text:p>
          </table:table-cell>
          <table:table-cell table:style-name="ce18" table:formula="of:=4250/(['Original height'.D47]-['Original height'.D46])" office:value-type="float" office:value="148.255813953489" calcext:value-type="float">
            <text:p>148</text:p>
          </table:table-cell>
          <table:table-cell table:style-name="ce22" table:formula="of:=AVERAGE(['Original height'.E32:.G32])" office:value-type="float" office:value="2114.33333333333" calcext:value-type="float">
            <text:p>2114</text:p>
          </table:table-cell>
          <table:table-cell table:style-name="ce22" table:formula="of:=4250/(['Original height'.F47]-['Original height'.F46])" office:value-type="float" office:value="151.785714285714" calcext:value-type="float">
            <text:p>152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4" table:number-columns-spanned="4" table:number-rows-spanned="1"/>
          <table:covered-table-cell table:number-columns-repeated="3"/>
          <table:table-cell table:number-columns-repeated="12"/>
        </table:table-row>
        <table:table-row table:style-name="ro1" table:number-rows-repeated="104852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original ht 2" table:style-name="ta1">
        <table:shapes>
          <draw:frame draw:z-index="0" draw:style-name="gr1" draw:text-style-name="P1" svg:width="661.41pt" svg:height="471.03pt" svg:x="659.68pt" svg:y="130.56pt">
            <loext:p draw:notify-on-update-of-ranges="'original ht 2'.J2:'original ht 2'.J2 'original ht 2'.J3:'original ht 2'.J10 'original ht 2'.K2:'original ht 2'.K2 'original ht 2'.K3:'original ht 2'.K10 'original ht 2'.J2:'original ht 2'.J2 'original ht 2'.J3:'original ht 2'.J10 'original ht 2'.L2:'original ht 2'.L2 'original ht 2'.L3:'original ht 2'.L10 'original ht 2'.J2:'original ht 2'.J2 'original ht 2'.J3:'original ht 2'.J10 'original ht 2'.M2:'original ht 2'.M2 'original ht 2'.M3:'original ht 2'.M10 'original ht 2'.J2:'original ht 2'.J2 'original ht 2'.J3:'original ht 2'.J10 'original ht 2'.N2:'original ht 2'.N2 'original ht 2'.N3:'original ht 2'.N10 'original ht 2'.J2:'original ht 2'.J2 'original ht 2'.J3:'original ht 2'.J10 'original ht 2'.O2:'original ht 2'.O2 'original ht 2'.O3:'original ht 2'.O10 'original ht 2'.J2:'original ht 2'.J2 'original ht 2'.J3:'original ht 2'.J10 'original ht 2'.P2:'original ht 2'.P2 'original ht 2'.P3:'original ht 2'.P10 'original ht 2'.J2:'original ht 2'.J2 'original ht 2'.J3:'original ht 2'.J10 'original ht 2'.Q2:'original ht 2'.Q2 'original ht 2'.Q3:'original ht 2'.Q10 'original ht 2'.J2:'original ht 2'.J2 'original ht 2'.J3:'original ht 2'.J10 'original ht 2'.R2:'original ht 2'.R2 'original ht 2'.R3:'original ht 2'.R10 'original ht 2'.J2:'original ht 2'.J2 'original ht 2'.J3:'original ht 2'.J10 'original ht 2'.S2:'original ht 2'.S2 'original ht 2'.S3:'original ht 2'.S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25"/>
        <table:table-column table:style-name="co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 Weight</text:p>
          </table:table-cell>
          <table:covered-table-cell table:number-columns-repeated="4" table:style-name="ce2"/>
          <table:covered-table-cell table:number-columns-repeated="2"/>
          <table:table-cell table:style-name="ce24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1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/>
          <table:table-cell office:value-type="string" calcext:value-type="string">
            <text:p>Distance</text:p>
          </table:table-cell>
          <table:table-cell table:style-name="ce27" office:value-type="string" calcext:value-type="string">
            <text:p>None 1</text:p>
          </table:table-cell>
          <table:table-cell table:style-name="ce27" office:value-type="string" calcext:value-type="string">
            <text:p>None 2</text:p>
          </table:table-cell>
          <table:table-cell table:style-name="ce27" office:value-type="string" calcext:value-type="string">
            <text:p>None 3</text:p>
          </table:table-cell>
          <table:table-cell table:style-name="ce27" office:value-type="string" calcext:value-type="string">
            <text:p>Front 1</text:p>
          </table:table-cell>
          <table:table-cell table:style-name="ce27" office:value-type="string" calcext:value-type="string">
            <text:p>Front 2</text:p>
          </table:table-cell>
          <table:table-cell office:value-type="string" calcext:value-type="string">
            <text:p>Front 3</text:p>
          </table:table-cell>
          <table:table-cell office:value-type="string" calcext:value-type="string">
            <text:p>Back 1</text:p>
          </table:table-cell>
          <table:table-cell office:value-type="string" calcext:value-type="string">
            <text:p>Back 2</text:p>
          </table:table-cell>
          <table:table-cell office:value-type="string" calcext:value-type="string">
            <text:p>Back3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1538503096396" calcext:value-type="float">
            <text:p>1538503096396</text:p>
          </table:table-cell>
          <table:table-cell office:value-type="float" office:value="1538503123769" calcext:value-type="float">
            <text:p>1538503123769</text:p>
          </table:table-cell>
          <table:table-cell office:value-type="float" office:value="1538503144537" calcext:value-type="float">
            <text:p>153850314453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6" table:formula="of:=STDEV(['original ht 2'.E3:.G3])" office:value-type="float" office:value="0" calcext:value-type="float">
            <text:p>0.0</text:p>
          </table:table-cell>
          <table:table-cell table:style-name="ce26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1538503096518" calcext:value-type="float">
            <text:p>1538503096518</text:p>
          </table:table-cell>
          <table:table-cell office:value-type="float" office:value="1538503123891" calcext:value-type="float">
            <text:p>1538503123891</text:p>
          </table:table-cell>
          <table:table-cell office:value-type="float" office:value="1538503144659" calcext:value-type="float">
            <text:p>1538503144659</text:p>
          </table:table-cell>
          <table:table-cell table:style-name="ce3" table:formula="of:=['original ht 2'.B4]-['original ht 2'.B3]" office:value-type="float" office:value="122" calcext:value-type="float">
            <text:p>122</text:p>
          </table:table-cell>
          <table:table-cell table:style-name="ce3" table:formula="of:=['original ht 2'.C4]-['original ht 2'.C3]" office:value-type="float" office:value="122" calcext:value-type="float">
            <text:p>122</text:p>
          </table:table-cell>
          <table:table-cell table:style-name="ce3" table:formula="of:=['original ht 2'.D4]-['original ht 2'.D3]" office:value-type="float" office:value="122" calcext:value-type="float">
            <text:p>122</text:p>
          </table:table-cell>
          <table:table-cell table:style-name="ce26" table:formula="of:=STDEV(['original ht 2'.E4:.G4])" office:value-type="float" office:value="0" calcext:value-type="float">
            <text:p>0.0</text:p>
          </table:table-cell>
          <table:table-cell table:style-name="ce26"/>
          <table:table-cell office:value-type="float" office:value="4.25" calcext:value-type="float">
            <text:p>4.25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3" office:value-type="float" office:value="117" calcext:value-type="float">
            <text:p>11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38503097293" calcext:value-type="float">
            <text:p>1538503097293</text:p>
          </table:table-cell>
          <table:table-cell office:value-type="float" office:value="1538503124665" calcext:value-type="float">
            <text:p>1538503124665</text:p>
          </table:table-cell>
          <table:table-cell office:value-type="float" office:value="1538503145433" calcext:value-type="float">
            <text:p>1538503145433</text:p>
          </table:table-cell>
          <table:table-cell table:style-name="ce3" table:formula="of:=['original ht 2'.B5]-['original ht 2'.B3]" office:value-type="float" office:value="897" calcext:value-type="float">
            <text:p>897</text:p>
          </table:table-cell>
          <table:table-cell table:style-name="ce3" table:formula="of:=['original ht 2'.C5]-['original ht 2'.C3]" office:value-type="float" office:value="896" calcext:value-type="float">
            <text:p>896</text:p>
          </table:table-cell>
          <table:table-cell table:style-name="ce3" table:formula="of:=['original ht 2'.D5]-['original ht 2'.D3]" office:value-type="float" office:value="896" calcext:value-type="float">
            <text:p>896</text:p>
          </table:table-cell>
          <table:table-cell table:style-name="ce26" table:formula="of:=STDEV(['original ht 2'.E5:.G5])" office:value-type="float" office:value="0.577350269189626" calcext:value-type="float">
            <text:p>0.6</text:p>
          </table:table-cell>
          <table:table-cell table:style-name="ce26"/>
          <table:table-cell office:value-type="float" office:value="80" calcext:value-type="float">
            <text:p>80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854" calcext:value-type="float">
            <text:p>854</text:p>
          </table:table-cell>
          <table:table-cell office:value-type="float" office:value="862" calcext:value-type="float">
            <text:p>862</text:p>
          </table:table-cell>
          <table:table-cell office:value-type="float" office:value="859" calcext:value-type="float">
            <text:p>859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854" calcext:value-type="float">
            <text:p>85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38503097322" calcext:value-type="float">
            <text:p>1538503097322</text:p>
          </table:table-cell>
          <table:table-cell office:value-type="float" office:value="1538503124695" calcext:value-type="float">
            <text:p>1538503124695</text:p>
          </table:table-cell>
          <table:table-cell office:value-type="float" office:value="1538503145462" calcext:value-type="float">
            <text:p>1538503145462</text:p>
          </table:table-cell>
          <table:table-cell table:style-name="ce3" table:formula="of:=['original ht 2'.B6]-['original ht 2'.B3]" office:value-type="float" office:value="926" calcext:value-type="float">
            <text:p>926</text:p>
          </table:table-cell>
          <table:table-cell table:style-name="ce3" table:formula="of:=['original ht 2'.C6]-['original ht 2'.C3]" office:value-type="float" office:value="926" calcext:value-type="float">
            <text:p>926</text:p>
          </table:table-cell>
          <table:table-cell table:style-name="ce3" table:formula="of:=['original ht 2'.D6]-['original ht 2'.D3]" office:value-type="float" office:value="925" calcext:value-type="float">
            <text:p>925</text:p>
          </table:table-cell>
          <table:table-cell table:style-name="ce26" table:formula="of:=STDEV(['original ht 2'.E6:.G6])" office:value-type="float" office:value="0.577350269189626" calcext:value-type="float">
            <text:p>0.6</text:p>
          </table:table-cell>
          <table:table-cell table:style-name="ce26"/>
          <table:table-cell office:value-type="float" office:value="84.25" calcext:value-type="float">
            <text:p>84.25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925" calcext:value-type="float">
            <text:p>925</text:p>
          </table:table-cell>
          <table:table-cell office:value-type="float" office:value="882" calcext:value-type="float">
            <text:p>882</text:p>
          </table:table-cell>
          <table:table-cell office:value-type="float" office:value="889" calcext:value-type="float">
            <text:p>889</text:p>
          </table:table-cell>
          <table:table-cell office:value-type="float" office:value="888" calcext:value-type="float">
            <text:p>888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38503097532" calcext:value-type="float">
            <text:p>1538503097532</text:p>
          </table:table-cell>
          <table:table-cell office:value-type="float" office:value="1538503124906" calcext:value-type="float">
            <text:p>1538503124906</text:p>
          </table:table-cell>
          <table:table-cell office:value-type="float" office:value="1538503145672" calcext:value-type="float">
            <text:p>1538503145672</text:p>
          </table:table-cell>
          <table:table-cell table:style-name="ce3" table:formula="of:=['original ht 2'.B7]-['original ht 2'.B3]" office:value-type="float" office:value="1136" calcext:value-type="float">
            <text:p>1136</text:p>
          </table:table-cell>
          <table:table-cell table:style-name="ce3" table:formula="of:=['original ht 2'.C7]-['original ht 2'.C3]" office:value-type="float" office:value="1137" calcext:value-type="float">
            <text:p>1137</text:p>
          </table:table-cell>
          <table:table-cell table:style-name="ce3" table:formula="of:=['original ht 2'.D7]-['original ht 2'.D3]" office:value-type="float" office:value="1135" calcext:value-type="float">
            <text:p>1135</text:p>
          </table:table-cell>
          <table:table-cell table:style-name="ce26" table:formula="of:=STDEV(['original ht 2'.E7:.G7])" office:value-type="float" office:value="1" calcext:value-type="float">
            <text:p>1.0</text:p>
          </table:table-cell>
          <table:table-cell table:style-name="ce26"/>
          <table:table-cell table:formula="of:=['original ht 2'.J6]+38" office:value-type="float" office:value="122.25" calcext:value-type="float">
            <text:p>122.25</text:p>
          </table:table-cell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135" calcext:value-type="float">
            <text:p>1135</text:p>
          </table:table-cell>
          <table:table-cell office:value-type="float" office:value="1084" calcext:value-type="float">
            <text:p>1084</text:p>
          </table:table-cell>
          <table:table-cell office:value-type="float" office:value="1090" calcext:value-type="float">
            <text:p>1090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1081" calcext:value-type="float">
            <text:p>108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38503097560" calcext:value-type="float">
            <text:p>1538503097560</text:p>
          </table:table-cell>
          <table:table-cell office:value-type="float" office:value="1538503124933" calcext:value-type="float">
            <text:p>1538503124933</text:p>
          </table:table-cell>
          <table:table-cell office:value-type="float" office:value="1538503145700" calcext:value-type="float">
            <text:p>1538503145700</text:p>
          </table:table-cell>
          <table:table-cell table:style-name="ce3" table:formula="of:=['original ht 2'.B8]-['original ht 2'.B3]" office:value-type="float" office:value="1164" calcext:value-type="float">
            <text:p>1164</text:p>
          </table:table-cell>
          <table:table-cell table:style-name="ce3" table:formula="of:=['original ht 2'.C8]-['original ht 2'.C3]" office:value-type="float" office:value="1164" calcext:value-type="float">
            <text:p>1164</text:p>
          </table:table-cell>
          <table:table-cell table:style-name="ce3" table:formula="of:=['original ht 2'.D8]-['original ht 2'.D3]" office:value-type="float" office:value="1163" calcext:value-type="float">
            <text:p>1163</text:p>
          </table:table-cell>
          <table:table-cell table:style-name="ce26" table:formula="of:=STDEV(['original ht 2'.E8:.G8])" office:value-type="float" office:value="0.577350269189626" calcext:value-type="float">
            <text:p>0.6</text:p>
          </table:table-cell>
          <table:table-cell table:style-name="ce26"/>
          <table:table-cell table:formula="of:=['original ht 2'.J7]+4.25" office:value-type="float" office:value="126.5" calcext:value-type="float">
            <text:p>126.5</text:p>
          </table:table-cell>
          <table:table-cell table:number-columns-repeated="2" office:value-type="float" office:value="1164" calcext:value-type="float">
            <text:p>1164</text:p>
          </table:table-cell>
          <table:table-cell office:value-type="float" office:value="1163" calcext:value-type="float">
            <text:p>1163</text:p>
          </table:table-cell>
          <table:table-cell office:value-type="float" office:value="1111" calcext:value-type="float">
            <text:p>1111</text:p>
          </table:table-cell>
          <table:table-cell office:value-type="float" office:value="1116" calcext:value-type="float">
            <text:p>1116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107" calcext:value-type="float">
            <text:p>110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538503098612" calcext:value-type="float">
            <text:p>1538503098612</text:p>
          </table:table-cell>
          <table:table-cell office:value-type="float" office:value="1538503125989" calcext:value-type="float">
            <text:p>1538503125989</text:p>
          </table:table-cell>
          <table:table-cell office:value-type="float" office:value="1538503146751" calcext:value-type="float">
            <text:p>1538503146751</text:p>
          </table:table-cell>
          <table:table-cell table:style-name="ce3" table:formula="of:=['original ht 2'.B9]-['original ht 2'.B3]" office:value-type="float" office:value="2216" calcext:value-type="float">
            <text:p>2216</text:p>
          </table:table-cell>
          <table:table-cell table:style-name="ce3" table:formula="of:=['original ht 2'.C9]-['original ht 2'.C3]" office:value-type="float" office:value="2220" calcext:value-type="float">
            <text:p>2220</text:p>
          </table:table-cell>
          <table:table-cell table:style-name="ce3" table:formula="of:=['original ht 2'.D9]-['original ht 2'.D3]" office:value-type="float" office:value="2214" calcext:value-type="float">
            <text:p>2214</text:p>
          </table:table-cell>
          <table:table-cell table:style-name="ce26" table:formula="of:=STDEV(['original ht 2'.E9:.G9])" office:value-type="float" office:value="3.05505046330389" calcext:value-type="float">
            <text:p>3.1</text:p>
          </table:table-cell>
          <table:table-cell table:style-name="ce26"/>
          <table:table-cell table:formula="of:=['original ht 2'.J8]+165" office:value-type="float" office:value="291.5" calcext:value-type="float">
            <text:p>291.5</text:p>
          </table:table-cell>
          <table:table-cell office:value-type="float" office:value="2216" calcext:value-type="float">
            <text:p>2216</text:p>
          </table:table-cell>
          <table:table-cell office:value-type="float" office:value="2220" calcext:value-type="float">
            <text:p>2220</text:p>
          </table:table-cell>
          <table:table-cell office:value-type="float" office:value="2214" calcext:value-type="float">
            <text:p>2214</text:p>
          </table:table-cell>
          <table:table-cell office:value-type="float" office:value="2101" calcext:value-type="float">
            <text:p>2101</text:p>
          </table:table-cell>
          <table:table-cell office:value-type="float" office:value="2103" calcext:value-type="float">
            <text:p>2103</text:p>
          </table:table-cell>
          <table:table-cell office:value-type="float" office:value="2102" calcext:value-type="float">
            <text:p>2102</text:p>
          </table:table-cell>
          <table:table-cell office:value-type="float" office:value="2076" calcext:value-type="float">
            <text:p>2076</text:p>
          </table:table-cell>
          <table:table-cell office:value-type="float" office:value="2086" calcext:value-type="float">
            <text:p>208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538503098647" calcext:value-type="float">
            <text:p>1538503098647</text:p>
          </table:table-cell>
          <table:table-cell office:value-type="float" office:value="1538503126020" calcext:value-type="float">
            <text:p>1538503126020</text:p>
          </table:table-cell>
          <table:table-cell office:value-type="float" office:value="1538503146782" calcext:value-type="float">
            <text:p>1538503146782</text:p>
          </table:table-cell>
          <table:table-cell table:style-name="ce3" table:formula="of:=['original ht 2'.B10]-['original ht 2'.B3]" office:value-type="float" office:value="2251" calcext:value-type="float">
            <text:p>2251</text:p>
          </table:table-cell>
          <table:table-cell table:style-name="ce3" table:formula="of:=['original ht 2'.C10]-['original ht 2'.C3]" office:value-type="float" office:value="2251" calcext:value-type="float">
            <text:p>2251</text:p>
          </table:table-cell>
          <table:table-cell table:style-name="ce3" table:formula="of:=['original ht 2'.D10]-['original ht 2'.D3]" office:value-type="float" office:value="2245" calcext:value-type="float">
            <text:p>2245</text:p>
          </table:table-cell>
          <table:table-cell table:style-name="ce26" table:formula="of:=STDEV(['original ht 2'.E10:.G10])" office:value-type="float" office:value="3.46410161513775" calcext:value-type="float">
            <text:p>3.5</text:p>
          </table:table-cell>
          <table:table-cell table:style-name="ce26"/>
          <table:table-cell table:formula="of:=['original ht 2'.J9]+4.25" office:value-type="float" office:value="295.75" calcext:value-type="float">
            <text:p>295.75</text:p>
          </table:table-cell>
          <table:table-cell table:number-columns-repeated="2" office:value-type="float" office:value="2251" calcext:value-type="float">
            <text:p>2251</text:p>
          </table:table-cell>
          <table:table-cell office:value-type="float" office:value="2245" calcext:value-type="float">
            <text:p>2245</text:p>
          </table:table-cell>
          <table:table-cell office:value-type="float" office:value="2129" calcext:value-type="float">
            <text:p>2129</text:p>
          </table:table-cell>
          <table:table-cell office:value-type="float" office:value="2131" calcext:value-type="float">
            <text:p>2131</text:p>
          </table:table-cell>
          <table:table-cell office:value-type="float" office:value="2133" calcext:value-type="float">
            <text:p>2133</text:p>
          </table:table-cell>
          <table:table-cell office:value-type="float" office:value="2103" calcext:value-type="float">
            <text:p>2103</text:p>
          </table:table-cell>
          <table:table-cell office:value-type="float" office:value="2114" calcext:value-type="float">
            <text:p>2114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 table:number-columns-spanned="7" table:number-rows-spanned="1">
            <text:p>Weight on front</text:p>
          </table:table-cell>
          <table:covered-table-cell table:number-columns-repeated="4" table:style-name="ce5"/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 calcext:value-type="string">
            <text:p>beam</text:p>
          </table:table-cell>
          <table:table-cell table:style-name="ce4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 table:number-columns-repeated="2"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float" office:value="1538503355622" calcext:value-type="float">
            <text:p>1538503355622</text:p>
          </table:table-cell>
          <table:table-cell office:value-type="float" office:value="1538503380838" calcext:value-type="float">
            <text:p>1538503380838</text:p>
          </table:table-cell>
          <table:table-cell office:value-type="float" office:value="1538503399700" calcext:value-type="float">
            <text:p>153850339970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6" table:formula="of:=STDEV(['original ht 2'.E14:.G14])" office:value-type="float" office:value="0" calcext:value-type="float">
            <text:p>0.0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float" office:value="1538503355740" calcext:value-type="float">
            <text:p>1538503355740</text:p>
          </table:table-cell>
          <table:table-cell office:value-type="float" office:value="1538503380956" calcext:value-type="float">
            <text:p>1538503380956</text:p>
          </table:table-cell>
          <table:table-cell office:value-type="float" office:value="1538503399818" calcext:value-type="float">
            <text:p>1538503399818</text:p>
          </table:table-cell>
          <table:table-cell table:style-name="ce6" table:formula="of:=['original ht 2'.B15]-['original ht 2'.B14]" office:value-type="float" office:value="118" calcext:value-type="float">
            <text:p>118</text:p>
          </table:table-cell>
          <table:table-cell table:style-name="ce6" table:formula="of:=['original ht 2'.C15]-['original ht 2'.C14]" office:value-type="float" office:value="118" calcext:value-type="float">
            <text:p>118</text:p>
          </table:table-cell>
          <table:table-cell table:style-name="ce6" table:formula="of:=['original ht 2'.D15]-['original ht 2'.D14]" office:value-type="float" office:value="118" calcext:value-type="float">
            <text:p>118</text:p>
          </table:table-cell>
          <table:table-cell table:style-name="ce26" table:formula="of:=STDEV(['original ht 2'.E15:.G15])" office:value-type="float" office:value="0" calcext:value-type="float">
            <text:p>0.0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538503356476" calcext:value-type="float">
            <text:p>1538503356476</text:p>
          </table:table-cell>
          <table:table-cell office:value-type="float" office:value="1538503381700" calcext:value-type="float">
            <text:p>1538503381700</text:p>
          </table:table-cell>
          <table:table-cell office:value-type="float" office:value="1538503400559" calcext:value-type="float">
            <text:p>1538503400559</text:p>
          </table:table-cell>
          <table:table-cell table:style-name="ce6" table:formula="of:=['original ht 2'.B16]-['original ht 2'.B14]" office:value-type="float" office:value="854" calcext:value-type="float">
            <text:p>854</text:p>
          </table:table-cell>
          <table:table-cell table:style-name="ce6" table:formula="of:=['original ht 2'.C16]-['original ht 2'.C14]" office:value-type="float" office:value="862" calcext:value-type="float">
            <text:p>862</text:p>
          </table:table-cell>
          <table:table-cell table:style-name="ce6" table:formula="of:=['original ht 2'.D16]-['original ht 2'.D14]" office:value-type="float" office:value="859" calcext:value-type="float">
            <text:p>859</text:p>
          </table:table-cell>
          <table:table-cell table:style-name="ce26" table:formula="of:=STDEV(['original ht 2'.E16:.G16])" office:value-type="float" office:value="4.04145188432738" calcext:value-type="float">
            <text:p>4.0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538503356504" calcext:value-type="float">
            <text:p>1538503356504</text:p>
          </table:table-cell>
          <table:table-cell office:value-type="float" office:value="1538503381727" calcext:value-type="float">
            <text:p>1538503381727</text:p>
          </table:table-cell>
          <table:table-cell office:value-type="float" office:value="1538503400588" calcext:value-type="float">
            <text:p>1538503400588</text:p>
          </table:table-cell>
          <table:table-cell table:style-name="ce6" table:formula="of:=['original ht 2'.B17]-['original ht 2'.B14]" office:value-type="float" office:value="882" calcext:value-type="float">
            <text:p>882</text:p>
          </table:table-cell>
          <table:table-cell table:style-name="ce6" table:formula="of:=['original ht 2'.C17]-['original ht 2'.C14]" office:value-type="float" office:value="889" calcext:value-type="float">
            <text:p>889</text:p>
          </table:table-cell>
          <table:table-cell table:style-name="ce6" table:formula="of:=['original ht 2'.D17]-['original ht 2'.D14]" office:value-type="float" office:value="888" calcext:value-type="float">
            <text:p>888</text:p>
          </table:table-cell>
          <table:table-cell table:style-name="ce26" table:formula="of:=STDEV(['original ht 2'.E17:.G17])" office:value-type="float" office:value="3.78593889720018" calcext:value-type="float">
            <text:p>3.8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1538503356706" calcext:value-type="float">
            <text:p>1538503356706</text:p>
          </table:table-cell>
          <table:table-cell office:value-type="float" office:value="1538503381928" calcext:value-type="float">
            <text:p>1538503381928</text:p>
          </table:table-cell>
          <table:table-cell office:value-type="float" office:value="1538503400788" calcext:value-type="float">
            <text:p>1538503400788</text:p>
          </table:table-cell>
          <table:table-cell table:style-name="ce6" table:formula="of:=['original ht 2'.B18]-['original ht 2'.B14]" office:value-type="float" office:value="1084" calcext:value-type="float">
            <text:p>1084</text:p>
          </table:table-cell>
          <table:table-cell table:style-name="ce6" table:formula="of:=['original ht 2'.C18]-['original ht 2'.C14]" office:value-type="float" office:value="1090" calcext:value-type="float">
            <text:p>1090</text:p>
          </table:table-cell>
          <table:table-cell table:style-name="ce6" table:formula="of:=['original ht 2'.D18]-['original ht 2'.D14]" office:value-type="float" office:value="1088" calcext:value-type="float">
            <text:p>1088</text:p>
          </table:table-cell>
          <table:table-cell table:style-name="ce26" table:formula="of:=STDEV(['original ht 2'.E18:.G18])" office:value-type="float" office:value="3.05505046330389" calcext:value-type="float">
            <text:p>3.1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1538503356733" calcext:value-type="float">
            <text:p>1538503356733</text:p>
          </table:table-cell>
          <table:table-cell office:value-type="float" office:value="1538503381954" calcext:value-type="float">
            <text:p>1538503381954</text:p>
          </table:table-cell>
          <table:table-cell office:value-type="float" office:value="1538503400814" calcext:value-type="float">
            <text:p>1538503400814</text:p>
          </table:table-cell>
          <table:table-cell table:style-name="ce6" table:formula="of:=['original ht 2'.B19]-['original ht 2'.B14]" office:value-type="float" office:value="1111" calcext:value-type="float">
            <text:p>1111</text:p>
          </table:table-cell>
          <table:table-cell table:style-name="ce6" table:formula="of:=['original ht 2'.C19]-['original ht 2'.C14]" office:value-type="float" office:value="1116" calcext:value-type="float">
            <text:p>1116</text:p>
          </table:table-cell>
          <table:table-cell table:style-name="ce6" table:formula="of:=['original ht 2'.D19]-['original ht 2'.D14]" office:value-type="float" office:value="1114" calcext:value-type="float">
            <text:p>1114</text:p>
          </table:table-cell>
          <table:table-cell table:style-name="ce26" table:formula="of:=STDEV(['original ht 2'.E19:.G19])" office:value-type="float" office:value="2.51661147842358" calcext:value-type="float">
            <text:p>2.5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1538503357723" calcext:value-type="float">
            <text:p>1538503357723</text:p>
          </table:table-cell>
          <table:table-cell office:value-type="float" office:value="1538503382941" calcext:value-type="float">
            <text:p>1538503382941</text:p>
          </table:table-cell>
          <table:table-cell office:value-type="float" office:value="1538503401802" calcext:value-type="float">
            <text:p>1538503401802</text:p>
          </table:table-cell>
          <table:table-cell table:style-name="ce6" table:formula="of:=['original ht 2'.B20]-['original ht 2'.B14]" office:value-type="float" office:value="2101" calcext:value-type="float">
            <text:p>2101</text:p>
          </table:table-cell>
          <table:table-cell table:style-name="ce6" table:formula="of:=['original ht 2'.C20]-['original ht 2'.C14]" office:value-type="float" office:value="2103" calcext:value-type="float">
            <text:p>2103</text:p>
          </table:table-cell>
          <table:table-cell table:style-name="ce6" table:formula="of:=['original ht 2'.D20]-['original ht 2'.D14]" office:value-type="float" office:value="2102" calcext:value-type="float">
            <text:p>2102</text:p>
          </table:table-cell>
          <table:table-cell table:style-name="ce26" table:formula="of:=STDEV(['original ht 2'.E20:.G20])" office:value-type="float" office:value="1" calcext:value-type="float">
            <text:p>1.0</text:p>
          </table:table-cell>
          <table:table-cell table:style-name="ce26"/>
          <table:table-cell/>
          <table:table-cell table:style-name="ce28" table:number-columns-repeated="3"/>
          <table:table-cell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1538503357751" calcext:value-type="float">
            <text:p>1538503357751</text:p>
          </table:table-cell>
          <table:table-cell office:value-type="float" office:value="1538503382969" calcext:value-type="float">
            <text:p>1538503382969</text:p>
          </table:table-cell>
          <table:table-cell office:value-type="float" office:value="1538503401833" calcext:value-type="float">
            <text:p>1538503401833</text:p>
          </table:table-cell>
          <table:table-cell table:style-name="ce6" table:formula="of:=['original ht 2'.B21]-['original ht 2'.B14]" office:value-type="float" office:value="2129" calcext:value-type="float">
            <text:p>2129</text:p>
          </table:table-cell>
          <table:table-cell table:style-name="ce6" table:formula="of:=['original ht 2'.C21]-['original ht 2'.C14]" office:value-type="float" office:value="2131" calcext:value-type="float">
            <text:p>2131</text:p>
          </table:table-cell>
          <table:table-cell table:style-name="ce6" table:formula="of:=['original ht 2'.D21]-['original ht 2'.D14]" office:value-type="float" office:value="2133" calcext:value-type="float">
            <text:p>2133</text:p>
          </table:table-cell>
          <table:table-cell table:style-name="ce26" table:formula="of:=STDEV(['original ht 2'.E21:.G21])" office:value-type="float" office:value="2" calcext:value-type="float">
            <text:p>2.0</text:p>
          </table:table-cell>
          <table:table-cell table:style-name="ce26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style-name="ce7" office:value-type="string" calcext:value-type="string" table:number-columns-spanned="7" table:number-rows-spanned="1">
            <text:p>Weight on back</text:p>
          </table:table-cell>
          <table:covered-table-cell table:number-columns-repeated="4" table:style-name="ce8"/>
          <table:covered-table-cell table:number-columns-repeated="2"/>
          <table:table-cell table:number-columns-repeated="12"/>
        </table:table-row>
        <table:table-row table:style-name="ro1">
          <table:table-cell table:style-name="ce8" office:value-type="string" calcext:value-type="string">
            <text:p>beam</text:p>
          </table:table-cell>
          <table:table-cell table:style-name="ce7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 table:number-columns-repeated="11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1538503424420" calcext:value-type="float">
            <text:p>1538503424420</text:p>
          </table:table-cell>
          <table:table-cell office:value-type="float" office:value="1538503443014" calcext:value-type="float">
            <text:p>1538503443014</text:p>
          </table:table-cell>
          <table:table-cell office:value-type="float" office:value="1538503467828" calcext:value-type="float">
            <text:p>153850346782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6" table:formula="of:=STDEV(['original ht 2'.E25:.G25])" office:value-type="float" office:value="0" calcext:value-type="float">
            <text:p>0.0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1538503424537" calcext:value-type="float">
            <text:p>1538503424537</text:p>
          </table:table-cell>
          <table:table-cell office:value-type="float" office:value="1538503443131" calcext:value-type="float">
            <text:p>1538503443131</text:p>
          </table:table-cell>
          <table:table-cell office:value-type="float" office:value="1538503467945" calcext:value-type="float">
            <text:p>1538503467945</text:p>
          </table:table-cell>
          <table:table-cell table:style-name="ce9" table:formula="of:=['original ht 2'.B26]-['original ht 2'.B25]" office:value-type="float" office:value="117" calcext:value-type="float">
            <text:p>117</text:p>
          </table:table-cell>
          <table:table-cell table:style-name="ce9" table:formula="of:=['original ht 2'.C26]-['original ht 2'.C25]" office:value-type="float" office:value="117" calcext:value-type="float">
            <text:p>117</text:p>
          </table:table-cell>
          <table:table-cell table:style-name="ce9" table:formula="of:=['original ht 2'.D26]-['original ht 2'.D25]" office:value-type="float" office:value="117" calcext:value-type="float">
            <text:p>117</text:p>
          </table:table-cell>
          <table:table-cell table:style-name="ce26" table:formula="of:=STDEV(['original ht 2'.E26:.G26])" office:value-type="float" office:value="0" calcext:value-type="float">
            <text:p>0.0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1538503425275" calcext:value-type="float">
            <text:p>1538503425275</text:p>
          </table:table-cell>
          <table:table-cell office:value-type="float" office:value="1538503443868" calcext:value-type="float">
            <text:p>1538503443868</text:p>
          </table:table-cell>
          <table:table-cell office:value-type="float" office:value="1538503468682" calcext:value-type="float">
            <text:p>1538503468682</text:p>
          </table:table-cell>
          <table:table-cell table:style-name="ce9" table:formula="of:=['original ht 2'.B27]-['original ht 2'.B25]" office:value-type="float" office:value="855" calcext:value-type="float">
            <text:p>855</text:p>
          </table:table-cell>
          <table:table-cell table:style-name="ce9" table:formula="of:=['original ht 2'.C27]-['original ht 2'.C25]" office:value-type="float" office:value="854" calcext:value-type="float">
            <text:p>854</text:p>
          </table:table-cell>
          <table:table-cell table:style-name="ce9" table:formula="of:=['original ht 2'.D27]-['original ht 2'.D25]" office:value-type="float" office:value="854" calcext:value-type="float">
            <text:p>854</text:p>
          </table:table-cell>
          <table:table-cell table:style-name="ce26" table:formula="of:=STDEV(['original ht 2'.E27:.G27])" office:value-type="float" office:value="0.577350269189626" calcext:value-type="float">
            <text:p>0.6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1538503425302" calcext:value-type="float">
            <text:p>1538503425302</text:p>
          </table:table-cell>
          <table:table-cell office:value-type="float" office:value="1538503443895" calcext:value-type="float">
            <text:p>1538503443895</text:p>
          </table:table-cell>
          <table:table-cell office:value-type="float" office:value="1538503468710" calcext:value-type="float">
            <text:p>1538503468710</text:p>
          </table:table-cell>
          <table:table-cell table:style-name="ce9" table:formula="of:=['original ht 2'.B28]-['original ht 2'.B25]" office:value-type="float" office:value="882" calcext:value-type="float">
            <text:p>882</text:p>
          </table:table-cell>
          <table:table-cell table:style-name="ce9" table:formula="of:=['original ht 2'.C28]-['original ht 2'.C25]" office:value-type="float" office:value="881" calcext:value-type="float">
            <text:p>881</text:p>
          </table:table-cell>
          <table:table-cell table:style-name="ce9" table:formula="of:=['original ht 2'.D28]-['original ht 2'.D25]" office:value-type="float" office:value="882" calcext:value-type="float">
            <text:p>882</text:p>
          </table:table-cell>
          <table:table-cell table:style-name="ce26" table:formula="of:=STDEV(['original ht 2'.E28:.G28])" office:value-type="float" office:value="0.577350269189626" calcext:value-type="float">
            <text:p>0.6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1538503425501" calcext:value-type="float">
            <text:p>1538503425501</text:p>
          </table:table-cell>
          <table:table-cell office:value-type="float" office:value="1538503444095" calcext:value-type="float">
            <text:p>1538503444095</text:p>
          </table:table-cell>
          <table:table-cell office:value-type="float" office:value="1538503468908" calcext:value-type="float">
            <text:p>1538503468908</text:p>
          </table:table-cell>
          <table:table-cell table:style-name="ce9" table:formula="of:=['original ht 2'.B29]-['original ht 2'.B25]" office:value-type="float" office:value="1081" calcext:value-type="float">
            <text:p>1081</text:p>
          </table:table-cell>
          <table:table-cell table:style-name="ce9" table:formula="of:=['original ht 2'.C29]-['original ht 2'.C25]" office:value-type="float" office:value="1081" calcext:value-type="float">
            <text:p>1081</text:p>
          </table:table-cell>
          <table:table-cell table:style-name="ce9" table:formula="of:=['original ht 2'.D29]-['original ht 2'.D25]" office:value-type="float" office:value="1080" calcext:value-type="float">
            <text:p>1080</text:p>
          </table:table-cell>
          <table:table-cell table:style-name="ce26" table:formula="of:=STDEV(['original ht 2'.E29:.G29])" office:value-type="float" office:value="0.577350269189626" calcext:value-type="float">
            <text:p>0.6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1538503425527" calcext:value-type="float">
            <text:p>1538503425527</text:p>
          </table:table-cell>
          <table:table-cell office:value-type="float" office:value="1538503444121" calcext:value-type="float">
            <text:p>1538503444121</text:p>
          </table:table-cell>
          <table:table-cell office:value-type="float" office:value="1538503468934" calcext:value-type="float">
            <text:p>1538503468934</text:p>
          </table:table-cell>
          <table:table-cell table:style-name="ce9" table:formula="of:=['original ht 2'.B30]-['original ht 2'.B25]" office:value-type="float" office:value="1107" calcext:value-type="float">
            <text:p>1107</text:p>
          </table:table-cell>
          <table:table-cell table:style-name="ce9" table:formula="of:=['original ht 2'.C30]-['original ht 2'.C25]" office:value-type="float" office:value="1107" calcext:value-type="float">
            <text:p>1107</text:p>
          </table:table-cell>
          <table:table-cell table:style-name="ce9" table:formula="of:=['original ht 2'.D30]-['original ht 2'.D25]" office:value-type="float" office:value="1106" calcext:value-type="float">
            <text:p>1106</text:p>
          </table:table-cell>
          <table:table-cell table:style-name="ce26" table:formula="of:=STDEV(['original ht 2'.E30:.G30])" office:value-type="float" office:value="0.577350269189626" calcext:value-type="float">
            <text:p>0.6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1538503426496" calcext:value-type="float">
            <text:p>1538503426496</text:p>
          </table:table-cell>
          <table:table-cell office:value-type="float" office:value="1538503445100" calcext:value-type="float">
            <text:p>1538503445100</text:p>
          </table:table-cell>
          <table:table-cell office:value-type="float" office:value="1538503469901" calcext:value-type="float">
            <text:p>1538503469901</text:p>
          </table:table-cell>
          <table:table-cell table:style-name="ce9" table:formula="of:=['original ht 2'.B31]-['original ht 2'.B25]" office:value-type="float" office:value="2076" calcext:value-type="float">
            <text:p>2076</text:p>
          </table:table-cell>
          <table:table-cell table:style-name="ce9" table:formula="of:=['original ht 2'.C31]-['original ht 2'.C25]" office:value-type="float" office:value="2086" calcext:value-type="float">
            <text:p>2086</text:p>
          </table:table-cell>
          <table:table-cell table:style-name="ce9" table:formula="of:=['original ht 2'.D31]-['original ht 2'.D25]" office:value-type="float" office:value="2073" calcext:value-type="float">
            <text:p>2073</text:p>
          </table:table-cell>
          <table:table-cell table:style-name="ce26" table:formula="of:=STDEV(['original ht 2'.E31:.G31])" office:value-type="float" office:value="6.80685928555405" calcext:value-type="float">
            <text:p>6.8</text:p>
          </table:table-cell>
          <table:table-cell table:style-name="ce26"/>
          <table:table-cell table:number-columns-repeated="1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1538503426523" calcext:value-type="float">
            <text:p>1538503426523</text:p>
          </table:table-cell>
          <table:table-cell office:value-type="float" office:value="1538503445128" calcext:value-type="float">
            <text:p>1538503445128</text:p>
          </table:table-cell>
          <table:table-cell office:value-type="float" office:value="1538503469929" calcext:value-type="float">
            <text:p>1538503469929</text:p>
          </table:table-cell>
          <table:table-cell table:style-name="ce9" table:formula="of:=['original ht 2'.B32]-['original ht 2'.B25]" office:value-type="float" office:value="2103" calcext:value-type="float">
            <text:p>2103</text:p>
          </table:table-cell>
          <table:table-cell table:style-name="ce9" table:formula="of:=['original ht 2'.C32]-['original ht 2'.C25]" office:value-type="float" office:value="2114" calcext:value-type="float">
            <text:p>2114</text:p>
          </table:table-cell>
          <table:table-cell table:style-name="ce9" table:formula="of:=['original ht 2'.D32]-['original ht 2'.D25]" office:value-type="float" office:value="2101" calcext:value-type="float">
            <text:p>2101</text:p>
          </table:table-cell>
          <table:table-cell table:style-name="ce26" table:formula="of:=STDEV(['original ht 2'.E32:.G32])" office:value-type="float" office:value="7" calcext:value-type="float">
            <text:p>7.0</text:p>
          </table:table-cell>
          <table:table-cell table:style-name="ce26"/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3 Run Averages</text:p>
          </table:table-cell>
          <table:covered-table-cell table:style-name="ce14"/>
          <table:covered-table-cell table:number-columns-repeated="4"/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No Wt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Wt Front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Wt Back</text:p>
          </table:table-cell>
          <table:covered-table-cell table:style-name="ce23"/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ms from start</text:p>
          </table:table-cell>
          <table:table-cell table:style-name="ce2" office:value-type="string" calcext:value-type="string">
            <text:p>Speed (in/s)</text:p>
          </table:table-cell>
          <table:table-cell table:style-name="ce17" office:value-type="string" calcext:value-type="string">
            <text:p>ms from start</text:p>
          </table:table-cell>
          <table:table-cell table:style-name="ce5" office:value-type="string" calcext:value-type="string">
            <text:p>Speed (in/s)</text:p>
          </table:table-cell>
          <table:table-cell table:style-name="ce21" office:value-type="string" calcext:value-type="string">
            <text:p>ms from start</text:p>
          </table:table-cell>
          <table:table-cell table:style-name="ce8" office:value-type="string" calcext:value-type="string">
            <text:p>Speed (in/s)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AVERAGE(['original ht 2'.E3:.G3])" office:value-type="float" office:value="0" calcext:value-type="float">
            <text:p>0</text:p>
          </table:table-cell>
          <table:table-cell table:style-name="ce3"/>
          <table:table-cell table:style-name="ce18" table:formula="of:=AVERAGE(['original ht 2'.E14:.G14])" office:value-type="float" office:value="0" calcext:value-type="float">
            <text:p>0</text:p>
          </table:table-cell>
          <table:table-cell table:style-name="ce6"/>
          <table:table-cell table:style-name="ce22" table:formula="of:=AVERAGE(['original ht 2'.E25:.G25])" office:value-type="float" office:value="0" calcext:value-type="float">
            <text:p>0</text:p>
          </table:table-cell>
          <table:table-cell table:style-name="ce9"/>
          <table:table-cell table:number-columns-repeated="12"/>
        </table:table-row>
        <table:table-row table:style-name="ro1">
          <table:table-cell/>
          <table:table-cell table:style-name="ce13" table:formula="of:=AVERAGE(['original ht 2'.E4:.G4])" office:value-type="float" office:value="122" calcext:value-type="float">
            <text:p>122</text:p>
          </table:table-cell>
          <table:table-cell table:style-name="ce13" table:formula="of:=4250/(['original ht 2'.B41]-['original ht 2'.B40])" office:value-type="float" office:value="34.8360655737705" calcext:value-type="float">
            <text:p>35</text:p>
          </table:table-cell>
          <table:table-cell table:style-name="ce18" table:formula="of:=AVERAGE(['original ht 2'.E15:.G15])" office:value-type="float" office:value="118" calcext:value-type="float">
            <text:p>118</text:p>
          </table:table-cell>
          <table:table-cell table:style-name="ce18" table:formula="of:=4250/(['original ht 2'.D41]-['original ht 2'.D40])" office:value-type="float" office:value="36.0169491525424" calcext:value-type="float">
            <text:p>36</text:p>
          </table:table-cell>
          <table:table-cell table:style-name="ce22" table:formula="of:=AVERAGE(['original ht 2'.E26:.G26])" office:value-type="float" office:value="117" calcext:value-type="float">
            <text:p>117</text:p>
          </table:table-cell>
          <table:table-cell table:style-name="ce22" table:formula="of:=4250/(['original ht 2'.F41]-['original ht 2'.F40])" office:value-type="float" office:value="36.3247863247863" calcext:value-type="float">
            <text:p>36</text:p>
          </table:table-cell>
          <table:table-cell table:number-columns-repeated="2"/>
          <table:table-cell office:value-type="string" calcext:value-type="string">
            <text:p>35 in/s = 2 mph</text:p>
          </table:table-cell>
          <table:table-cell table:number-columns-repeated="9"/>
        </table:table-row>
        <table:table-row table:style-name="ro1">
          <table:table-cell/>
          <table:table-cell table:style-name="ce13" table:formula="of:=AVERAGE(['original ht 2'.E5:.G5])" office:value-type="float" office:value="896.333333333333" calcext:value-type="float">
            <text:p>896</text:p>
          </table:table-cell>
          <table:table-cell table:style-name="ce13"/>
          <table:table-cell table:style-name="ce18" table:formula="of:=AVERAGE(['original ht 2'.E16:.G16])" office:value-type="float" office:value="858.333333333333" calcext:value-type="float">
            <text:p>858</text:p>
          </table:table-cell>
          <table:table-cell table:style-name="ce18"/>
          <table:table-cell table:style-name="ce22" table:formula="of:=AVERAGE(['original ht 2'.E27:.G27])" office:value-type="float" office:value="854.333333333333" calcext:value-type="float">
            <text:p>854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original ht 2'.E6:.G6])" office:value-type="float" office:value="925.666666666667" calcext:value-type="float">
            <text:p>926</text:p>
          </table:table-cell>
          <table:table-cell table:style-name="ce13" table:formula="of:=4250/(['original ht 2'.B43]-['original ht 2'.B42])" office:value-type="float" office:value="144.886363636364" calcext:value-type="float">
            <text:p>145</text:p>
          </table:table-cell>
          <table:table-cell table:style-name="ce18" table:formula="of:=AVERAGE(['original ht 2'.E17:.G17])" office:value-type="float" office:value="886.333333333333" calcext:value-type="float">
            <text:p>886</text:p>
          </table:table-cell>
          <table:table-cell table:style-name="ce18" table:formula="of:=4250/(['original ht 2'.D43]-['original ht 2'.D42])" office:value-type="float" office:value="151.785714285714" calcext:value-type="float">
            <text:p>152</text:p>
          </table:table-cell>
          <table:table-cell table:style-name="ce22" table:formula="of:=AVERAGE(['original ht 2'.E28:.G28])" office:value-type="float" office:value="881.666666666667" calcext:value-type="float">
            <text:p>882</text:p>
          </table:table-cell>
          <table:table-cell table:style-name="ce22" table:formula="of:=4250/(['original ht 2'.F43]-['original ht 2'.F42])" office:value-type="float" office:value="155.487804878049" calcext:value-type="float">
            <text:p>155</text:p>
          </table:table-cell>
          <table:table-cell table:number-columns-repeated="2"/>
          <table:table-cell office:value-type="string" calcext:value-type="string">
            <text:p>176 in/s = 10 mph</text:p>
          </table:table-cell>
          <table:table-cell table:number-columns-repeated="9"/>
        </table:table-row>
        <table:table-row table:style-name="ro1">
          <table:table-cell/>
          <table:table-cell table:style-name="ce13" table:formula="of:=AVERAGE(['original ht 2'.E7:.G7])" office:value-type="float" office:value="1136" calcext:value-type="float">
            <text:p>1136</text:p>
          </table:table-cell>
          <table:table-cell table:style-name="ce13"/>
          <table:table-cell table:style-name="ce18" table:formula="of:=AVERAGE(['original ht 2'.E18:.G18])" office:value-type="float" office:value="1087.33333333333" calcext:value-type="float">
            <text:p>1087</text:p>
          </table:table-cell>
          <table:table-cell table:style-name="ce18"/>
          <table:table-cell table:style-name="ce22" table:formula="of:=AVERAGE(['original ht 2'.E29:.G29])" office:value-type="float" office:value="1080.66666666667" calcext:value-type="float">
            <text:p>1081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original ht 2'.E8:.G8])" office:value-type="float" office:value="1163.66666666667" calcext:value-type="float">
            <text:p>1164</text:p>
          </table:table-cell>
          <table:table-cell table:style-name="ce13" table:formula="of:=4250/(['original ht 2'.B45]-['original ht 2'.B44])" office:value-type="float" office:value="153.614457831325" calcext:value-type="float">
            <text:p>154</text:p>
          </table:table-cell>
          <table:table-cell table:style-name="ce18" table:formula="of:=AVERAGE(['original ht 2'.E19:.G19])" office:value-type="float" office:value="1113.66666666667" calcext:value-type="float">
            <text:p>1114</text:p>
          </table:table-cell>
          <table:table-cell table:style-name="ce18" table:formula="of:=4250/(['original ht 2'.D45]-['original ht 2'.D44])" office:value-type="float" office:value="161.39240506329" calcext:value-type="float">
            <text:p>161</text:p>
          </table:table-cell>
          <table:table-cell table:style-name="ce22" table:formula="of:=AVERAGE(['original ht 2'.E30:.G30])" office:value-type="float" office:value="1106.66666666667" calcext:value-type="float">
            <text:p>1107</text:p>
          </table:table-cell>
          <table:table-cell table:style-name="ce22" table:formula="of:=4250/(['original ht 2'.F45]-['original ht 2'.F44])" office:value-type="float" office:value="163.461538461538" calcext:value-type="float">
            <text:p>163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AVERAGE(['original ht 2'.E9:.G9])" office:value-type="float" office:value="2216.66666666667" calcext:value-type="float">
            <text:p>2217</text:p>
          </table:table-cell>
          <table:table-cell table:style-name="ce13"/>
          <table:table-cell table:style-name="ce18" table:formula="of:=AVERAGE(['original ht 2'.E20:.G20])" office:value-type="float" office:value="2102" calcext:value-type="float">
            <text:p>2102</text:p>
          </table:table-cell>
          <table:table-cell table:style-name="ce18"/>
          <table:table-cell table:style-name="ce22" table:formula="of:=AVERAGE(['original ht 2'.E31:.G31])" office:value-type="float" office:value="2078.33333333333" calcext:value-type="float">
            <text:p>2078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original ht 2'.E10:.G10])" office:value-type="float" office:value="2249" calcext:value-type="float">
            <text:p>2249</text:p>
          </table:table-cell>
          <table:table-cell table:style-name="ce13" table:formula="of:=4250/(['original ht 2'.B47]-['original ht 2'.B46])" office:value-type="float" office:value="131.443298969072" calcext:value-type="float">
            <text:p>131</text:p>
          </table:table-cell>
          <table:table-cell table:style-name="ce18" table:formula="of:=AVERAGE(['original ht 2'.E21:.G21])" office:value-type="float" office:value="2131" calcext:value-type="float">
            <text:p>2131</text:p>
          </table:table-cell>
          <table:table-cell table:style-name="ce18" table:formula="of:=4250/(['original ht 2'.D47]-['original ht 2'.D46])" office:value-type="float" office:value="146.551724137931" calcext:value-type="float">
            <text:p>147</text:p>
          </table:table-cell>
          <table:table-cell table:style-name="ce22" table:formula="of:=AVERAGE(['original ht 2'.E32:.G32])" office:value-type="float" office:value="2106" calcext:value-type="float">
            <text:p>2106</text:p>
          </table:table-cell>
          <table:table-cell table:style-name="ce22" table:formula="of:=4250/(['original ht 2'.F47]-['original ht 2'.F46])" office:value-type="float" office:value="153.614457831326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4" table:number-columns-spanned="4" table:number-rows-spanned="1"/>
          <table:covered-table-cell table:number-columns-repeated="3"/>
          <table:table-cell table:number-columns-repeated="12"/>
        </table:table-row>
        <table:table-row table:style-name="ro1" table:number-rows-repeated="104852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half height" table:style-name="ta1">
        <table:shapes>
          <draw:frame draw:z-index="0" draw:style-name="gr1" draw:text-style-name="P1" svg:width="696.27pt" svg:height="469.36pt" svg:x="599.41pt" svg:y="130.56pt">
            <loext:p draw:notify-on-update-of-ranges="'half height'.J2:'half height'.J2 'half height'.J3:'half height'.J10 'half height'.K2:'half height'.K2 'half height'.K3:'half height'.K10 'half height'.J2:'half height'.J2 'half height'.J3:'half height'.J10 'half height'.L2:'half height'.L2 'half height'.L3:'half height'.L10 'half height'.J2:'half height'.J2 'half height'.J3:'half height'.J10 'half height'.M2:'half height'.M2 'half height'.M3:'half height'.M10 'half height'.J2:'half height'.J2 'half height'.J3:'half height'.J10 'half height'.N2:'half height'.N2 'half height'.N3:'half height'.N10 'half height'.J2:'half height'.J2 'half height'.J3:'half height'.J10 'half height'.O2:'half height'.O2 'half height'.O3:'half height'.O10 'half height'.J2:'half height'.J2 'half height'.J3:'half height'.J10 'half height'.P2:'half height'.P2 'half height'.P3:'half height'.P10 'half height'.J2:'half height'.J2 'half height'.J3:'half height'.J10 'half height'.Q2:'half height'.Q2 'half height'.Q3:'half height'.Q10 'half height'.J2:'half height'.J2 'half height'.J3:'half height'.J10 'half height'.R2:'half height'.R2 'half height'.R3:'half height'.R10 'half height'.J2:'half height'.J2 'half height'.J3:'half height'.J10 'half height'.S2:'half height'.S2 'half height'.S3:'half height'.S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25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 Weight</text:p>
          </table:table-cell>
          <table:covered-table-cell table:number-columns-repeated="4" table:style-name="ce2"/>
          <table:covered-table-cell table:number-columns-repeated="2"/>
          <table:table-cell table:style-name="ce24"/>
          <table:table-cell table:number-columns-repeated="11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1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/>
          <table:table-cell office:value-type="string" calcext:value-type="string">
            <text:p>Distance</text:p>
          </table:table-cell>
          <table:table-cell table:style-name="ce27" office:value-type="string" calcext:value-type="string">
            <text:p>None 1</text:p>
          </table:table-cell>
          <table:table-cell table:style-name="ce27" office:value-type="string" calcext:value-type="string">
            <text:p>None 2</text:p>
          </table:table-cell>
          <table:table-cell table:style-name="ce27" office:value-type="string" calcext:value-type="string">
            <text:p>None 3</text:p>
          </table:table-cell>
          <table:table-cell table:style-name="ce27" office:value-type="string" calcext:value-type="string">
            <text:p>Front 1</text:p>
          </table:table-cell>
          <table:table-cell table:style-name="ce27" office:value-type="string" calcext:value-type="string">
            <text:p>Front 2</text:p>
          </table:table-cell>
          <table:table-cell office:value-type="string" calcext:value-type="string">
            <text:p>Front 3</text:p>
          </table:table-cell>
          <table:table-cell office:value-type="string" calcext:value-type="string">
            <text:p>Back 1</text:p>
          </table:table-cell>
          <table:table-cell office:value-type="string" calcext:value-type="string">
            <text:p>Back 2</text:p>
          </table:table-cell>
          <table:table-cell office:value-type="string" calcext:value-type="string">
            <text:p>Back3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1538496694088" calcext:value-type="float">
            <text:p>1538496694088</text:p>
          </table:table-cell>
          <table:table-cell office:value-type="float" office:value="1538496708447" calcext:value-type="float">
            <text:p>1538496708447</text:p>
          </table:table-cell>
          <table:table-cell office:value-type="float" office:value="1538496726470" calcext:value-type="float">
            <text:p>15384967264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6" table:formula="of:=STDEV(['half height'.E3:.G3])" office:value-type="float" office:value="0" calcext:value-type="float">
            <text:p>0.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1538496694179" calcext:value-type="float">
            <text:p>1538496694179</text:p>
          </table:table-cell>
          <table:table-cell office:value-type="float" office:value="1538496708536" calcext:value-type="float">
            <text:p>1538496708536</text:p>
          </table:table-cell>
          <table:table-cell office:value-type="float" office:value="1538496726561" calcext:value-type="float">
            <text:p>1538496726561</text:p>
          </table:table-cell>
          <table:table-cell table:style-name="ce3" table:formula="of:=['half height'.B4]-['half height'.B3]" office:value-type="float" office:value="91" calcext:value-type="float">
            <text:p>91</text:p>
          </table:table-cell>
          <table:table-cell table:style-name="ce3" table:formula="of:=['half height'.C4]-['half height'.C3]" office:value-type="float" office:value="89" calcext:value-type="float">
            <text:p>89</text:p>
          </table:table-cell>
          <table:table-cell table:style-name="ce3" table:formula="of:=['half height'.D4]-['half height'.D3]" office:value-type="float" office:value="91" calcext:value-type="float">
            <text:p>91</text:p>
          </table:table-cell>
          <table:table-cell table:style-name="ce26" table:formula="of:=STDEV(['half height'.E4:.G4])" office:value-type="float" office:value="1.15470053837925" calcext:value-type="float">
            <text:p>1.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38496694523" calcext:value-type="float">
            <text:p>1538496694523</text:p>
          </table:table-cell>
          <table:table-cell office:value-type="float" office:value="1538496708880" calcext:value-type="float">
            <text:p>1538496708880</text:p>
          </table:table-cell>
          <table:table-cell office:value-type="float" office:value="1538496726906" calcext:value-type="float">
            <text:p>1538496726906</text:p>
          </table:table-cell>
          <table:table-cell table:style-name="ce3" table:formula="of:=['half height'.B5]-['half height'.B3]" office:value-type="float" office:value="435" calcext:value-type="float">
            <text:p>435</text:p>
          </table:table-cell>
          <table:table-cell table:style-name="ce3" table:formula="of:=['half height'.C5]-['half height'.C3]" office:value-type="float" office:value="433" calcext:value-type="float">
            <text:p>433</text:p>
          </table:table-cell>
          <table:table-cell table:style-name="ce3" table:formula="of:=['half height'.D5]-['half height'.D3]" office:value-type="float" office:value="436" calcext:value-type="float">
            <text:p>436</text:p>
          </table:table-cell>
          <table:table-cell table:style-name="ce26" table:formula="of:=STDEV(['half height'.E5:.G5])" office:value-type="float" office:value="1.52752523165195" calcext:value-type="float">
            <text:p>1.5</text:p>
          </table:table-cell>
          <table:table-cell/>
          <table:table-cell table:formula="of:=['half height'.J4]+31" office:value-type="float" office:value="35.25" calcext:value-type="float">
            <text:p>35.25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38496694565" calcext:value-type="float">
            <text:p>1538496694565</text:p>
          </table:table-cell>
          <table:table-cell office:value-type="float" office:value="1538496708922" calcext:value-type="float">
            <text:p>1538496708922</text:p>
          </table:table-cell>
          <table:table-cell office:value-type="float" office:value="1538496726951" calcext:value-type="float">
            <text:p>1538496726951</text:p>
          </table:table-cell>
          <table:table-cell table:style-name="ce3" table:formula="of:=['half height'.B6]-['half height'.B3]" office:value-type="float" office:value="477" calcext:value-type="float">
            <text:p>477</text:p>
          </table:table-cell>
          <table:table-cell table:style-name="ce3" table:formula="of:=['half height'.C6]-['half height'.C3]" office:value-type="float" office:value="475" calcext:value-type="float">
            <text:p>475</text:p>
          </table:table-cell>
          <table:table-cell table:style-name="ce3" table:formula="of:=['half height'.D6]-['half height'.D3]" office:value-type="float" office:value="481" calcext:value-type="float">
            <text:p>481</text:p>
          </table:table-cell>
          <table:table-cell table:style-name="ce26" table:formula="of:=STDEV(['half height'.E6:.G6])" office:value-type="float" office:value="3.05505046330389" calcext:value-type="float">
            <text:p>3.1</text:p>
          </table:table-cell>
          <table:table-cell/>
          <table:table-cell table:formula="of:=['half height'.J5]+4.25" office:value-type="float" office:value="39.5" calcext:value-type="float">
            <text:p>39.5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38496694855" calcext:value-type="float">
            <text:p>1538496694855</text:p>
          </table:table-cell>
          <table:table-cell office:value-type="float" office:value="1538496709210" calcext:value-type="float">
            <text:p>1538496709210</text:p>
          </table:table-cell>
          <table:table-cell office:value-type="float" office:value="1538496727238" calcext:value-type="float">
            <text:p>1538496727238</text:p>
          </table:table-cell>
          <table:table-cell table:style-name="ce3" table:formula="of:=['half height'.B7]-['half height'.B3]" office:value-type="float" office:value="767" calcext:value-type="float">
            <text:p>767</text:p>
          </table:table-cell>
          <table:table-cell table:style-name="ce3" table:formula="of:=['half height'.C7]-['half height'.C3]" office:value-type="float" office:value="763" calcext:value-type="float">
            <text:p>763</text:p>
          </table:table-cell>
          <table:table-cell table:style-name="ce3" table:formula="of:=['half height'.D7]-['half height'.D3]" office:value-type="float" office:value="768" calcext:value-type="float">
            <text:p>768</text:p>
          </table:table-cell>
          <table:table-cell table:style-name="ce26" table:formula="of:=STDEV(['half height'.E7:.G7])" office:value-type="float" office:value="2.64575131106459" calcext:value-type="float">
            <text:p>2.6</text:p>
          </table:table-cell>
          <table:table-cell/>
          <table:table-cell table:formula="of:=['half height'.J6]+38" office:value-type="float" office:value="77.5" calcext:value-type="float">
            <text:p>77.5</text:p>
          </table:table-cell>
          <table:table-cell office:value-type="float" office:value="767" calcext:value-type="float">
            <text:p>767</text:p>
          </table:table-cell>
          <table:table-cell office:value-type="float" office:value="763" calcext:value-type="float">
            <text:p>763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735" calcext:value-type="float">
            <text:p>735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728" calcext:value-type="float">
            <text:p>72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38496694892" calcext:value-type="float">
            <text:p>1538496694892</text:p>
          </table:table-cell>
          <table:table-cell office:value-type="float" office:value="1538496709247" calcext:value-type="float">
            <text:p>1538496709247</text:p>
          </table:table-cell>
          <table:table-cell office:value-type="float" office:value="1538496727275" calcext:value-type="float">
            <text:p>1538496727275</text:p>
          </table:table-cell>
          <table:table-cell table:style-name="ce3" table:formula="of:=['half height'.B8]-['half height'.B3]" office:value-type="float" office:value="804" calcext:value-type="float">
            <text:p>804</text:p>
          </table:table-cell>
          <table:table-cell table:style-name="ce3" table:formula="of:=['half height'.C8]-['half height'.C3]" office:value-type="float" office:value="800" calcext:value-type="float">
            <text:p>800</text:p>
          </table:table-cell>
          <table:table-cell table:style-name="ce3" table:formula="of:=['half height'.D8]-['half height'.D3]" office:value-type="float" office:value="805" calcext:value-type="float">
            <text:p>805</text:p>
          </table:table-cell>
          <table:table-cell table:style-name="ce26" table:formula="of:=STDEV(['half height'.E8:.G8])" office:value-type="float" office:value="2.64575131106459" calcext:value-type="float">
            <text:p>2.6</text:p>
          </table:table-cell>
          <table:table-cell/>
          <table:table-cell table:formula="of:=['half height'.J7]+4.25" office:value-type="float" office:value="81.75" calcext:value-type="float">
            <text:p>81.75</text:p>
          </table:table-cell>
          <table:table-cell office:value-type="float" office:value="804" calcext:value-type="float">
            <text:p>804</text:p>
          </table:table-cell>
          <table:table-cell office:value-type="float" office:value="800" calcext:value-type="float">
            <text:p>800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office:value-type="float" office:value="765" calcext:value-type="float">
            <text:p>765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538496696376" calcext:value-type="float">
            <text:p>1538496696376</text:p>
          </table:table-cell>
          <table:table-cell office:value-type="float" office:value="1538496710757" calcext:value-type="float">
            <text:p>1538496710757</text:p>
          </table:table-cell>
          <table:table-cell office:value-type="float" office:value="1538496728780" calcext:value-type="float">
            <text:p>1538496728780</text:p>
          </table:table-cell>
          <table:table-cell table:style-name="ce3" table:formula="of:=['half height'.B9]-['half height'.B3]" office:value-type="float" office:value="2288" calcext:value-type="float">
            <text:p>2288</text:p>
          </table:table-cell>
          <table:table-cell table:style-name="ce3" table:formula="of:=['half height'.C9]-['half height'.C3]" office:value-type="float" office:value="2310" calcext:value-type="float">
            <text:p>2310</text:p>
          </table:table-cell>
          <table:table-cell table:style-name="ce3" table:formula="of:=['half height'.D9]-['half height'.D3]" office:value-type="float" office:value="2310" calcext:value-type="float">
            <text:p>2310</text:p>
          </table:table-cell>
          <table:table-cell table:style-name="ce26" table:formula="of:=STDEV(['half height'.E9:.G9])" office:value-type="float" office:value="12.7017059221718" calcext:value-type="float">
            <text:p>12.7</text:p>
          </table:table-cell>
          <table:table-cell/>
          <table:table-cell table:formula="of:=['half height'.J8]+165" office:value-type="float" office:value="246.75" calcext:value-type="float">
            <text:p>246.75</text:p>
          </table:table-cell>
          <table:table-cell office:value-type="float" office:value="2288" calcext:value-type="float">
            <text:p>2288</text:p>
          </table:table-cell>
          <table:table-cell table:number-columns-repeated="2" office:value-type="float" office:value="2310" calcext:value-type="float">
            <text:p>2310</text:p>
          </table:table-cell>
          <table:table-cell table:number-columns-repeated="2" office:value-type="float" office:value="2180" calcext:value-type="float">
            <text:p>2180</text:p>
          </table:table-cell>
          <table:table-cell office:value-type="float" office:value="2171" calcext:value-type="float">
            <text:p>2171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float" office:value="2111" calcext:value-type="float">
            <text:p>211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538496696421" calcext:value-type="float">
            <text:p>1538496696421</text:p>
          </table:table-cell>
          <table:table-cell office:value-type="float" office:value="1538496710803" calcext:value-type="float">
            <text:p>1538496710803</text:p>
          </table:table-cell>
          <table:table-cell office:value-type="float" office:value="1538496728826" calcext:value-type="float">
            <text:p>1538496728826</text:p>
          </table:table-cell>
          <table:table-cell table:style-name="ce3" table:formula="of:=['half height'.B10]-['half height'.B3]" office:value-type="float" office:value="2333" calcext:value-type="float">
            <text:p>2333</text:p>
          </table:table-cell>
          <table:table-cell table:style-name="ce3" table:formula="of:=['half height'.C10]-['half height'.C3]" office:value-type="float" office:value="2356" calcext:value-type="float">
            <text:p>2356</text:p>
          </table:table-cell>
          <table:table-cell table:style-name="ce3" table:formula="of:=['half height'.D10]-['half height'.D3]" office:value-type="float" office:value="2356" calcext:value-type="float">
            <text:p>2356</text:p>
          </table:table-cell>
          <table:table-cell table:style-name="ce26" table:formula="of:=STDEV(['half height'.E10:.G10])" office:value-type="float" office:value="13.2790561913614" calcext:value-type="float">
            <text:p>13.3</text:p>
          </table:table-cell>
          <table:table-cell/>
          <table:table-cell table:formula="of:=['half height'.J9]+4.25" office:value-type="float" office:value="251" calcext:value-type="float">
            <text:p>251</text:p>
          </table:table-cell>
          <table:table-cell office:value-type="float" office:value="2333" calcext:value-type="float">
            <text:p>2333</text:p>
          </table:table-cell>
          <table:table-cell table:number-columns-repeated="2" office:value-type="float" office:value="2356" calcext:value-type="float">
            <text:p>2356</text:p>
          </table:table-cell>
          <table:table-cell office:value-type="float" office:value="2221" calcext:value-type="float">
            <text:p>2221</text:p>
          </table:table-cell>
          <table:table-cell office:value-type="float" office:value="2222" calcext:value-type="float">
            <text:p>2222</text:p>
          </table:table-cell>
          <table:table-cell office:value-type="float" office:value="2212" calcext:value-type="float">
            <text:p>2212</text:p>
          </table:table-cell>
          <table:table-cell office:value-type="float" office:value="2152" calcext:value-type="float">
            <text:p>2152</text:p>
          </table:table-cell>
          <table:table-cell office:value-type="float" office:value="2151" calcext:value-type="float">
            <text:p>2151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 table:number-columns-spanned="7" table:number-rows-spanned="1">
            <text:p>Weight on front</text:p>
          </table:table-cell>
          <table:covered-table-cell table:number-columns-repeated="4" table:style-name="ce5"/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 calcext:value-type="string">
            <text:p>beam</text:p>
          </table:table-cell>
          <table:table-cell table:style-name="ce4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float" office:value="1538496741104" calcext:value-type="float">
            <text:p>1538496741104</text:p>
          </table:table-cell>
          <table:table-cell office:value-type="float" office:value="1538496755264" calcext:value-type="float">
            <text:p>1538496755264</text:p>
          </table:table-cell>
          <table:table-cell office:value-type="float" office:value="1538496769153" calcext:value-type="float">
            <text:p>153849676915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6" table:formula="of:=STDEV(['half height'.E14:.G14])" office:value-type="float" office:value="0" calcext:value-type="float">
            <text:p>0.0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float" office:value="1538496741191" calcext:value-type="float">
            <text:p>1538496741191</text:p>
          </table:table-cell>
          <table:table-cell office:value-type="float" office:value="1538496755350" calcext:value-type="float">
            <text:p>1538496755350</text:p>
          </table:table-cell>
          <table:table-cell office:value-type="float" office:value="1538496769240" calcext:value-type="float">
            <text:p>1538496769240</text:p>
          </table:table-cell>
          <table:table-cell table:style-name="ce6" table:formula="of:=['half height'.B15]-['half height'.B14]" office:value-type="float" office:value="87" calcext:value-type="float">
            <text:p>87</text:p>
          </table:table-cell>
          <table:table-cell table:style-name="ce6" table:formula="of:=['half height'.C15]-['half height'.C14]" office:value-type="float" office:value="86" calcext:value-type="float">
            <text:p>86</text:p>
          </table:table-cell>
          <table:table-cell table:style-name="ce6" table:formula="of:=['half height'.D15]-['half height'.D14]" office:value-type="float" office:value="87" calcext:value-type="float">
            <text:p>87</text:p>
          </table:table-cell>
          <table:table-cell table:style-name="ce26" table:formula="of:=STDEV(['half height'.E15:.G15])" office:value-type="float" office:value="0.577350269189626" calcext:value-type="float">
            <text:p>0.6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538496741523" calcext:value-type="float">
            <text:p>1538496741523</text:p>
          </table:table-cell>
          <table:table-cell office:value-type="float" office:value="1538496755682" calcext:value-type="float">
            <text:p>1538496755682</text:p>
          </table:table-cell>
          <table:table-cell office:value-type="float" office:value="1538496769571" calcext:value-type="float">
            <text:p>1538496769571</text:p>
          </table:table-cell>
          <table:table-cell table:style-name="ce6" table:formula="of:=['half height'.B16]-['half height'.B14]" office:value-type="float" office:value="419" calcext:value-type="float">
            <text:p>419</text:p>
          </table:table-cell>
          <table:table-cell table:style-name="ce6" table:formula="of:=['half height'.C16]-['half height'.C14]" office:value-type="float" office:value="418" calcext:value-type="float">
            <text:p>418</text:p>
          </table:table-cell>
          <table:table-cell table:style-name="ce6" table:formula="of:=['half height'.D16]-['half height'.D14]" office:value-type="float" office:value="418" calcext:value-type="float">
            <text:p>418</text:p>
          </table:table-cell>
          <table:table-cell table:style-name="ce26" table:formula="of:=STDEV(['half height'.E16:.G16])" office:value-type="float" office:value="0.577350269189626" calcext:value-type="float">
            <text:p>0.6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538496741564" calcext:value-type="float">
            <text:p>1538496741564</text:p>
          </table:table-cell>
          <table:table-cell office:value-type="float" office:value="1538496755723" calcext:value-type="float">
            <text:p>1538496755723</text:p>
          </table:table-cell>
          <table:table-cell office:value-type="float" office:value="1538496769611" calcext:value-type="float">
            <text:p>1538496769611</text:p>
          </table:table-cell>
          <table:table-cell table:style-name="ce6" table:formula="of:=['half height'.B17]-['half height'.B14]" office:value-type="float" office:value="460" calcext:value-type="float">
            <text:p>460</text:p>
          </table:table-cell>
          <table:table-cell table:style-name="ce6" table:formula="of:=['half height'.C17]-['half height'.C14]" office:value-type="float" office:value="459" calcext:value-type="float">
            <text:p>459</text:p>
          </table:table-cell>
          <table:table-cell table:style-name="ce6" table:formula="of:=['half height'.D17]-['half height'.D14]" office:value-type="float" office:value="458" calcext:value-type="float">
            <text:p>458</text:p>
          </table:table-cell>
          <table:table-cell table:style-name="ce26" table:formula="of:=STDEV(['half height'.E17:.G17])" office:value-type="float" office:value="1" calcext:value-type="float">
            <text:p>1.0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1538496741840" calcext:value-type="float">
            <text:p>1538496741840</text:p>
          </table:table-cell>
          <table:table-cell office:value-type="float" office:value="1538496756000" calcext:value-type="float">
            <text:p>1538496756000</text:p>
          </table:table-cell>
          <table:table-cell office:value-type="float" office:value="1538496769888" calcext:value-type="float">
            <text:p>1538496769888</text:p>
          </table:table-cell>
          <table:table-cell table:style-name="ce6" table:formula="of:=['half height'.B18]-['half height'.B14]" office:value-type="float" office:value="736" calcext:value-type="float">
            <text:p>736</text:p>
          </table:table-cell>
          <table:table-cell table:style-name="ce6" table:formula="of:=['half height'.C18]-['half height'.C14]" office:value-type="float" office:value="736" calcext:value-type="float">
            <text:p>736</text:p>
          </table:table-cell>
          <table:table-cell table:style-name="ce6" table:formula="of:=['half height'.D18]-['half height'.D14]" office:value-type="float" office:value="735" calcext:value-type="float">
            <text:p>735</text:p>
          </table:table-cell>
          <table:table-cell table:style-name="ce26" table:formula="of:=STDEV(['half height'.E18:.G18])" office:value-type="float" office:value="0.577350269189626" calcext:value-type="float">
            <text:p>0.6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1538496741876" calcext:value-type="float">
            <text:p>1538496741876</text:p>
          </table:table-cell>
          <table:table-cell office:value-type="float" office:value="1538496756036" calcext:value-type="float">
            <text:p>1538496756036</text:p>
          </table:table-cell>
          <table:table-cell office:value-type="float" office:value="1538496769924" calcext:value-type="float">
            <text:p>1538496769924</text:p>
          </table:table-cell>
          <table:table-cell table:style-name="ce6" table:formula="of:=['half height'.B19]-['half height'.B14]" office:value-type="float" office:value="772" calcext:value-type="float">
            <text:p>772</text:p>
          </table:table-cell>
          <table:table-cell table:style-name="ce6" table:formula="of:=['half height'.C19]-['half height'.C14]" office:value-type="float" office:value="772" calcext:value-type="float">
            <text:p>772</text:p>
          </table:table-cell>
          <table:table-cell table:style-name="ce6" table:formula="of:=['half height'.D19]-['half height'.D14]" office:value-type="float" office:value="771" calcext:value-type="float">
            <text:p>771</text:p>
          </table:table-cell>
          <table:table-cell table:style-name="ce26" table:formula="of:=STDEV(['half height'.E19:.G19])" office:value-type="float" office:value="0.577350269189626" calcext:value-type="float">
            <text:p>0.6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1538496743284" calcext:value-type="float">
            <text:p>1538496743284</text:p>
          </table:table-cell>
          <table:table-cell office:value-type="float" office:value="1538496757444" calcext:value-type="float">
            <text:p>1538496757444</text:p>
          </table:table-cell>
          <table:table-cell office:value-type="float" office:value="1538496771324" calcext:value-type="float">
            <text:p>1538496771324</text:p>
          </table:table-cell>
          <table:table-cell table:style-name="ce6" table:formula="of:=['half height'.B20]-['half height'.B14]" office:value-type="float" office:value="2180" calcext:value-type="float">
            <text:p>2180</text:p>
          </table:table-cell>
          <table:table-cell table:style-name="ce6" table:formula="of:=['half height'.C20]-['half height'.C14]" office:value-type="float" office:value="2180" calcext:value-type="float">
            <text:p>2180</text:p>
          </table:table-cell>
          <table:table-cell table:style-name="ce6" table:formula="of:=['half height'.D20]-['half height'.D14]" office:value-type="float" office:value="2171" calcext:value-type="float">
            <text:p>2171</text:p>
          </table:table-cell>
          <table:table-cell table:style-name="ce26" table:formula="of:=STDEV(['half height'.E20:.G20])" office:value-type="float" office:value="5.19615242270663" calcext:value-type="float">
            <text:p>5.2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1538496743325" calcext:value-type="float">
            <text:p>1538496743325</text:p>
          </table:table-cell>
          <table:table-cell office:value-type="float" office:value="1538496757486" calcext:value-type="float">
            <text:p>1538496757486</text:p>
          </table:table-cell>
          <table:table-cell office:value-type="float" office:value="1538496771365" calcext:value-type="float">
            <text:p>1538496771365</text:p>
          </table:table-cell>
          <table:table-cell table:style-name="ce6" table:formula="of:=['half height'.B21]-['half height'.B14]" office:value-type="float" office:value="2221" calcext:value-type="float">
            <text:p>2221</text:p>
          </table:table-cell>
          <table:table-cell table:style-name="ce6" table:formula="of:=['half height'.C21]-['half height'.C14]" office:value-type="float" office:value="2222" calcext:value-type="float">
            <text:p>2222</text:p>
          </table:table-cell>
          <table:table-cell table:style-name="ce6" table:formula="of:=['half height'.D21]-['half height'.D14]" office:value-type="float" office:value="2212" calcext:value-type="float">
            <text:p>2212</text:p>
          </table:table-cell>
          <table:table-cell table:style-name="ce26" table:formula="of:=STDEV(['half height'.E21:.G21])" office:value-type="float" office:value="5.5075705472861" calcext:value-type="float">
            <text:p>5.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style-name="ce7" office:value-type="string" calcext:value-type="string" table:number-columns-spanned="7" table:number-rows-spanned="1">
            <text:p>Weight on back</text:p>
          </table:table-cell>
          <table:covered-table-cell table:number-columns-repeated="4" table:style-name="ce8"/>
          <table:covered-table-cell table:number-columns-repeated="2"/>
          <table:table-cell table:number-columns-repeated="12"/>
        </table:table-row>
        <table:table-row table:style-name="ro1">
          <table:table-cell table:style-name="ce8" office:value-type="string" calcext:value-type="string">
            <text:p>beam</text:p>
          </table:table-cell>
          <table:table-cell table:style-name="ce7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 table:number-columns-repeated="11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1538496784012" calcext:value-type="float">
            <text:p>1538496784012</text:p>
          </table:table-cell>
          <table:table-cell office:value-type="float" office:value="1538496798435" calcext:value-type="float">
            <text:p>1538496798435</text:p>
          </table:table-cell>
          <table:table-cell office:value-type="float" office:value="1538496812304" calcext:value-type="float">
            <text:p>153849681230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6" table:formula="of:=STDEV(['half height'.E25:.G25])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1538496784099" calcext:value-type="float">
            <text:p>1538496784099</text:p>
          </table:table-cell>
          <table:table-cell office:value-type="float" office:value="1538496798521" calcext:value-type="float">
            <text:p>1538496798521</text:p>
          </table:table-cell>
          <table:table-cell office:value-type="float" office:value="1538496812390" calcext:value-type="float">
            <text:p>1538496812390</text:p>
          </table:table-cell>
          <table:table-cell table:style-name="ce9" table:formula="of:=['half height'.B26]-['half height'.B25]" office:value-type="float" office:value="87" calcext:value-type="float">
            <text:p>87</text:p>
          </table:table-cell>
          <table:table-cell table:style-name="ce9" table:formula="of:=['half height'.C26]-['half height'.C25]" office:value-type="float" office:value="86" calcext:value-type="float">
            <text:p>86</text:p>
          </table:table-cell>
          <table:table-cell table:style-name="ce9" table:formula="of:=['half height'.D26]-['half height'.D25]" office:value-type="float" office:value="86" calcext:value-type="float">
            <text:p>86</text:p>
          </table:table-cell>
          <table:table-cell table:style-name="ce26" table:formula="of:=STDEV(['half height'.E26:.G26])" office:value-type="float" office:value="0.577350269189626" calcext:value-type="float">
            <text:p>0.6</text:p>
          </table:table-cell>
          <table:table-cell table:number-columns-repeated="1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1538496784429" calcext:value-type="float">
            <text:p>1538496784429</text:p>
          </table:table-cell>
          <table:table-cell office:value-type="float" office:value="1538496798851" calcext:value-type="float">
            <text:p>1538496798851</text:p>
          </table:table-cell>
          <table:table-cell office:value-type="float" office:value="1538496812720" calcext:value-type="float">
            <text:p>1538496812720</text:p>
          </table:table-cell>
          <table:table-cell table:style-name="ce9" table:formula="of:=['half height'.B27]-['half height'.B25]" office:value-type="float" office:value="417" calcext:value-type="float">
            <text:p>417</text:p>
          </table:table-cell>
          <table:table-cell table:style-name="ce9" table:formula="of:=['half height'.C27]-['half height'.C25]" office:value-type="float" office:value="416" calcext:value-type="float">
            <text:p>416</text:p>
          </table:table-cell>
          <table:table-cell table:style-name="ce9" table:formula="of:=['half height'.D27]-['half height'.D25]" office:value-type="float" office:value="416" calcext:value-type="float">
            <text:p>416</text:p>
          </table:table-cell>
          <table:table-cell table:style-name="ce26" table:formula="of:=STDEV(['half height'.E27:.G27])" office:value-type="float" office:value="0.577350269189626" calcext:value-type="float">
            <text:p>0.6</text:p>
          </table:table-cell>
          <table:table-cell table:number-columns-repeated="1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1538496784469" calcext:value-type="float">
            <text:p>1538496784469</text:p>
          </table:table-cell>
          <table:table-cell office:value-type="float" office:value="1538496798891" calcext:value-type="float">
            <text:p>1538496798891</text:p>
          </table:table-cell>
          <table:table-cell office:value-type="float" office:value="1538496812761" calcext:value-type="float">
            <text:p>1538496812761</text:p>
          </table:table-cell>
          <table:table-cell table:style-name="ce9" table:formula="of:=['half height'.B28]-['half height'.B25]" office:value-type="float" office:value="457" calcext:value-type="float">
            <text:p>457</text:p>
          </table:table-cell>
          <table:table-cell table:style-name="ce9" table:formula="of:=['half height'.C28]-['half height'.C25]" office:value-type="float" office:value="456" calcext:value-type="float">
            <text:p>456</text:p>
          </table:table-cell>
          <table:table-cell table:style-name="ce9" table:formula="of:=['half height'.D28]-['half height'.D25]" office:value-type="float" office:value="457" calcext:value-type="float">
            <text:p>457</text:p>
          </table:table-cell>
          <table:table-cell table:style-name="ce26" table:formula="of:=STDEV(['half height'.E28:.G28])" office:value-type="float" office:value="0.577350269189626" calcext:value-type="float">
            <text:p>0.6</text:p>
          </table:table-cell>
          <table:table-cell table:number-columns-repeated="1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1538496784742" calcext:value-type="float">
            <text:p>1538496784742</text:p>
          </table:table-cell>
          <table:table-cell office:value-type="float" office:value="1538496799163" calcext:value-type="float">
            <text:p>1538496799163</text:p>
          </table:table-cell>
          <table:table-cell office:value-type="float" office:value="1538496813032" calcext:value-type="float">
            <text:p>1538496813032</text:p>
          </table:table-cell>
          <table:table-cell table:style-name="ce9" table:formula="of:=['half height'.B29]-['half height'.B25]" office:value-type="float" office:value="730" calcext:value-type="float">
            <text:p>730</text:p>
          </table:table-cell>
          <table:table-cell table:style-name="ce9" table:formula="of:=['half height'.C29]-['half height'.C25]" office:value-type="float" office:value="728" calcext:value-type="float">
            <text:p>728</text:p>
          </table:table-cell>
          <table:table-cell table:style-name="ce9" table:formula="of:=['half height'.D29]-['half height'.D25]" office:value-type="float" office:value="728" calcext:value-type="float">
            <text:p>728</text:p>
          </table:table-cell>
          <table:table-cell table:style-name="ce26" table:formula="of:=STDEV(['half height'.E29:.G29])" office:value-type="float" office:value="1.15470053837925" calcext:value-type="float">
            <text:p>1.2</text:p>
          </table:table-cell>
          <table:table-cell table:number-columns-repeated="1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1538496784777" calcext:value-type="float">
            <text:p>1538496784777</text:p>
          </table:table-cell>
          <table:table-cell office:value-type="float" office:value="1538496799198" calcext:value-type="float">
            <text:p>1538496799198</text:p>
          </table:table-cell>
          <table:table-cell office:value-type="float" office:value="1538496813068" calcext:value-type="float">
            <text:p>1538496813068</text:p>
          </table:table-cell>
          <table:table-cell table:style-name="ce9" table:formula="of:=['half height'.B30]-['half height'.B25]" office:value-type="float" office:value="765" calcext:value-type="float">
            <text:p>765</text:p>
          </table:table-cell>
          <table:table-cell table:style-name="ce9" table:formula="of:=['half height'.C30]-['half height'.C25]" office:value-type="float" office:value="763" calcext:value-type="float">
            <text:p>763</text:p>
          </table:table-cell>
          <table:table-cell table:style-name="ce9" table:formula="of:=['half height'.D30]-['half height'.D25]" office:value-type="float" office:value="764" calcext:value-type="float">
            <text:p>764</text:p>
          </table:table-cell>
          <table:table-cell table:style-name="ce26" table:formula="of:=STDEV(['half height'.E30:.G30])" office:value-type="float" office:value="1" calcext:value-type="float">
            <text:p>1.0</text:p>
          </table:table-cell>
          <table:table-cell table:number-columns-repeated="1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1538496786125" calcext:value-type="float">
            <text:p>1538496786125</text:p>
          </table:table-cell>
          <table:table-cell office:value-type="float" office:value="1538496800546" calcext:value-type="float">
            <text:p>1538496800546</text:p>
          </table:table-cell>
          <table:table-cell office:value-type="float" office:value="1538496814415" calcext:value-type="float">
            <text:p>1538496814415</text:p>
          </table:table-cell>
          <table:table-cell table:style-name="ce9" table:formula="of:=['half height'.B31]-['half height'.B25]" office:value-type="float" office:value="2113" calcext:value-type="float">
            <text:p>2113</text:p>
          </table:table-cell>
          <table:table-cell table:style-name="ce9" table:formula="of:=['half height'.C31]-['half height'.C25]" office:value-type="float" office:value="2111" calcext:value-type="float">
            <text:p>2111</text:p>
          </table:table-cell>
          <table:table-cell table:style-name="ce9" table:formula="of:=['half height'.D31]-['half height'.D25]" office:value-type="float" office:value="2111" calcext:value-type="float">
            <text:p>2111</text:p>
          </table:table-cell>
          <table:table-cell table:style-name="ce26" table:formula="of:=STDEV(['half height'.E31:.G31])" office:value-type="float" office:value="1.15470053837925" calcext:value-type="float">
            <text:p>1.2</text:p>
          </table:table-cell>
          <table:table-cell table:number-columns-repeated="1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1538496786164" calcext:value-type="float">
            <text:p>1538496786164</text:p>
          </table:table-cell>
          <table:table-cell office:value-type="float" office:value="1538496800586" calcext:value-type="float">
            <text:p>1538496800586</text:p>
          </table:table-cell>
          <table:table-cell office:value-type="float" office:value="1538496814454" calcext:value-type="float">
            <text:p>1538496814454</text:p>
          </table:table-cell>
          <table:table-cell table:style-name="ce9" table:formula="of:=['half height'.B32]-['half height'.B25]" office:value-type="float" office:value="2152" calcext:value-type="float">
            <text:p>2152</text:p>
          </table:table-cell>
          <table:table-cell table:style-name="ce9" table:formula="of:=['half height'.C32]-['half height'.C25]" office:value-type="float" office:value="2151" calcext:value-type="float">
            <text:p>2151</text:p>
          </table:table-cell>
          <table:table-cell table:style-name="ce9" table:formula="of:=['half height'.D32]-['half height'.D25]" office:value-type="float" office:value="2150" calcext:value-type="float">
            <text:p>2150</text:p>
          </table:table-cell>
          <table:table-cell table:style-name="ce26" table:formula="of:=STDEV(['half height'.E32:.G32])" office:value-type="float" office:value="1" calcext:value-type="float">
            <text:p>1.0</text:p>
          </table:table-cell>
          <table:table-cell table:number-columns-repeated="11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3 Run Averages</text:p>
          </table:table-cell>
          <table:covered-table-cell table:style-name="ce14"/>
          <table:covered-table-cell table:number-columns-repeated="4"/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No Wt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Wt Front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Wt Back</text:p>
          </table:table-cell>
          <table:covered-table-cell table:style-name="ce23"/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ms from start</text:p>
          </table:table-cell>
          <table:table-cell table:style-name="ce2" office:value-type="string" calcext:value-type="string">
            <text:p>Speed (in/s)</text:p>
          </table:table-cell>
          <table:table-cell table:style-name="ce17" office:value-type="string" calcext:value-type="string">
            <text:p>ms from start</text:p>
          </table:table-cell>
          <table:table-cell table:style-name="ce5" office:value-type="string" calcext:value-type="string">
            <text:p>Speed (in/s)</text:p>
          </table:table-cell>
          <table:table-cell table:style-name="ce21" office:value-type="string" calcext:value-type="string">
            <text:p>ms from start</text:p>
          </table:table-cell>
          <table:table-cell table:style-name="ce8" office:value-type="string" calcext:value-type="string">
            <text:p>Speed (in/s)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AVERAGE(['half height'.E3:.G3])" office:value-type="float" office:value="0" calcext:value-type="float">
            <text:p>0</text:p>
          </table:table-cell>
          <table:table-cell table:style-name="ce3"/>
          <table:table-cell table:style-name="ce18" table:formula="of:=AVERAGE(['half height'.E14:.G14])" office:value-type="float" office:value="0" calcext:value-type="float">
            <text:p>0</text:p>
          </table:table-cell>
          <table:table-cell table:style-name="ce6"/>
          <table:table-cell table:style-name="ce22" table:formula="of:=AVERAGE(['half height'.E25:.G25])" office:value-type="float" office:value="0" calcext:value-type="float">
            <text:p>0</text:p>
          </table:table-cell>
          <table:table-cell table:style-name="ce9"/>
          <table:table-cell table:number-columns-repeated="12"/>
        </table:table-row>
        <table:table-row table:style-name="ro1">
          <table:table-cell/>
          <table:table-cell table:style-name="ce13" table:formula="of:=AVERAGE(['half height'.E4:.G4])" office:value-type="float" office:value="90.3333333333333" calcext:value-type="float">
            <text:p>90</text:p>
          </table:table-cell>
          <table:table-cell table:style-name="ce13" table:formula="of:=4500/(['half height'.B41]-['half height'.B40])" office:value-type="float" office:value="49.8154981549816" calcext:value-type="float">
            <text:p>50</text:p>
          </table:table-cell>
          <table:table-cell table:style-name="ce18" table:formula="of:=AVERAGE(['half height'.E15:.G15])" office:value-type="float" office:value="86.6666666666667" calcext:value-type="float">
            <text:p>87</text:p>
          </table:table-cell>
          <table:table-cell table:style-name="ce18" table:formula="of:=4500/(['half height'.D41]-['half height'.D40])" office:value-type="float" office:value="51.9230769230769" calcext:value-type="float">
            <text:p>52</text:p>
          </table:table-cell>
          <table:table-cell table:style-name="ce22" table:formula="of:=AVERAGE(['half height'.E26:.G26])" office:value-type="float" office:value="86.3333333333333" calcext:value-type="float">
            <text:p>86</text:p>
          </table:table-cell>
          <table:table-cell table:style-name="ce22" table:formula="of:=4500/(['half height'.F41]-['half height'.F40])" office:value-type="float" office:value="52.1235521235521" calcext:value-type="float">
            <text:p>52</text:p>
          </table:table-cell>
          <table:table-cell/>
          <table:table-cell office:value-type="string" calcext:value-type="string">
            <text:p>35 in/s = 2 mph</text:p>
          </table:table-cell>
          <table:table-cell table:number-columns-repeated="10"/>
        </table:table-row>
        <table:table-row table:style-name="ro1">
          <table:table-cell/>
          <table:table-cell table:style-name="ce13" table:formula="of:=AVERAGE(['half height'.E5:.G5])" office:value-type="float" office:value="434.666666666667" calcext:value-type="float">
            <text:p>435</text:p>
          </table:table-cell>
          <table:table-cell table:style-name="ce13"/>
          <table:table-cell table:style-name="ce18" table:formula="of:=AVERAGE(['half height'.E16:.G16])" office:value-type="float" office:value="418.333333333333" calcext:value-type="float">
            <text:p>418</text:p>
          </table:table-cell>
          <table:table-cell table:style-name="ce18"/>
          <table:table-cell table:style-name="ce22" table:formula="of:=AVERAGE(['half height'.E27:.G27])" office:value-type="float" office:value="416.333333333333" calcext:value-type="float">
            <text:p>416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half height'.E6:.G6])" office:value-type="float" office:value="477.666666666667" calcext:value-type="float">
            <text:p>478</text:p>
          </table:table-cell>
          <table:table-cell table:style-name="ce13" table:formula="of:=4500/(['half height'.B43]-['half height'.B42])" office:value-type="float" office:value="104.651162790698" calcext:value-type="float">
            <text:p>105</text:p>
          </table:table-cell>
          <table:table-cell table:style-name="ce18" table:formula="of:=AVERAGE(['half height'.E17:.G17])" office:value-type="float" office:value="459" calcext:value-type="float">
            <text:p>459</text:p>
          </table:table-cell>
          <table:table-cell table:style-name="ce18" table:formula="of:=4500/(['half height'.D43]-['half height'.D42])" office:value-type="float" office:value="110.655737704918" calcext:value-type="float">
            <text:p>111</text:p>
          </table:table-cell>
          <table:table-cell table:style-name="ce22" table:formula="of:=AVERAGE(['half height'.E28:.G28])" office:value-type="float" office:value="456.666666666667" calcext:value-type="float">
            <text:p>457</text:p>
          </table:table-cell>
          <table:table-cell table:style-name="ce22" table:formula="of:=4500/(['half height'.F43]-['half height'.F42])" office:value-type="float" office:value="111.570247933884" calcext:value-type="float">
            <text:p>112</text:p>
          </table:table-cell>
          <table:table-cell/>
          <table:table-cell office:value-type="string" calcext:value-type="string">
            <text:p>176 in/s = 10 mph</text:p>
          </table:table-cell>
          <table:table-cell table:number-columns-repeated="10"/>
        </table:table-row>
        <table:table-row table:style-name="ro1">
          <table:table-cell/>
          <table:table-cell table:style-name="ce13" table:formula="of:=AVERAGE(['half height'.E7:.G7])" office:value-type="float" office:value="766" calcext:value-type="float">
            <text:p>766</text:p>
          </table:table-cell>
          <table:table-cell table:style-name="ce13"/>
          <table:table-cell table:style-name="ce18" table:formula="of:=AVERAGE(['half height'.E18:.G18])" office:value-type="float" office:value="735.666666666667" calcext:value-type="float">
            <text:p>736</text:p>
          </table:table-cell>
          <table:table-cell table:style-name="ce18"/>
          <table:table-cell table:style-name="ce22" table:formula="of:=AVERAGE(['half height'.E29:.G29])" office:value-type="float" office:value="728.666666666667" calcext:value-type="float">
            <text:p>729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half height'.E8:.G8])" office:value-type="float" office:value="803" calcext:value-type="float">
            <text:p>803</text:p>
          </table:table-cell>
          <table:table-cell table:style-name="ce13" table:formula="of:=4500/(['half height'.B45]-['half height'.B44])" office:value-type="float" office:value="121.621621621622" calcext:value-type="float">
            <text:p>122</text:p>
          </table:table-cell>
          <table:table-cell table:style-name="ce18" table:formula="of:=AVERAGE(['half height'.E19:.G19])" office:value-type="float" office:value="771.666666666667" calcext:value-type="float">
            <text:p>772</text:p>
          </table:table-cell>
          <table:table-cell table:style-name="ce18" table:formula="of:=4500/(['half height'.D45]-['half height'.D44])" office:value-type="float" office:value="125" calcext:value-type="float">
            <text:p>125</text:p>
          </table:table-cell>
          <table:table-cell table:style-name="ce22" table:formula="of:=AVERAGE(['half height'.E30:.G30])" office:value-type="float" office:value="764" calcext:value-type="float">
            <text:p>764</text:p>
          </table:table-cell>
          <table:table-cell table:style-name="ce22" table:formula="of:=4500/(['half height'.F45]-['half height'.F44])" office:value-type="float" office:value="127.358490566038" calcext:value-type="float">
            <text:p>127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AVERAGE(['half height'.E9:.G9])" office:value-type="float" office:value="2302.66666666667" calcext:value-type="float">
            <text:p>2303</text:p>
          </table:table-cell>
          <table:table-cell table:style-name="ce13"/>
          <table:table-cell table:style-name="ce18" table:formula="of:=AVERAGE(['half height'.E20:.G20])" office:value-type="float" office:value="2177" calcext:value-type="float">
            <text:p>2177</text:p>
          </table:table-cell>
          <table:table-cell table:style-name="ce18"/>
          <table:table-cell table:style-name="ce22" table:formula="of:=AVERAGE(['half height'.E31:.G31])" office:value-type="float" office:value="2111.66666666667" calcext:value-type="float">
            <text:p>2112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half height'.E10:.G10])" office:value-type="float" office:value="2348.33333333333" calcext:value-type="float">
            <text:p>2348</text:p>
          </table:table-cell>
          <table:table-cell table:style-name="ce13" table:formula="of:=4500/(['half height'.B47]-['half height'.B46])" office:value-type="float" office:value="98.5401459854008" calcext:value-type="float">
            <text:p>99</text:p>
          </table:table-cell>
          <table:table-cell table:style-name="ce18" table:formula="of:=AVERAGE(['half height'.E21:.G21])" office:value-type="float" office:value="2218.33333333333" calcext:value-type="float">
            <text:p>2218</text:p>
          </table:table-cell>
          <table:table-cell table:style-name="ce18" table:formula="of:=4500/(['half height'.D47]-['half height'.D46])" office:value-type="float" office:value="108.870967741935" calcext:value-type="float">
            <text:p>109</text:p>
          </table:table-cell>
          <table:table-cell table:style-name="ce22" table:formula="of:=AVERAGE(['half height'.E32:.G32])" office:value-type="float" office:value="2151" calcext:value-type="float">
            <text:p>2151</text:p>
          </table:table-cell>
          <table:table-cell table:style-name="ce22" table:formula="of:=4500/(['half height'.F47]-['half height'.F46])" office:value-type="float" office:value="114.406779661017" calcext:value-type="float">
            <text:p>114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4" table:number-columns-spanned="4" table:number-rows-spanned="1"/>
          <table:covered-table-cell table:number-columns-repeated="3"/>
          <table:table-cell table:number-columns-repeated="12"/>
        </table:table-row>
        <table:table-row table:style-name="ro1" table:number-rows-repeated="5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quarter height" table:style-name="ta1">
        <table:shapes>
          <draw:frame draw:z-index="0" draw:style-name="gr1" draw:text-style-name="P1" svg:width="684.17pt" svg:height="474.46pt" svg:x="599.41pt" svg:y="129.69pt">
            <loext:p draw:notify-on-update-of-ranges="'quarter height'.J2:'quarter height'.J2 'quarter height'.J3:'quarter height'.J10 'quarter height'.K2:'quarter height'.K2 'quarter height'.K3:'quarter height'.K10 'quarter height'.J2:'quarter height'.J2 'quarter height'.J3:'quarter height'.J10 'quarter height'.L2:'quarter height'.L2 'quarter height'.L3:'quarter height'.L10 'quarter height'.J2:'quarter height'.J2 'quarter height'.J3:'quarter height'.J10 'quarter height'.M2:'quarter height'.M2 'quarter height'.M3:'quarter height'.M10 'quarter height'.J2:'quarter height'.J2 'quarter height'.J3:'quarter height'.J10 'quarter height'.N2:'quarter height'.N2 'quarter height'.N3:'quarter height'.N10 'quarter height'.J2:'quarter height'.J2 'quarter height'.J3:'quarter height'.J10 'quarter height'.O2:'quarter height'.O2 'quarter height'.O3:'quarter height'.O10 'quarter height'.J2:'quarter height'.J2 'quarter height'.J3:'quarter height'.J10 'quarter height'.P2:'quarter height'.P2 'quarter height'.P3:'quarter height'.P10 'quarter height'.J2:'quarter height'.J2 'quarter height'.J3:'quarter height'.J10 'quarter height'.Q2:'quarter height'.Q2 'quarter height'.Q3:'quarter height'.Q10 'quarter height'.J2:'quarter height'.J2 'quarter height'.J3:'quarter height'.J10 'quarter height'.R2:'quarter height'.R2 'quarter height'.R3:'quarter height'.R10 'quarter height'.J2:'quarter height'.J2 'quarter height'.J3:'quarter height'.J10 'quarter height'.S2:'quarter height'.S2 'quarter height'.S3:'quarter height'.S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25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 Weight</text:p>
          </table:table-cell>
          <table:covered-table-cell table:number-columns-repeated="4" table:style-name="ce2"/>
          <table:covered-table-cell table:number-columns-repeated="2"/>
          <table:table-cell table:style-name="ce24"/>
          <table:table-cell table:number-columns-repeated="11"/>
        </table:table-row>
        <table:table-row table:style-name="ro1">
          <table:table-cell table:style-name="ce2" office:value-type="string" calcext:value-type="string">
            <text:p>beam</text:p>
          </table:table-cell>
          <table:table-cell table:style-name="ce1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/>
          <table:table-cell office:value-type="string" calcext:value-type="string">
            <text:p>Distance</text:p>
          </table:table-cell>
          <table:table-cell table:style-name="ce27" office:value-type="string" calcext:value-type="string">
            <text:p>None 1</text:p>
          </table:table-cell>
          <table:table-cell table:style-name="ce27" office:value-type="string" calcext:value-type="string">
            <text:p>None 2</text:p>
          </table:table-cell>
          <table:table-cell table:style-name="ce27" office:value-type="string" calcext:value-type="string">
            <text:p>None 3</text:p>
          </table:table-cell>
          <table:table-cell table:style-name="ce27" office:value-type="string" calcext:value-type="string">
            <text:p>Front 1</text:p>
          </table:table-cell>
          <table:table-cell table:style-name="ce27" office:value-type="string" calcext:value-type="string">
            <text:p>Front 2</text:p>
          </table:table-cell>
          <table:table-cell office:value-type="string" calcext:value-type="string">
            <text:p>Front 3</text:p>
          </table:table-cell>
          <table:table-cell office:value-type="string" calcext:value-type="string">
            <text:p>Back 1</text:p>
          </table:table-cell>
          <table:table-cell office:value-type="string" calcext:value-type="string">
            <text:p>Back 2</text:p>
          </table:table-cell>
          <table:table-cell office:value-type="string" calcext:value-type="string">
            <text:p>Back3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1538497523694" calcext:value-type="float">
            <text:p>1538497523694</text:p>
          </table:table-cell>
          <table:table-cell office:value-type="float" office:value="1538497536654" calcext:value-type="float">
            <text:p>1538497536654</text:p>
          </table:table-cell>
          <table:table-cell office:value-type="float" office:value="1538497549026" calcext:value-type="float">
            <text:p>153849754902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6" table:formula="of:=STDEV(['quarter height'.E3:.G3])" office:value-type="float" office:value="0" calcext:value-type="float">
            <text:p>0.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1538497523694" calcext:value-type="float">
            <text:p>1538497523694</text:p>
          </table:table-cell>
          <table:table-cell office:value-type="float" office:value="1538497536654" calcext:value-type="float">
            <text:p>1538497536654</text:p>
          </table:table-cell>
          <table:table-cell office:value-type="float" office:value="1538497549026" calcext:value-type="float">
            <text:p>1538497549026</text:p>
          </table:table-cell>
          <table:table-cell table:style-name="ce3" table:formula="of:=['quarter height'.B4]-['quarter height'.B3]" office:value-type="float" office:value="0" calcext:value-type="float">
            <text:p>0</text:p>
          </table:table-cell>
          <table:table-cell table:style-name="ce3" table:formula="of:=['quarter height'.C4]-['quarter height'.C3]" office:value-type="float" office:value="0" calcext:value-type="float">
            <text:p>0</text:p>
          </table:table-cell>
          <table:table-cell table:style-name="ce3" table:formula="of:=['quarter height'.D4]-['quarter height'.D3]" office:value-type="float" office:value="0" calcext:value-type="float">
            <text:p>0</text:p>
          </table:table-cell>
          <table:table-cell table:style-name="ce26" table:formula="of:=STDEV(['quarter height'.E4:.G4])" office:value-type="float" office:value="0" calcext:value-type="float">
            <text:p>0.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38497523694" calcext:value-type="float">
            <text:p>1538497523694</text:p>
          </table:table-cell>
          <table:table-cell office:value-type="float" office:value="1538497536654" calcext:value-type="float">
            <text:p>1538497536654</text:p>
          </table:table-cell>
          <table:table-cell office:value-type="float" office:value="1538497549026" calcext:value-type="float">
            <text:p>1538497549026</text:p>
          </table:table-cell>
          <table:table-cell table:style-name="ce3" table:formula="of:=['quarter height'.B5]-['quarter height'.B3]" office:value-type="float" office:value="0" calcext:value-type="float">
            <text:p>0</text:p>
          </table:table-cell>
          <table:table-cell table:style-name="ce3" table:formula="of:=['quarter height'.C5]-['quarter height'.C3]" office:value-type="float" office:value="0" calcext:value-type="float">
            <text:p>0</text:p>
          </table:table-cell>
          <table:table-cell table:style-name="ce3" table:formula="of:=['quarter height'.D5]-['quarter height'.D3]" office:value-type="float" office:value="0" calcext:value-type="float">
            <text:p>0</text:p>
          </table:table-cell>
          <table:table-cell table:style-name="ce26" table:formula="of:=STDEV(['quarter height'.E5:.G5])" office:value-type="float" office:value="0" calcext:value-type="float">
            <text:p>0.0</text:p>
          </table:table-cell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538497523754" calcext:value-type="float">
            <text:p>1538497523754</text:p>
          </table:table-cell>
          <table:table-cell office:value-type="float" office:value="1538497536715" calcext:value-type="float">
            <text:p>1538497536715</text:p>
          </table:table-cell>
          <table:table-cell office:value-type="float" office:value="1538497549087" calcext:value-type="float">
            <text:p>1538497549087</text:p>
          </table:table-cell>
          <table:table-cell table:style-name="ce3" table:formula="of:=['quarter height'.B6]-['quarter height'.B3]" office:value-type="float" office:value="60" calcext:value-type="float">
            <text:p>60</text:p>
          </table:table-cell>
          <table:table-cell table:style-name="ce3" table:formula="of:=['quarter height'.C6]-['quarter height'.C3]" office:value-type="float" office:value="61" calcext:value-type="float">
            <text:p>61</text:p>
          </table:table-cell>
          <table:table-cell table:style-name="ce3" table:formula="of:=['quarter height'.D6]-['quarter height'.D3]" office:value-type="float" office:value="61" calcext:value-type="float">
            <text:p>61</text:p>
          </table:table-cell>
          <table:table-cell table:style-name="ce26" table:formula="of:=STDEV(['quarter height'.E6:.G6])" office:value-type="float" office:value="0.577350269189626" calcext:value-type="float">
            <text:p>0.6</text:p>
          </table:table-cell>
          <table:table-cell/>
          <table:table-cell table:formula="of:=['quarter height'.J5]+4.25" office:value-type="float" office:value="4.25" calcext:value-type="float">
            <text:p>4.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4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38497524132" calcext:value-type="float">
            <text:p>1538497524132</text:p>
          </table:table-cell>
          <table:table-cell office:value-type="float" office:value="1538497537093" calcext:value-type="float">
            <text:p>1538497537093</text:p>
          </table:table-cell>
          <table:table-cell office:value-type="float" office:value="1538497549465" calcext:value-type="float">
            <text:p>1538497549465</text:p>
          </table:table-cell>
          <table:table-cell table:style-name="ce3" table:formula="of:=['quarter height'.B7]-['quarter height'.B3]" office:value-type="float" office:value="438" calcext:value-type="float">
            <text:p>438</text:p>
          </table:table-cell>
          <table:table-cell table:style-name="ce3" table:formula="of:=['quarter height'.C7]-['quarter height'.C3]" office:value-type="float" office:value="439" calcext:value-type="float">
            <text:p>439</text:p>
          </table:table-cell>
          <table:table-cell table:style-name="ce3" table:formula="of:=['quarter height'.D7]-['quarter height'.D3]" office:value-type="float" office:value="439" calcext:value-type="float">
            <text:p>439</text:p>
          </table:table-cell>
          <table:table-cell table:style-name="ce26" table:formula="of:=STDEV(['quarter height'.E7:.G7])" office:value-type="float" office:value="0.577350269189626" calcext:value-type="float">
            <text:p>0.6</text:p>
          </table:table-cell>
          <table:table-cell/>
          <table:table-cell table:formula="of:=['quarter height'.J6]+38" office:value-type="float" office:value="42.25" calcext:value-type="float">
            <text:p>42.25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38497524179" calcext:value-type="float">
            <text:p>1538497524179</text:p>
          </table:table-cell>
          <table:table-cell office:value-type="float" office:value="1538497537141" calcext:value-type="float">
            <text:p>1538497537141</text:p>
          </table:table-cell>
          <table:table-cell office:value-type="float" office:value="1538497549513" calcext:value-type="float">
            <text:p>1538497549513</text:p>
          </table:table-cell>
          <table:table-cell table:style-name="ce3" table:formula="of:=['quarter height'.B8]-['quarter height'.B3]" office:value-type="float" office:value="485" calcext:value-type="float">
            <text:p>485</text:p>
          </table:table-cell>
          <table:table-cell table:style-name="ce3" table:formula="of:=['quarter height'.C8]-['quarter height'.C3]" office:value-type="float" office:value="487" calcext:value-type="float">
            <text:p>487</text:p>
          </table:table-cell>
          <table:table-cell table:style-name="ce3" table:formula="of:=['quarter height'.D8]-['quarter height'.D3]" office:value-type="float" office:value="487" calcext:value-type="float">
            <text:p>487</text:p>
          </table:table-cell>
          <table:table-cell table:style-name="ce26" table:formula="of:=STDEV(['quarter height'.E8:.G8])" office:value-type="float" office:value="1.15470053837925" calcext:value-type="float">
            <text:p>1.2</text:p>
          </table:table-cell>
          <table:table-cell/>
          <table:table-cell table:formula="of:=['quarter height'.J7]+4.25" office:value-type="float" office:value="46.5" calcext:value-type="float">
            <text:p>46.5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538497526185" calcext:value-type="float">
            <text:p>1538497526185</text:p>
          </table:table-cell>
          <table:table-cell office:value-type="float" office:value="1538497539129" calcext:value-type="float">
            <text:p>1538497539129</text:p>
          </table:table-cell>
          <table:table-cell office:value-type="float" office:value="1538497551540" calcext:value-type="float">
            <text:p>1538497551540</text:p>
          </table:table-cell>
          <table:table-cell table:style-name="ce3" table:formula="of:=['quarter height'.B9]-['quarter height'.B3]" office:value-type="float" office:value="2491" calcext:value-type="float">
            <text:p>2491</text:p>
          </table:table-cell>
          <table:table-cell table:style-name="ce3" table:formula="of:=['quarter height'.C9]-['quarter height'.C3]" office:value-type="float" office:value="2475" calcext:value-type="float">
            <text:p>2475</text:p>
          </table:table-cell>
          <table:table-cell table:style-name="ce3" table:formula="of:=['quarter height'.D9]-['quarter height'.D3]" office:value-type="float" office:value="2514" calcext:value-type="float">
            <text:p>2514</text:p>
          </table:table-cell>
          <table:table-cell table:style-name="ce26" table:formula="of:=STDEV(['quarter height'.E9:.G9])" office:value-type="float" office:value="19.6044212700435" calcext:value-type="float">
            <text:p>19.6</text:p>
          </table:table-cell>
          <table:table-cell/>
          <table:table-cell table:formula="of:=['quarter height'.J8]+165" office:value-type="float" office:value="211.5" calcext:value-type="float">
            <text:p>211.5</text:p>
          </table:table-cell>
          <table:table-cell office:value-type="float" office:value="2491" calcext:value-type="float">
            <text:p>2491</text:p>
          </table:table-cell>
          <table:table-cell office:value-type="float" office:value="2475" calcext:value-type="float">
            <text:p>2475</text:p>
          </table:table-cell>
          <table:table-cell office:value-type="float" office:value="2514" calcext:value-type="float">
            <text:p>2514</text:p>
          </table:table-cell>
          <table:table-cell office:value-type="float" office:value="2388" calcext:value-type="float">
            <text:p>2388</text:p>
          </table:table-cell>
          <table:table-cell office:value-type="float" office:value="2357" calcext:value-type="float">
            <text:p>2357</text:p>
          </table:table-cell>
          <table:table-cell office:value-type="float" office:value="2389" calcext:value-type="float">
            <text:p>2389</text:p>
          </table:table-cell>
          <table:table-cell office:value-type="float" office:value="2213" calcext:value-type="float">
            <text:p>2213</text:p>
          </table:table-cell>
          <table:table-cell office:value-type="float" office:value="2211" calcext:value-type="float">
            <text:p>2211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538497526248" calcext:value-type="float">
            <text:p>1538497526248</text:p>
          </table:table-cell>
          <table:table-cell office:value-type="float" office:value="1538497539192" calcext:value-type="float">
            <text:p>1538497539192</text:p>
          </table:table-cell>
          <table:table-cell office:value-type="float" office:value="1538497551605" calcext:value-type="float">
            <text:p>1538497551605</text:p>
          </table:table-cell>
          <table:table-cell table:style-name="ce3" table:formula="of:=['quarter height'.B10]-['quarter height'.B3]" office:value-type="float" office:value="2554" calcext:value-type="float">
            <text:p>2554</text:p>
          </table:table-cell>
          <table:table-cell table:style-name="ce3" table:formula="of:=['quarter height'.C10]-['quarter height'.C3]" office:value-type="float" office:value="2538" calcext:value-type="float">
            <text:p>2538</text:p>
          </table:table-cell>
          <table:table-cell table:style-name="ce3" table:formula="of:=['quarter height'.D10]-['quarter height'.D3]" office:value-type="float" office:value="2579" calcext:value-type="float">
            <text:p>2579</text:p>
          </table:table-cell>
          <table:table-cell table:style-name="ce26" table:formula="of:=STDEV(['quarter height'.E10:.G10])" office:value-type="float" office:value="20.6639783197718" calcext:value-type="float">
            <text:p>20.7</text:p>
          </table:table-cell>
          <table:table-cell/>
          <table:table-cell table:formula="of:=['quarter height'.J9]+4.25" office:value-type="float" office:value="215.75" calcext:value-type="float">
            <text:p>215.75</text:p>
          </table:table-cell>
          <table:table-cell office:value-type="float" office:value="2554" calcext:value-type="float">
            <text:p>2554</text:p>
          </table:table-cell>
          <table:table-cell office:value-type="float" office:value="2538" calcext:value-type="float">
            <text:p>2538</text:p>
          </table:table-cell>
          <table:table-cell office:value-type="float" office:value="2579" calcext:value-type="float">
            <text:p>2579</text:p>
          </table:table-cell>
          <table:table-cell office:value-type="float" office:value="2447" calcext:value-type="float">
            <text:p>2447</text:p>
          </table:table-cell>
          <table:table-cell office:value-type="float" office:value="2415" calcext:value-type="float">
            <text:p>2415</text:p>
          </table:table-cell>
          <table:table-cell office:value-type="float" office:value="2448" calcext:value-type="float">
            <text:p>2448</text:p>
          </table:table-cell>
          <table:table-cell office:value-type="float" office:value="2264" calcext:value-type="float">
            <text:p>2264</text:p>
          </table:table-cell>
          <table:table-cell office:value-type="float" office:value="2263" calcext:value-type="float">
            <text:p>2263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 table:number-columns-spanned="7" table:number-rows-spanned="1">
            <text:p>Weight on front</text:p>
          </table:table-cell>
          <table:covered-table-cell table:number-columns-repeated="4" table:style-name="ce5"/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 calcext:value-type="string">
            <text:p>beam</text:p>
          </table:table-cell>
          <table:table-cell table:style-name="ce4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float" office:value="1538497573374" calcext:value-type="float">
            <text:p>1538497573374</text:p>
          </table:table-cell>
          <table:table-cell office:value-type="float" office:value="1538497599446" calcext:value-type="float">
            <text:p>1538497599446</text:p>
          </table:table-cell>
          <table:table-cell office:value-type="float" office:value="1538497613839" calcext:value-type="float">
            <text:p>1538497613839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6" table:formula="of:=STDEV(['quarter height'.E14:.G14])" office:value-type="float" office:value="0" calcext:value-type="float">
            <text:p>0.0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float" office:value="1538497573374" calcext:value-type="float">
            <text:p>1538497573374</text:p>
          </table:table-cell>
          <table:table-cell office:value-type="float" office:value="1538497599446" calcext:value-type="float">
            <text:p>1538497599446</text:p>
          </table:table-cell>
          <table:table-cell office:value-type="float" office:value="1538497613839" calcext:value-type="float">
            <text:p>1538497613839</text:p>
          </table:table-cell>
          <table:table-cell table:style-name="ce6" table:formula="of:=['quarter height'.B15]-['quarter height'.B14]" office:value-type="float" office:value="0" calcext:value-type="float">
            <text:p>0</text:p>
          </table:table-cell>
          <table:table-cell table:style-name="ce6" table:formula="of:=['quarter height'.C15]-['quarter height'.C14]" office:value-type="float" office:value="0" calcext:value-type="float">
            <text:p>0</text:p>
          </table:table-cell>
          <table:table-cell table:style-name="ce6" table:formula="of:=['quarter height'.D15]-['quarter height'.D14]" office:value-type="float" office:value="0" calcext:value-type="float">
            <text:p>0</text:p>
          </table:table-cell>
          <table:table-cell table:style-name="ce26" table:formula="of:=STDEV(['quarter height'.E15:.G15])" office:value-type="float" office:value="0" calcext:value-type="float">
            <text:p>0.0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538497573374" calcext:value-type="float">
            <text:p>1538497573374</text:p>
          </table:table-cell>
          <table:table-cell office:value-type="float" office:value="1538497599446" calcext:value-type="float">
            <text:p>1538497599446</text:p>
          </table:table-cell>
          <table:table-cell office:value-type="float" office:value="1538497613839" calcext:value-type="float">
            <text:p>1538497613839</text:p>
          </table:table-cell>
          <table:table-cell table:style-name="ce6" table:formula="of:=['quarter height'.B16]-['quarter height'.B14]" office:value-type="float" office:value="0" calcext:value-type="float">
            <text:p>0</text:p>
          </table:table-cell>
          <table:table-cell table:style-name="ce6" table:formula="of:=['quarter height'.C16]-['quarter height'.C14]" office:value-type="float" office:value="0" calcext:value-type="float">
            <text:p>0</text:p>
          </table:table-cell>
          <table:table-cell table:style-name="ce6" table:formula="of:=['quarter height'.D16]-['quarter height'.D14]" office:value-type="float" office:value="0" calcext:value-type="float">
            <text:p>0</text:p>
          </table:table-cell>
          <table:table-cell table:style-name="ce26" table:formula="of:=STDEV(['quarter height'.E16:.G16])" office:value-type="float" office:value="0" calcext:value-type="float">
            <text:p>0.0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538497573433" calcext:value-type="float">
            <text:p>1538497573433</text:p>
          </table:table-cell>
          <table:table-cell office:value-type="float" office:value="1538497599505" calcext:value-type="float">
            <text:p>1538497599505</text:p>
          </table:table-cell>
          <table:table-cell office:value-type="float" office:value="1538497613898" calcext:value-type="float">
            <text:p>1538497613898</text:p>
          </table:table-cell>
          <table:table-cell table:style-name="ce6" table:formula="of:=['quarter height'.B17]-['quarter height'.B14]" office:value-type="float" office:value="59" calcext:value-type="float">
            <text:p>59</text:p>
          </table:table-cell>
          <table:table-cell table:style-name="ce6" table:formula="of:=['quarter height'.C17]-['quarter height'.C14]" office:value-type="float" office:value="59" calcext:value-type="float">
            <text:p>59</text:p>
          </table:table-cell>
          <table:table-cell table:style-name="ce6" table:formula="of:=['quarter height'.D17]-['quarter height'.D14]" office:value-type="float" office:value="59" calcext:value-type="float">
            <text:p>59</text:p>
          </table:table-cell>
          <table:table-cell table:style-name="ce26" table:formula="of:=STDEV(['quarter height'.E17:.G17])" office:value-type="float" office:value="0" calcext:value-type="float">
            <text:p>0.0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1538497573797" calcext:value-type="float">
            <text:p>1538497573797</text:p>
          </table:table-cell>
          <table:table-cell office:value-type="float" office:value="1538497599868" calcext:value-type="float">
            <text:p>1538497599868</text:p>
          </table:table-cell>
          <table:table-cell office:value-type="float" office:value="1538497614262" calcext:value-type="float">
            <text:p>1538497614262</text:p>
          </table:table-cell>
          <table:table-cell table:style-name="ce6" table:formula="of:=['quarter height'.B18]-['quarter height'.B14]" office:value-type="float" office:value="423" calcext:value-type="float">
            <text:p>423</text:p>
          </table:table-cell>
          <table:table-cell table:style-name="ce6" table:formula="of:=['quarter height'.C18]-['quarter height'.C14]" office:value-type="float" office:value="422" calcext:value-type="float">
            <text:p>422</text:p>
          </table:table-cell>
          <table:table-cell table:style-name="ce6" table:formula="of:=['quarter height'.D18]-['quarter height'.D14]" office:value-type="float" office:value="423" calcext:value-type="float">
            <text:p>423</text:p>
          </table:table-cell>
          <table:table-cell table:style-name="ce26" table:formula="of:=STDEV(['quarter height'.E18:.G18])" office:value-type="float" office:value="0.577350269189626" calcext:value-type="float">
            <text:p>0.6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1538497573844" calcext:value-type="float">
            <text:p>1538497573844</text:p>
          </table:table-cell>
          <table:table-cell office:value-type="float" office:value="1538497599914" calcext:value-type="float">
            <text:p>1538497599914</text:p>
          </table:table-cell>
          <table:table-cell office:value-type="float" office:value="1538497614309" calcext:value-type="float">
            <text:p>1538497614309</text:p>
          </table:table-cell>
          <table:table-cell table:style-name="ce6" table:formula="of:=['quarter height'.B19]-['quarter height'.B14]" office:value-type="float" office:value="470" calcext:value-type="float">
            <text:p>470</text:p>
          </table:table-cell>
          <table:table-cell table:style-name="ce6" table:formula="of:=['quarter height'.C19]-['quarter height'.C14]" office:value-type="float" office:value="468" calcext:value-type="float">
            <text:p>468</text:p>
          </table:table-cell>
          <table:table-cell table:style-name="ce6" table:formula="of:=['quarter height'.D19]-['quarter height'.D14]" office:value-type="float" office:value="470" calcext:value-type="float">
            <text:p>470</text:p>
          </table:table-cell>
          <table:table-cell table:style-name="ce26" table:formula="of:=STDEV(['quarter height'.E19:.G19])" office:value-type="float" office:value="1.15470053837925" calcext:value-type="float">
            <text:p>1.2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1538497575762" calcext:value-type="float">
            <text:p>1538497575762</text:p>
          </table:table-cell>
          <table:table-cell office:value-type="float" office:value="1538497601803" calcext:value-type="float">
            <text:p>1538497601803</text:p>
          </table:table-cell>
          <table:table-cell office:value-type="float" office:value="1538497616228" calcext:value-type="float">
            <text:p>1538497616228</text:p>
          </table:table-cell>
          <table:table-cell table:style-name="ce6" table:formula="of:=['quarter height'.B20]-['quarter height'.B14]" office:value-type="float" office:value="2388" calcext:value-type="float">
            <text:p>2388</text:p>
          </table:table-cell>
          <table:table-cell table:style-name="ce6" table:formula="of:=['quarter height'.C20]-['quarter height'.C14]" office:value-type="float" office:value="2357" calcext:value-type="float">
            <text:p>2357</text:p>
          </table:table-cell>
          <table:table-cell table:style-name="ce6" table:formula="of:=['quarter height'.D20]-['quarter height'.D14]" office:value-type="float" office:value="2389" calcext:value-type="float">
            <text:p>2389</text:p>
          </table:table-cell>
          <table:table-cell table:style-name="ce26" table:formula="of:=STDEV(['quarter height'.E20:.G20])" office:value-type="float" office:value="18.1934053986603" calcext:value-type="float">
            <text:p>18.2</text:p>
          </table:table-cell>
          <table:table-cell/>
          <table:table-cell table:style-name="ce28" table:number-columns-repeated="3"/>
          <table:table-cell table:number-columns-repeated="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1538497575821" calcext:value-type="float">
            <text:p>1538497575821</text:p>
          </table:table-cell>
          <table:table-cell office:value-type="float" office:value="1538497601861" calcext:value-type="float">
            <text:p>1538497601861</text:p>
          </table:table-cell>
          <table:table-cell office:value-type="float" office:value="1538497616287" calcext:value-type="float">
            <text:p>1538497616287</text:p>
          </table:table-cell>
          <table:table-cell table:style-name="ce6" table:formula="of:=['quarter height'.B21]-['quarter height'.B14]" office:value-type="float" office:value="2447" calcext:value-type="float">
            <text:p>2447</text:p>
          </table:table-cell>
          <table:table-cell table:style-name="ce6" table:formula="of:=['quarter height'.C21]-['quarter height'.C14]" office:value-type="float" office:value="2415" calcext:value-type="float">
            <text:p>2415</text:p>
          </table:table-cell>
          <table:table-cell table:style-name="ce6" table:formula="of:=['quarter height'.D21]-['quarter height'.D14]" office:value-type="float" office:value="2448" calcext:value-type="float">
            <text:p>2448</text:p>
          </table:table-cell>
          <table:table-cell table:style-name="ce26" table:formula="of:=STDEV(['quarter height'.E21:.G21])" office:value-type="float" office:value="18.7705443004015" calcext:value-type="float">
            <text:p>18.8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style-name="ce7" office:value-type="string" calcext:value-type="string" table:number-columns-spanned="7" table:number-rows-spanned="1">
            <text:p>Weight on back</text:p>
          </table:table-cell>
          <table:covered-table-cell table:number-columns-repeated="4" table:style-name="ce8"/>
          <table:covered-table-cell table:number-columns-repeated="2"/>
          <table:table-cell table:number-columns-repeated="12"/>
        </table:table-row>
        <table:table-row table:style-name="ro1">
          <table:table-cell table:style-name="ce8" office:value-type="string" calcext:value-type="string">
            <text:p>beam</text:p>
          </table:table-cell>
          <table:table-cell table:style-name="ce7" office:value-type="string" calcext:value-type="string" table:number-columns-spanned="3" table:number-rows-spanned="1">
            <text:p>time stamp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ms from start</text:p>
          </table:table-cell>
          <table:covered-table-cell table:number-columns-repeated="2"/>
          <table:table-cell office:value-type="string" calcext:value-type="string">
            <text:p>Standard Dev</text:p>
          </table:table-cell>
          <table:table-cell table:number-columns-repeated="11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1538497636028" calcext:value-type="float">
            <text:p>1538497636028</text:p>
          </table:table-cell>
          <table:table-cell office:value-type="float" office:value="1538497649530" calcext:value-type="float">
            <text:p>1538497649530</text:p>
          </table:table-cell>
          <table:table-cell office:value-type="float" office:value="1538497662383" calcext:value-type="float">
            <text:p>153849766238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6" table:formula="of:=STDEV(['quarter height'.E25:.G25])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1538497636028" calcext:value-type="float">
            <text:p>1538497636028</text:p>
          </table:table-cell>
          <table:table-cell office:value-type="float" office:value="1538497649530" calcext:value-type="float">
            <text:p>1538497649530</text:p>
          </table:table-cell>
          <table:table-cell office:value-type="float" office:value="1538497662383" calcext:value-type="float">
            <text:p>1538497662383</text:p>
          </table:table-cell>
          <table:table-cell table:style-name="ce9" table:formula="of:=['quarter height'.B26]-['quarter height'.B25]" office:value-type="float" office:value="0" calcext:value-type="float">
            <text:p>0</text:p>
          </table:table-cell>
          <table:table-cell table:style-name="ce9" table:formula="of:=['quarter height'.C26]-['quarter height'.C25]" office:value-type="float" office:value="0" calcext:value-type="float">
            <text:p>0</text:p>
          </table:table-cell>
          <table:table-cell table:style-name="ce9" table:formula="of:=['quarter height'.D26]-['quarter height'.D25]" office:value-type="float" office:value="0" calcext:value-type="float">
            <text:p>0</text:p>
          </table:table-cell>
          <table:table-cell table:style-name="ce26" table:formula="of:=STDEV(['quarter height'.E26:.G26])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1538497636028" calcext:value-type="float">
            <text:p>1538497636028</text:p>
          </table:table-cell>
          <table:table-cell office:value-type="float" office:value="1538497649530" calcext:value-type="float">
            <text:p>1538497649530</text:p>
          </table:table-cell>
          <table:table-cell office:value-type="float" office:value="1538497662383" calcext:value-type="float">
            <text:p>1538497662383</text:p>
          </table:table-cell>
          <table:table-cell table:style-name="ce9" table:formula="of:=['quarter height'.B27]-['quarter height'.B25]" office:value-type="float" office:value="0" calcext:value-type="float">
            <text:p>0</text:p>
          </table:table-cell>
          <table:table-cell table:style-name="ce9" table:formula="of:=['quarter height'.C27]-['quarter height'.C25]" office:value-type="float" office:value="0" calcext:value-type="float">
            <text:p>0</text:p>
          </table:table-cell>
          <table:table-cell table:style-name="ce9" table:formula="of:=['quarter height'.D27]-['quarter height'.D25]" office:value-type="float" office:value="0" calcext:value-type="float">
            <text:p>0</text:p>
          </table:table-cell>
          <table:table-cell table:style-name="ce26" table:formula="of:=STDEV(['quarter height'.E27:.G27])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float" office:value="1538497636087" calcext:value-type="float">
            <text:p>1538497636087</text:p>
          </table:table-cell>
          <table:table-cell office:value-type="float" office:value="1538497649588" calcext:value-type="float">
            <text:p>1538497649588</text:p>
          </table:table-cell>
          <table:table-cell office:value-type="float" office:value="1538497662442" calcext:value-type="float">
            <text:p>1538497662442</text:p>
          </table:table-cell>
          <table:table-cell table:style-name="ce9" table:formula="of:=['quarter height'.B28]-['quarter height'.B25]" office:value-type="float" office:value="59" calcext:value-type="float">
            <text:p>59</text:p>
          </table:table-cell>
          <table:table-cell table:style-name="ce9" table:formula="of:=['quarter height'.C28]-['quarter height'.C25]" office:value-type="float" office:value="58" calcext:value-type="float">
            <text:p>58</text:p>
          </table:table-cell>
          <table:table-cell table:style-name="ce9" table:formula="of:=['quarter height'.D28]-['quarter height'.D25]" office:value-type="float" office:value="59" calcext:value-type="float">
            <text:p>59</text:p>
          </table:table-cell>
          <table:table-cell table:style-name="ce26" table:formula="of:=STDEV(['quarter height'.E28:.G28])" office:value-type="float" office:value="0.577350269189626" calcext:value-type="float">
            <text:p>0.6</text:p>
          </table:table-cell>
          <table:table-cell table:number-columns-repeated="1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1538497636442" calcext:value-type="float">
            <text:p>1538497636442</text:p>
          </table:table-cell>
          <table:table-cell office:value-type="float" office:value="1538497649943" calcext:value-type="float">
            <text:p>1538497649943</text:p>
          </table:table-cell>
          <table:table-cell office:value-type="float" office:value="1538497662797" calcext:value-type="float">
            <text:p>1538497662797</text:p>
          </table:table-cell>
          <table:table-cell table:style-name="ce9" table:formula="of:=['quarter height'.B29]-['quarter height'.B25]" office:value-type="float" office:value="414" calcext:value-type="float">
            <text:p>414</text:p>
          </table:table-cell>
          <table:table-cell table:style-name="ce9" table:formula="of:=['quarter height'.C29]-['quarter height'.C25]" office:value-type="float" office:value="413" calcext:value-type="float">
            <text:p>413</text:p>
          </table:table-cell>
          <table:table-cell table:style-name="ce9" table:formula="of:=['quarter height'.D29]-['quarter height'.D25]" office:value-type="float" office:value="414" calcext:value-type="float">
            <text:p>414</text:p>
          </table:table-cell>
          <table:table-cell table:style-name="ce26" table:formula="of:=STDEV(['quarter height'.E29:.G29])" office:value-type="float" office:value="0.577350269189626" calcext:value-type="float">
            <text:p>0.6</text:p>
          </table:table-cell>
          <table:table-cell table:number-columns-repeated="1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1538497636486" calcext:value-type="float">
            <text:p>1538497636486</text:p>
          </table:table-cell>
          <table:table-cell office:value-type="float" office:value="1538497649987" calcext:value-type="float">
            <text:p>1538497649987</text:p>
          </table:table-cell>
          <table:table-cell office:value-type="float" office:value="1538497662842" calcext:value-type="float">
            <text:p>1538497662842</text:p>
          </table:table-cell>
          <table:table-cell table:style-name="ce9" table:formula="of:=['quarter height'.B30]-['quarter height'.B25]" office:value-type="float" office:value="458" calcext:value-type="float">
            <text:p>458</text:p>
          </table:table-cell>
          <table:table-cell table:style-name="ce9" table:formula="of:=['quarter height'.C30]-['quarter height'.C25]" office:value-type="float" office:value="457" calcext:value-type="float">
            <text:p>457</text:p>
          </table:table-cell>
          <table:table-cell table:style-name="ce9" table:formula="of:=['quarter height'.D30]-['quarter height'.D25]" office:value-type="float" office:value="459" calcext:value-type="float">
            <text:p>459</text:p>
          </table:table-cell>
          <table:table-cell table:style-name="ce26" table:formula="of:=STDEV(['quarter height'.E30:.G30])" office:value-type="float" office:value="1" calcext:value-type="float">
            <text:p>1.0</text:p>
          </table:table-cell>
          <table:table-cell table:number-columns-repeated="1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1538497638241" calcext:value-type="float">
            <text:p>1538497638241</text:p>
          </table:table-cell>
          <table:table-cell office:value-type="float" office:value="1538497651741" calcext:value-type="float">
            <text:p>1538497651741</text:p>
          </table:table-cell>
          <table:table-cell office:value-type="float" office:value="1538497664608" calcext:value-type="float">
            <text:p>1538497664608</text:p>
          </table:table-cell>
          <table:table-cell table:style-name="ce9" table:formula="of:=['quarter height'.B31]-['quarter height'.B25]" office:value-type="float" office:value="2213" calcext:value-type="float">
            <text:p>2213</text:p>
          </table:table-cell>
          <table:table-cell table:style-name="ce9" table:formula="of:=['quarter height'.C31]-['quarter height'.C25]" office:value-type="float" office:value="2211" calcext:value-type="float">
            <text:p>2211</text:p>
          </table:table-cell>
          <table:table-cell table:style-name="ce9" table:formula="of:=['quarter height'.D31]-['quarter height'.D25]" office:value-type="float" office:value="2225" calcext:value-type="float">
            <text:p>2225</text:p>
          </table:table-cell>
          <table:table-cell table:style-name="ce26" table:formula="of:=STDEV(['quarter height'.E31:.G31])" office:value-type="float" office:value="7.57187779440037" calcext:value-type="float">
            <text:p>7.6</text:p>
          </table:table-cell>
          <table:table-cell table:number-columns-repeated="1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float" office:value="1538497638292" calcext:value-type="float">
            <text:p>1538497638292</text:p>
          </table:table-cell>
          <table:table-cell office:value-type="float" office:value="1538497651793" calcext:value-type="float">
            <text:p>1538497651793</text:p>
          </table:table-cell>
          <table:table-cell office:value-type="float" office:value="1538497664660" calcext:value-type="float">
            <text:p>1538497664660</text:p>
          </table:table-cell>
          <table:table-cell table:style-name="ce9" table:formula="of:=['quarter height'.B32]-['quarter height'.B25]" office:value-type="float" office:value="2264" calcext:value-type="float">
            <text:p>2264</text:p>
          </table:table-cell>
          <table:table-cell table:style-name="ce9" table:formula="of:=['quarter height'.C32]-['quarter height'.C25]" office:value-type="float" office:value="2263" calcext:value-type="float">
            <text:p>2263</text:p>
          </table:table-cell>
          <table:table-cell table:style-name="ce9" table:formula="of:=['quarter height'.D32]-['quarter height'.D25]" office:value-type="float" office:value="2277" calcext:value-type="float">
            <text:p>2277</text:p>
          </table:table-cell>
          <table:table-cell table:style-name="ce26" table:formula="of:=STDEV(['quarter height'.E32:.G32])" office:value-type="float" office:value="7.81024967590665" calcext:value-type="float">
            <text:p>7.8</text:p>
          </table:table-cell>
          <table:table-cell table:number-columns-repeated="11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3 Run Averages</text:p>
          </table:table-cell>
          <table:covered-table-cell table:style-name="ce14"/>
          <table:covered-table-cell table:number-columns-repeated="4"/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No Wt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Wt Front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Wt Back</text:p>
          </table:table-cell>
          <table:covered-table-cell table:style-name="ce23"/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ms from start</text:p>
          </table:table-cell>
          <table:table-cell table:style-name="ce2" office:value-type="string" calcext:value-type="string">
            <text:p>Speed (in/s)</text:p>
          </table:table-cell>
          <table:table-cell table:style-name="ce17" office:value-type="string" calcext:value-type="string">
            <text:p>ms from start</text:p>
          </table:table-cell>
          <table:table-cell table:style-name="ce5" office:value-type="string" calcext:value-type="string">
            <text:p>Speed (in/s)</text:p>
          </table:table-cell>
          <table:table-cell table:style-name="ce21" office:value-type="string" calcext:value-type="string">
            <text:p>ms from start</text:p>
          </table:table-cell>
          <table:table-cell table:style-name="ce8" office:value-type="string" calcext:value-type="string">
            <text:p>Speed (in/s)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AVERAGE(['quarter height'.E3:.G3])" office:value-type="float" office:value="0" calcext:value-type="float">
            <text:p>0</text:p>
          </table:table-cell>
          <table:table-cell table:style-name="ce3"/>
          <table:table-cell table:style-name="ce18" table:formula="of:=AVERAGE(['quarter height'.E14:.G14])" office:value-type="float" office:value="0" calcext:value-type="float">
            <text:p>0</text:p>
          </table:table-cell>
          <table:table-cell table:style-name="ce6"/>
          <table:table-cell table:style-name="ce22" table:formula="of:=AVERAGE(['quarter height'.E25:.G25])" office:value-type="float" office:value="0" calcext:value-type="float">
            <text:p>0</text:p>
          </table:table-cell>
          <table:table-cell table:style-name="ce9"/>
          <table:table-cell table:number-columns-repeated="12"/>
        </table:table-row>
        <table:table-row table:style-name="ro1">
          <table:table-cell/>
          <table:table-cell table:style-name="ce13" table:formula="of:=AVERAGE(['quarter height'.E4:.G4])" office:value-type="float" office:value="0" calcext:value-type="float">
            <text:p>0</text:p>
          </table:table-cell>
          <table:table-cell table:style-name="ce13"/>
          <table:table-cell table:style-name="ce18" table:formula="of:=AVERAGE(['quarter height'.E15:.G15])" office:value-type="float" office:value="0" calcext:value-type="float">
            <text:p>0</text:p>
          </table:table-cell>
          <table:table-cell table:style-name="ce18"/>
          <table:table-cell table:style-name="ce22" table:formula="of:=AVERAGE(['quarter height'.E26:.G26])" office:value-type="float" office:value="0" calcext:value-type="float">
            <text:p>0</text:p>
          </table:table-cell>
          <table:table-cell table:style-name="ce22"/>
          <table:table-cell/>
          <table:table-cell office:value-type="string" calcext:value-type="string">
            <text:p>35 in/s = 2 mph</text:p>
          </table:table-cell>
          <table:table-cell table:number-columns-repeated="10"/>
        </table:table-row>
        <table:table-row table:style-name="ro1">
          <table:table-cell/>
          <table:table-cell table:style-name="ce13" table:formula="of:=AVERAGE(['quarter height'.E5:.G5])" office:value-type="float" office:value="0" calcext:value-type="float">
            <text:p>0</text:p>
          </table:table-cell>
          <table:table-cell table:style-name="ce13"/>
          <table:table-cell table:style-name="ce18" table:formula="of:=AVERAGE(['quarter height'.E16:.G16])" office:value-type="float" office:value="0" calcext:value-type="float">
            <text:p>0</text:p>
          </table:table-cell>
          <table:table-cell table:style-name="ce18"/>
          <table:table-cell table:style-name="ce22" table:formula="of:=AVERAGE(['quarter height'.E27:.G27])" office:value-type="float" office:value="0" calcext:value-type="float">
            <text:p>0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quarter height'.E6:.G6])" office:value-type="float" office:value="60.6666666666667" calcext:value-type="float">
            <text:p>61</text:p>
          </table:table-cell>
          <table:table-cell table:style-name="ce13" table:formula="of:=4500/(['quarter height'.B43]-['quarter height'.B42])" office:value-type="float" office:value="74.1758241758242" calcext:value-type="float">
            <text:p>74</text:p>
          </table:table-cell>
          <table:table-cell table:style-name="ce18" table:formula="of:=AVERAGE(['quarter height'.E17:.G17])" office:value-type="float" office:value="59" calcext:value-type="float">
            <text:p>59</text:p>
          </table:table-cell>
          <table:table-cell table:style-name="ce18" table:formula="of:=4500/(['quarter height'.D43]-['quarter height'.D42])" office:value-type="float" office:value="76.271186440678" calcext:value-type="float">
            <text:p>76</text:p>
          </table:table-cell>
          <table:table-cell table:style-name="ce22" table:formula="of:=AVERAGE(['quarter height'.E28:.G28])" office:value-type="float" office:value="58.6666666666667" calcext:value-type="float">
            <text:p>59</text:p>
          </table:table-cell>
          <table:table-cell table:style-name="ce22" table:formula="of:=4500/(['quarter height'.F43]-['quarter height'.F42])" office:value-type="float" office:value="76.7045454545455" calcext:value-type="float">
            <text:p>77</text:p>
          </table:table-cell>
          <table:table-cell/>
          <table:table-cell office:value-type="string" calcext:value-type="string">
            <text:p>176 in/s = 10 mph</text:p>
          </table:table-cell>
          <table:table-cell table:number-columns-repeated="10"/>
        </table:table-row>
        <table:table-row table:style-name="ro1">
          <table:table-cell/>
          <table:table-cell table:style-name="ce13" table:formula="of:=AVERAGE(['quarter height'.E7:.G7])" office:value-type="float" office:value="438.666666666667" calcext:value-type="float">
            <text:p>439</text:p>
          </table:table-cell>
          <table:table-cell table:style-name="ce13"/>
          <table:table-cell table:style-name="ce18" table:formula="of:=AVERAGE(['quarter height'.E18:.G18])" office:value-type="float" office:value="422.666666666667" calcext:value-type="float">
            <text:p>423</text:p>
          </table:table-cell>
          <table:table-cell table:style-name="ce18"/>
          <table:table-cell table:style-name="ce22" table:formula="of:=AVERAGE(['quarter height'.E29:.G29])" office:value-type="float" office:value="413.666666666667" calcext:value-type="float">
            <text:p>414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quarter height'.E8:.G8])" office:value-type="float" office:value="486.333333333333" calcext:value-type="float">
            <text:p>486</text:p>
          </table:table-cell>
          <table:table-cell table:style-name="ce13" table:formula="of:=4500/(['quarter height'.B45]-['quarter height'.B44])" office:value-type="float" office:value="94.4055944055945" calcext:value-type="float">
            <text:p>94</text:p>
          </table:table-cell>
          <table:table-cell table:style-name="ce18" table:formula="of:=AVERAGE(['quarter height'.E19:.G19])" office:value-type="float" office:value="469.333333333333" calcext:value-type="float">
            <text:p>469</text:p>
          </table:table-cell>
          <table:table-cell table:style-name="ce18" table:formula="of:=4500/(['quarter height'.D45]-['quarter height'.D44])" office:value-type="float" office:value="96.4285714285715" calcext:value-type="float">
            <text:p>96</text:p>
          </table:table-cell>
          <table:table-cell table:style-name="ce22" table:formula="of:=AVERAGE(['quarter height'.E30:.G30])" office:value-type="float" office:value="458" calcext:value-type="float">
            <text:p>458</text:p>
          </table:table-cell>
          <table:table-cell table:style-name="ce22" table:formula="of:=4500/(['quarter height'.F45]-['quarter height'.F44])" office:value-type="float" office:value="101.503759398496" calcext:value-type="float">
            <text:p>102</text:p>
          </table:table-cell>
          <table:table-cell table:number-columns-repeated="12"/>
        </table:table-row>
        <table:table-row table:style-name="ro1">
          <table:table-cell/>
          <table:table-cell table:style-name="ce13" table:formula="of:=AVERAGE(['quarter height'.E9:.G9])" office:value-type="float" office:value="2493.33333333333" calcext:value-type="float">
            <text:p>2493</text:p>
          </table:table-cell>
          <table:table-cell table:style-name="ce13"/>
          <table:table-cell table:style-name="ce18" table:formula="of:=AVERAGE(['quarter height'.E20:.G20])" office:value-type="float" office:value="2378" calcext:value-type="float">
            <text:p>2378</text:p>
          </table:table-cell>
          <table:table-cell table:style-name="ce18"/>
          <table:table-cell table:style-name="ce22" table:formula="of:=AVERAGE(['quarter height'.E31:.G31])" office:value-type="float" office:value="2216.33333333333" calcext:value-type="float">
            <text:p>2216</text:p>
          </table:table-cell>
          <table:table-cell table:style-name="ce22"/>
          <table:table-cell table:number-columns-repeated="12"/>
        </table:table-row>
        <table:table-row table:style-name="ro1">
          <table:table-cell/>
          <table:table-cell table:style-name="ce13" table:formula="of:=AVERAGE(['quarter height'.E10:.G10])" office:value-type="float" office:value="2557" calcext:value-type="float">
            <text:p>2557</text:p>
          </table:table-cell>
          <table:table-cell table:style-name="ce13" table:formula="of:=4500/(['quarter height'.B47]-['quarter height'.B46])" office:value-type="float" office:value="70.6806282722515" calcext:value-type="float">
            <text:p>71</text:p>
          </table:table-cell>
          <table:table-cell table:style-name="ce18" table:formula="of:=AVERAGE(['quarter height'.E21:.G21])" office:value-type="float" office:value="2436.66666666667" calcext:value-type="float">
            <text:p>2437</text:p>
          </table:table-cell>
          <table:table-cell table:style-name="ce18" table:formula="of:=4500/(['quarter height'.D47]-['quarter height'.D46])" office:value-type="float" office:value="76.7045454545457" calcext:value-type="float">
            <text:p>77</text:p>
          </table:table-cell>
          <table:table-cell table:style-name="ce22" table:formula="of:=AVERAGE(['quarter height'.E32:.G32])" office:value-type="float" office:value="2268" calcext:value-type="float">
            <text:p>2268</text:p>
          </table:table-cell>
          <table:table-cell table:style-name="ce22" table:formula="of:=4500/(['quarter height'.F47]-['quarter height'.F46])" office:value-type="float" office:value="87.09677419354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4" table:number-columns-spanned="4" table:number-rows-spanned="1"/>
          <table:covered-table-cell table:number-columns-repeated="3"/>
          <table:table-cell table:number-columns-repeated="12"/>
        </table:table-row>
        <table:table-row table:style-name="ro1" table:number-rows-repeated="5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4" table:style-name="ta1">
        <table:shapes>
          <draw:frame draw:z-index="0" draw:style-name="gr1" draw:text-style-name="P1" svg:width="755.91pt" svg:height="462.5pt" svg:x="68.31pt" svg:y="186.92pt">
            <loext:p draw:notify-on-update-of-ranges="Sheet4.B6:Sheet4.B13 Sheet4.C4:Sheet4.C5 Sheet4.C6:Sheet4.C13 Sheet4.B6:Sheet4.B13 Sheet4.D4:Sheet4.D5 Sheet4.D6:Sheet4.D13 Sheet4.B6:Sheet4.B13 Sheet4.E4:Sheet4.E5 Sheet4.E6:Sheet4.E13 Sheet4.F6:Sheet4.F13 Sheet4.G4:Sheet4.G5 Sheet4.G6:Sheet4.G13 Sheet4.F6:Sheet4.F13 Sheet4.H4:Sheet4.H5 Sheet4.H6:Sheet4.H13 Sheet4.F6:Sheet4.F13 Sheet4.I4:Sheet4.I5 Sheet4.I6:Sheet4.I13 Sheet4.J6:Sheet4.J13 Sheet4.K4:Sheet4.K5 Sheet4.K6:Sheet4.K13 Sheet4.J6:Sheet4.J13 Sheet4.L4:Sheet4.L5 Sheet4.L6:Sheet4.L13 Sheet4.J6:Sheet4.J13 Sheet4.M4:Sheet4.M5 Sheet4.M6:Sheet4.M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9"/>
        <table:table-column table:style-name="co1" table:default-cell-style-name="Default"/>
        <table:table-column table:style-name="co1" table:default-cell-style-name="ce13"/>
        <table:table-column table:style-name="co1" table:default-cell-style-name="ce18"/>
        <table:table-column table:style-name="co1" table:default-cell-style-name="ce22"/>
        <table:table-column table:style-name="co1" table:default-cell-style-name="Default"/>
        <table:table-column table:style-name="co1" table:default-cell-style-name="ce13"/>
        <table:table-column table:style-name="co1" table:default-cell-style-name="ce18"/>
        <table:table-column table:style-name="co1" table:default-cell-style-name="ce22"/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3" table:number-rows-spanned="1">
            <text:p>Full</text:p>
          </table:table-cell>
          <table:covered-table-cell table:number-columns-repeated="2" table:style-name="Default"/>
          <table:table-cell/>
          <table:table-cell table:style-name="ce10" office:value-type="string" calcext:value-type="string" table:number-columns-spanned="3" table:number-rows-spanned="1">
            <text:p>Half</text:p>
          </table:table-cell>
          <table:covered-table-cell table:number-columns-repeated="2" table:style-name="Default"/>
          <table:table-cell/>
          <table:table-cell table:style-name="ce10" office:value-type="string" calcext:value-type="string" table:number-columns-spanned="3" table:number-rows-spanned="1">
            <text:p>Quarter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style-name="ce11" office:value-type="string" calcext:value-type="string">
            <text:p>No Wt</text:p>
          </table:table-cell>
          <table:table-cell table:style-name="ce16" office:value-type="string" calcext:value-type="string">
            <text:p>Wt Front</text:p>
          </table:table-cell>
          <table:table-cell table:style-name="ce20" office:value-type="string" calcext:value-type="string">
            <text:p>Wt Back</text:p>
          </table:table-cell>
          <table:table-cell office:value-type="string" calcext:value-type="string">
            <text:p>Distance</text:p>
          </table:table-cell>
          <table:table-cell table:style-name="ce11" office:value-type="string" calcext:value-type="string">
            <text:p>No Wt</text:p>
          </table:table-cell>
          <table:table-cell table:style-name="ce16" office:value-type="string" calcext:value-type="string">
            <text:p>Wt Front</text:p>
          </table:table-cell>
          <table:table-cell table:style-name="ce20" office:value-type="string" calcext:value-type="string">
            <text:p>Wt Back</text:p>
          </table:table-cell>
          <table:table-cell office:value-type="string" calcext:value-type="string">
            <text:p>Distance</text:p>
          </table:table-cell>
          <table:table-cell table:style-name="ce11" office:value-type="string" calcext:value-type="string">
            <text:p>No Wt</text:p>
          </table:table-cell>
          <table:table-cell table:style-name="ce16" office:value-type="string" calcext:value-type="string">
            <text:p>Wt Front</text:p>
          </table:table-cell>
          <table:table-cell table:style-name="ce20" office:value-type="string" calcext:value-type="string">
            <text:p>Wt Back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25" calcext:value-type="float">
            <text:p>4.25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4.25" calcext:value-type="float">
            <text:p>4.25</text:p>
          </table:table-cell>
          <table:table-cell office:value-type="float" office:value="90.3333333333333" calcext:value-type="float">
            <text:p>90</text:p>
          </table:table-cell>
          <table:table-cell office:value-type="float" office:value="86.6666666666667" calcext:value-type="float">
            <text:p>87</text:p>
          </table:table-cell>
          <table:table-cell office:value-type="float" office:value="86.3333333333333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96.333333333333" calcext:value-type="float">
            <text:p>896</text:p>
          </table:table-cell>
          <table:table-cell office:value-type="float" office:value="858.333333333333" calcext:value-type="float">
            <text:p>858</text:p>
          </table:table-cell>
          <table:table-cell office:value-type="float" office:value="854.333333333333" calcext:value-type="float">
            <text:p>854</text:p>
          </table:table-cell>
          <table:table-cell table:formula="of:=[Sheet4.F7]+31" office:value-type="float" office:value="35.25" calcext:value-type="float">
            <text:p>35.25</text:p>
          </table:table-cell>
          <table:table-cell office:value-type="float" office:value="434.666666666667" calcext:value-type="float">
            <text:p>435</text:p>
          </table:table-cell>
          <table:table-cell office:value-type="float" office:value="418.333333333333" calcext:value-type="float">
            <text:p>418</text:p>
          </table:table-cell>
          <table:table-cell office:value-type="float" office:value="416.333333333333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25" calcext:value-type="float">
            <text:p>84.25</text:p>
          </table:table-cell>
          <table:table-cell office:value-type="float" office:value="925.666666666667" calcext:value-type="float">
            <text:p>926</text:p>
          </table:table-cell>
          <table:table-cell office:value-type="float" office:value="886.333333333333" calcext:value-type="float">
            <text:p>886</text:p>
          </table:table-cell>
          <table:table-cell office:value-type="float" office:value="881.666666666667" calcext:value-type="float">
            <text:p>882</text:p>
          </table:table-cell>
          <table:table-cell table:formula="of:=[Sheet4.F8]+4.25" office:value-type="float" office:value="39.5" calcext:value-type="float">
            <text:p>39.5</text:p>
          </table:table-cell>
          <table:table-cell office:value-type="float" office:value="477.666666666667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456.666666666667" calcext:value-type="float">
            <text:p>457</text:p>
          </table:table-cell>
          <table:table-cell table:formula="of:=[Sheet4.J8]+4.25" office:value-type="float" office:value="4.25" calcext:value-type="float">
            <text:p>4.25</text:p>
          </table:table-cell>
          <table:table-cell office:value-type="float" office:value="60.6666666666667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.6666666666667" calcext:value-type="float">
            <text:p>59</text:p>
          </table:table-cell>
        </table:table-row>
        <table:table-row table:style-name="ro1">
          <table:table-cell/>
          <table:table-cell table:formula="of:=[Sheet4.B9]+38" office:value-type="float" office:value="122.25" calcext:value-type="float">
            <text:p>122.25</text:p>
          </table:table-cell>
          <table:table-cell office:value-type="float" office:value="1136" calcext:value-type="float">
            <text:p>1136</text:p>
          </table:table-cell>
          <table:table-cell office:value-type="float" office:value="1087.33333333333" calcext:value-type="float">
            <text:p>1087</text:p>
          </table:table-cell>
          <table:table-cell office:value-type="float" office:value="1080.66666666667" calcext:value-type="float">
            <text:p>1081</text:p>
          </table:table-cell>
          <table:table-cell table:formula="of:=[Sheet4.F9]+38" office:value-type="float" office:value="77.5" calcext:value-type="float">
            <text:p>77.5</text:p>
          </table:table-cell>
          <table:table-cell office:value-type="float" office:value="766" calcext:value-type="float">
            <text:p>766</text:p>
          </table:table-cell>
          <table:table-cell office:value-type="float" office:value="735.666666666667" calcext:value-type="float">
            <text:p>736</text:p>
          </table:table-cell>
          <table:table-cell office:value-type="float" office:value="728.666666666667" calcext:value-type="float">
            <text:p>729</text:p>
          </table:table-cell>
          <table:table-cell table:formula="of:=[Sheet4.J9]+38" office:value-type="float" office:value="42.25" calcext:value-type="float">
            <text:p>42.25</text:p>
          </table:table-cell>
          <table:table-cell office:value-type="float" office:value="438.666666666667" calcext:value-type="float">
            <text:p>439</text:p>
          </table:table-cell>
          <table:table-cell office:value-type="float" office:value="422.666666666667" calcext:value-type="float">
            <text:p>423</text:p>
          </table:table-cell>
          <table:table-cell office:value-type="float" office:value="413.666666666667" calcext:value-type="float">
            <text:p>414</text:p>
          </table:table-cell>
        </table:table-row>
        <table:table-row table:style-name="ro1">
          <table:table-cell/>
          <table:table-cell table:formula="of:=[Sheet4.B10]+4.25" office:value-type="float" office:value="126.5" calcext:value-type="float">
            <text:p>126.5</text:p>
          </table:table-cell>
          <table:table-cell office:value-type="float" office:value="1163.66666666667" calcext:value-type="float">
            <text:p>1164</text:p>
          </table:table-cell>
          <table:table-cell office:value-type="float" office:value="1113.66666666667" calcext:value-type="float">
            <text:p>1114</text:p>
          </table:table-cell>
          <table:table-cell office:value-type="float" office:value="1106.66666666667" calcext:value-type="float">
            <text:p>1107</text:p>
          </table:table-cell>
          <table:table-cell table:formula="of:=[Sheet4.F10]+4.25" office:value-type="float" office:value="81.75" calcext:value-type="float">
            <text:p>81.75</text:p>
          </table:table-cell>
          <table:table-cell office:value-type="float" office:value="803" calcext:value-type="float">
            <text:p>803</text:p>
          </table:table-cell>
          <table:table-cell office:value-type="float" office:value="771.666666666667" calcext:value-type="float">
            <text:p>772</text:p>
          </table:table-cell>
          <table:table-cell office:value-type="float" office:value="764" calcext:value-type="float">
            <text:p>764</text:p>
          </table:table-cell>
          <table:table-cell table:formula="of:=[Sheet4.J10]+4.25" office:value-type="float" office:value="46.5" calcext:value-type="float">
            <text:p>46.5</text:p>
          </table:table-cell>
          <table:table-cell office:value-type="float" office:value="486.333333333333" calcext:value-type="float">
            <text:p>486</text:p>
          </table:table-cell>
          <table:table-cell office:value-type="float" office:value="469.333333333333" calcext:value-type="float">
            <text:p>46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table:formula="of:=[Sheet4.B11]+165" office:value-type="float" office:value="291.5" calcext:value-type="float">
            <text:p>291.5</text:p>
          </table:table-cell>
          <table:table-cell office:value-type="float" office:value="2216.66666666667" calcext:value-type="float">
            <text:p>2217</text:p>
          </table:table-cell>
          <table:table-cell office:value-type="float" office:value="2102" calcext:value-type="float">
            <text:p>2102</text:p>
          </table:table-cell>
          <table:table-cell office:value-type="float" office:value="2078.33333333333" calcext:value-type="float">
            <text:p>2078</text:p>
          </table:table-cell>
          <table:table-cell table:formula="of:=[Sheet4.F11]+165" office:value-type="float" office:value="246.75" calcext:value-type="float">
            <text:p>246.75</text:p>
          </table:table-cell>
          <table:table-cell office:value-type="float" office:value="2302.66666666667" calcext:value-type="float">
            <text:p>2303</text:p>
          </table:table-cell>
          <table:table-cell office:value-type="float" office:value="2177" calcext:value-type="float">
            <text:p>2177</text:p>
          </table:table-cell>
          <table:table-cell office:value-type="float" office:value="2111.66666666667" calcext:value-type="float">
            <text:p>2112</text:p>
          </table:table-cell>
          <table:table-cell table:formula="of:=[Sheet4.J11]+165" office:value-type="float" office:value="211.5" calcext:value-type="float">
            <text:p>211.5</text:p>
          </table:table-cell>
          <table:table-cell office:value-type="float" office:value="2493.33333333333" calcext:value-type="float">
            <text:p>2493</text:p>
          </table:table-cell>
          <table:table-cell office:value-type="float" office:value="2378" calcext:value-type="float">
            <text:p>2378</text:p>
          </table:table-cell>
          <table:table-cell office:value-type="float" office:value="2216.33333333333" calcext:value-type="float">
            <text:p>2216</text:p>
          </table:table-cell>
        </table:table-row>
        <table:table-row table:style-name="ro1">
          <table:table-cell/>
          <table:table-cell table:formula="of:=[Sheet4.B12]+4.25" office:value-type="float" office:value="295.75" calcext:value-type="float">
            <text:p>295.75</text:p>
          </table:table-cell>
          <table:table-cell office:value-type="float" office:value="2249" calcext:value-type="float">
            <text:p>2249</text:p>
          </table:table-cell>
          <table:table-cell office:value-type="float" office:value="2131" calcext:value-type="float">
            <text:p>2131</text:p>
          </table:table-cell>
          <table:table-cell office:value-type="float" office:value="2106" calcext:value-type="float">
            <text:p>2106</text:p>
          </table:table-cell>
          <table:table-cell table:formula="of:=[Sheet4.F12]+4.25" office:value-type="float" office:value="251" calcext:value-type="float">
            <text:p>251</text:p>
          </table:table-cell>
          <table:table-cell office:value-type="float" office:value="2348.33333333333" calcext:value-type="float">
            <text:p>2348</text:p>
          </table:table-cell>
          <table:table-cell office:value-type="float" office:value="2218.33333333333" calcext:value-type="float">
            <text:p>2218</text:p>
          </table:table-cell>
          <table:table-cell office:value-type="float" office:value="2151" calcext:value-type="float">
            <text:p>2151</text:p>
          </table:table-cell>
          <table:table-cell table:formula="of:=[Sheet4.J12]+4.25" office:value-type="float" office:value="215.75" calcext:value-type="float">
            <text:p>215.75</text:p>
          </table:table-cell>
          <table:table-cell office:value-type="float" office:value="2557" calcext:value-type="float">
            <text:p>2557</text:p>
          </table:table-cell>
          <table:table-cell office:value-type="float" office:value="2436.66666666667" calcext:value-type="float">
            <text:p>2437</text:p>
          </table:table-cell>
          <table:table-cell office:value-type="float" office:value="2268" calcext:value-type="float">
            <text:p>2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4:05.851663934</meta:creation-date>
    <dc:date>2018-10-02T17:14:32.562703934</dc:date>
    <meta:editing-duration>PT1M12S</meta:editing-duration>
    <meta:editing-cycles>1</meta:editing-cycles>
    <meta:document-statistic meta:table-count="5" meta:cell-count="1488" meta:object-count="5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15cm" svg:height="25.739cm" xlink:href=".." xlink:type="simple" chart:class="chart:scatter" chart:style-name="ch1">
        <chart:legend chart:legend-position="end" svg:x="19.786cm" svg:y="10.578cm" style:legend-expansion="high" chart:style-name="ch2"/>
        <chart:plot-area chart:style-name="ch3" table:cell-range-address="'Original height'.J2:'Original height'.S10" chart:data-source-has-labels="row" svg:x="0.444cm" svg:y="0.514cm" svg:width="18.898cm" svg:height="24.711cm">
          <chartooo:coordinate-region svg:x="1.436cm" svg:y="0.713cm" svg:width="17.626cm" svg:height="23.8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iginal height'.K3:'Original height'.K10" chart:label-cell-address="'Original height'.K2:'Original height'.K2" chart:class="chart:scatter">
            <chart:domain table:cell-range-address="'Original height'.J3:'Original height'.J10"/>
            <chart:data-point chart:repeated="8"/>
          </chart:series>
          <chart:series chart:style-name="ch7" chart:values-cell-range-address="'Original height'.L3:'Original height'.L10" chart:label-cell-address="'Original height'.L2:'Original height'.L2" chart:class="chart:scatter">
            <chart:data-point chart:repeated="8"/>
          </chart:series>
          <chart:series chart:style-name="ch8" chart:values-cell-range-address="'Original height'.M3:'Original height'.M10" chart:label-cell-address="'Original height'.M2:'Original height'.M2" chart:class="chart:scatter">
            <chart:data-point chart:repeated="8"/>
          </chart:series>
          <chart:series chart:style-name="ch9" chart:values-cell-range-address="'Original height'.N3:'Original height'.N10" chart:label-cell-address="'Original height'.N2:'Original height'.N2" chart:class="chart:scatter">
            <chart:data-point chart:repeated="8"/>
          </chart:series>
          <chart:series chart:style-name="ch10" chart:values-cell-range-address="'Original height'.O3:'Original height'.O10" chart:label-cell-address="'Original height'.O2:'Original height'.O2" chart:class="chart:scatter">
            <chart:data-point chart:repeated="8"/>
          </chart:series>
          <chart:series chart:style-name="ch11" chart:values-cell-range-address="'Original height'.P3:'Original height'.P10" chart:label-cell-address="'Original height'.P2:'Original height'.P2" chart:class="chart:scatter">
            <chart:data-point chart:repeated="8"/>
          </chart:series>
          <chart:series chart:style-name="ch12" chart:values-cell-range-address="'Original height'.Q3:'Original height'.Q10" chart:label-cell-address="'Original height'.Q2:'Original height'.Q2" chart:class="chart:scatter">
            <chart:data-point chart:repeated="8"/>
          </chart:series>
          <chart:series chart:style-name="ch13" chart:values-cell-range-address="'Original height'.R3:'Original height'.R10" chart:label-cell-address="'Original height'.R2:'Original height'.R2" chart:class="chart:scatter">
            <chart:data-point chart:repeated="8"/>
          </chart:series>
          <chart:series chart:style-name="ch14" chart:values-cell-range-address="'Original height'.S3:'Original height'.S10" chart:label-cell-address="'Original height'.S2:'Original height'.S2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one 1</text:p>
                <draw:g>
                  <svg:desc>'Original height'.K2:'Original height'.K2</svg:desc>
                </draw:g>
              </table:table-cell>
              <table:table-cell office:value-type="string">
                <text:p>None 2</text:p>
                <draw:g>
                  <svg:desc>'Original height'.L2:'Original height'.L2</svg:desc>
                </draw:g>
              </table:table-cell>
              <table:table-cell office:value-type="string">
                <text:p>None 3</text:p>
                <draw:g>
                  <svg:desc>'Original height'.M2:'Original height'.M2</svg:desc>
                </draw:g>
              </table:table-cell>
              <table:table-cell office:value-type="string">
                <text:p>Front 1</text:p>
                <draw:g>
                  <svg:desc>'Original height'.N2:'Original height'.N2</svg:desc>
                </draw:g>
              </table:table-cell>
              <table:table-cell office:value-type="string">
                <text:p>Front 2</text:p>
                <draw:g>
                  <svg:desc>'Original height'.O2:'Original height'.O2</svg:desc>
                </draw:g>
              </table:table-cell>
              <table:table-cell office:value-type="string">
                <text:p>Front 3</text:p>
                <draw:g>
                  <svg:desc>'Original height'.P2:'Original height'.P2</svg:desc>
                </draw:g>
              </table:table-cell>
              <table:table-cell office:value-type="string">
                <text:p>Back 1</text:p>
                <draw:g>
                  <svg:desc>'Original height'.Q2:'Original height'.Q2</svg:desc>
                </draw:g>
              </table:table-cell>
              <table:table-cell office:value-type="string">
                <text:p>Back 2</text:p>
                <draw:g>
                  <svg:desc>'Original height'.R2:'Original height'.R2</svg:desc>
                </draw:g>
              </table:table-cell>
              <table:table-cell office:value-type="string">
                <text:p>Back3</text:p>
                <draw:g>
                  <svg:desc>'Original height'.S2:'Original height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riginal height'.J3:'Original height'.J10</svg:desc>
                </draw:g>
              </table:table-cell>
              <table:table-cell office:value-type="float" office:value="0">
                <text:p>0</text:p>
                <draw:g>
                  <svg:desc>'Original height'.K3:'Original height'.K10</svg:desc>
                </draw:g>
              </table:table-cell>
              <table:table-cell office:value-type="float" office:value="0">
                <text:p>0</text:p>
                <draw:g>
                  <svg:desc>'Original height'.L3:'Original height'.L10</svg:desc>
                </draw:g>
              </table:table-cell>
              <table:table-cell office:value-type="float" office:value="0">
                <text:p>0</text:p>
                <draw:g>
                  <svg:desc>'Original height'.M3:'Original height'.M10</svg:desc>
                </draw:g>
              </table:table-cell>
              <table:table-cell office:value-type="float" office:value="0">
                <text:p>0</text:p>
                <draw:g>
                  <svg:desc>'Original height'.N3:'Original height'.N10</svg:desc>
                </draw:g>
              </table:table-cell>
              <table:table-cell office:value-type="float" office:value="0">
                <text:p>0</text:p>
                <draw:g>
                  <svg:desc>'Original height'.O3:'Original height'.O10</svg:desc>
                </draw:g>
              </table:table-cell>
              <table:table-cell office:value-type="float" office:value="0">
                <text:p>0</text:p>
                <draw:g>
                  <svg:desc>'Original height'.P3:'Original height'.P10</svg:desc>
                </draw:g>
              </table:table-cell>
              <table:table-cell office:value-type="float" office:value="0">
                <text:p>0</text:p>
                <draw:g>
                  <svg:desc>'Original height'.Q3:'Original height'.Q10</svg:desc>
                </draw:g>
              </table:table-cell>
              <table:table-cell office:value-type="float" office:value="0">
                <text:p>0</text:p>
                <draw:g>
                  <svg:desc>'Original height'.R3:'Original height'.R10</svg:desc>
                </draw:g>
              </table:table-cell>
              <table:table-cell office:value-type="float" office:value="0">
                <text:p>0</text:p>
                <draw:g>
                  <svg:desc>'Original height'.S3:'Original height'.S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5">
                <text:p>4.25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882">
                <text:p>882</text:p>
              </table:table-cell>
              <table:table-cell office:value-type="float" office:value="888">
                <text:p>888</text:p>
              </table:table-cell>
              <table:table-cell office:value-type="float" office:value="890">
                <text:p>890</text:p>
              </table:table-cell>
              <table:table-cell office:value-type="float" office:value="882">
                <text:p>882</text:p>
              </table:table-cell>
              <table:table-cell office:value-type="float" office:value="888">
                <text:p>888</text:p>
              </table:table-cell>
              <table:table-cell office:value-type="float" office:value="890">
                <text:p>890</text:p>
              </table:table-cell>
              <table:table-cell office:value-type="float" office:value="859">
                <text:p>859</text:p>
              </table:table-cell>
              <table:table-cell office:value-type="float" office:value="854">
                <text:p>854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25">
                <text:p>84.25</text:p>
              </table:table-cell>
              <table:table-cell office:value-type="float" office:value="911">
                <text:p>911</text:p>
              </table:table-cell>
              <table:table-cell office:value-type="float" office:value="917">
                <text:p>917</text:p>
              </table:table-cell>
              <table:table-cell office:value-type="float" office:value="919">
                <text:p>919</text:p>
              </table:table-cell>
              <table:table-cell office:value-type="float" office:value="911">
                <text:p>911</text:p>
              </table:table-cell>
              <table:table-cell office:value-type="float" office:value="917">
                <text:p>917</text:p>
              </table:table-cell>
              <table:table-cell office:value-type="float" office:value="919">
                <text:p>919</text:p>
              </table:table-cell>
              <table:table-cell office:value-type="float" office:value="887">
                <text:p>887</text:p>
              </table:table-cell>
              <table:table-cell office:value-type="float" office:value="882">
                <text:p>882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.25">
                <text:p>122.25</text:p>
              </table:table-cell>
              <table:table-cell office:value-type="float" office:value="1123">
                <text:p>1123</text:p>
              </table:table-cell>
              <table:table-cell office:value-type="float" office:value="1128">
                <text:p>1128</text:p>
              </table:table-cell>
              <table:table-cell office:value-type="float" office:value="1131">
                <text:p>1131</text:p>
              </table:table-cell>
              <table:table-cell office:value-type="float" office:value="1123">
                <text:p>1123</text:p>
              </table:table-cell>
              <table:table-cell office:value-type="float" office:value="1128">
                <text:p>1128</text:p>
              </table:table-cell>
              <table:table-cell office:value-type="float" office:value="1131">
                <text:p>1131</text:p>
              </table:table-cell>
              <table:table-cell office:value-type="float" office:value="1087">
                <text:p>1087</text:p>
              </table:table-cell>
              <table:table-cell office:value-type="float" office:value="1081">
                <text:p>108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1151">
                <text:p>1151</text:p>
              </table:table-cell>
              <table:table-cell office:value-type="float" office:value="1155">
                <text:p>1155</text:p>
              </table:table-cell>
              <table:table-cell office:value-type="float" office:value="1158">
                <text:p>1158</text:p>
              </table:table-cell>
              <table:table-cell office:value-type="float" office:value="1151">
                <text:p>1151</text:p>
              </table:table-cell>
              <table:table-cell office:value-type="float" office:value="1155">
                <text:p>1155</text:p>
              </table:table-cell>
              <table:table-cell office:value-type="float" office:value="1158">
                <text:p>1158</text:p>
              </table:table-cell>
              <table:table-cell office:value-type="float" office:value="1113">
                <text:p>1113</text:p>
              </table:table-cell>
              <table:table-cell office:value-type="float" office:value="1107">
                <text:p>1107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1.5">
                <text:p>291.5</text:p>
              </table:table-cell>
              <table:table-cell office:value-type="float" office:value="2223">
                <text:p>2223</text:p>
              </table:table-cell>
              <table:table-cell office:value-type="float" office:value="2208">
                <text:p>2208</text:p>
              </table:table-cell>
              <table:table-cell office:value-type="float" office:value="2216">
                <text:p>2216</text:p>
              </table:table-cell>
              <table:table-cell office:value-type="float" office:value="2223">
                <text:p>2223</text:p>
              </table:table-cell>
              <table:table-cell office:value-type="float" office:value="2208">
                <text:p>2208</text:p>
              </table:table-cell>
              <table:table-cell office:value-type="float" office:value="2216">
                <text:p>2216</text:p>
              </table:table-cell>
              <table:table-cell office:value-type="float" office:value="2101">
                <text:p>2101</text:p>
              </table:table-cell>
              <table:table-cell office:value-type="float" office:value="2081">
                <text:p>2081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.75">
                <text:p>295.75</text:p>
              </table:table-cell>
              <table:table-cell office:value-type="float" office:value="2255">
                <text:p>2255</text:p>
              </table:table-cell>
              <table:table-cell office:value-type="float" office:value="2238">
                <text:p>2238</text:p>
              </table:table-cell>
              <table:table-cell office:value-type="float" office:value="2246">
                <text:p>2246</text:p>
              </table:table-cell>
              <table:table-cell office:value-type="float" office:value="2255">
                <text:p>2255</text:p>
              </table:table-cell>
              <table:table-cell office:value-type="float" office:value="2238">
                <text:p>2238</text:p>
              </table:table-cell>
              <table:table-cell office:value-type="float" office:value="2246">
                <text:p>2246</text:p>
              </table:table-cell>
              <table:table-cell office:value-type="float" office:value="2129">
                <text:p>2129</text:p>
              </table:table-cell>
              <table:table-cell office:value-type="float" office:value="2109">
                <text:p>2109</text:p>
              </table:table-cell>
              <table:table-cell office:value-type="float" office:value="2105">
                <text:p>2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668cm" svg:height="16.317cm" xlink:href=".." xlink:type="simple" chart:class="chart:scatter" chart:style-name="ch1">
        <chart:legend chart:legend-position="end" svg:x="23.128cm" svg:y="5.867cm" style:legend-expansion="high" chart:style-name="ch2"/>
        <chart:plot-area chart:style-name="ch3" table:cell-range-address="Sheet4.B6:Sheet4.E13 Sheet4.C4:Sheet4.E5 Sheet4.G4:Sheet4.I13 Sheet4.K4:Sheet4.M13" chart:data-source-has-labels="row" svg:x="1.544cm" svg:y="0.326cm" svg:width="21.051cm" svg:height="14.684cm">
          <chartooo:coordinate-region svg:x="2.536cm" svg:y="0.525cm" svg:width="19.779cm" svg:height="13.838cm"/>
          <chart:axis chart:dimension="x" chart:name="primary-x" chart:style-name="ch4">
            <chart:title svg:x="10.755cm" svg:y="15.336cm" chart:style-name="ch5">
              <text:p>Distance (inches)</text:p>
            </chart:title>
          </chart:axis>
          <chart:axis chart:dimension="y" chart:name="primary-y" chart:style-name="ch6">
            <chart:title svg:x="0.451cm" svg:y="8.837cm" chart:style-name="ch7">
              <text:p>Time (millisecs)</text:p>
            </chart:title>
            <chart:grid chart:style-name="ch8" chart:class="major"/>
          </chart:axis>
          <chart:series chart:style-name="ch9" chart:values-cell-range-address="Sheet4.C6:Sheet4.C13" chart:label-cell-address="Sheet4.C4:Sheet4.C5" chart:class="chart:scatter">
            <chart:domain table:cell-range-address="Sheet4.B6:Sheet4.B13"/>
            <chart:data-point chart:repeated="8"/>
          </chart:series>
          <chart:series chart:style-name="ch10" chart:values-cell-range-address="Sheet4.D6:Sheet4.D13" chart:label-cell-address="Sheet4.D4:Sheet4.D5" chart:class="chart:scatter">
            <chart:data-point chart:repeated="8"/>
          </chart:series>
          <chart:series chart:style-name="ch11" chart:values-cell-range-address="Sheet4.E6:Sheet4.E13" chart:label-cell-address="Sheet4.E4:Sheet4.E5" chart:class="chart:scatter">
            <chart:data-point chart:repeated="8"/>
          </chart:series>
          <chart:series chart:style-name="ch12" chart:values-cell-range-address="Sheet4.G6:Sheet4.G13" chart:label-cell-address="Sheet4.G4:Sheet4.G5" chart:class="chart:scatter">
            <chart:domain table:cell-range-address="Sheet4.F6:Sheet4.F13"/>
            <chart:data-point chart:repeated="8"/>
          </chart:series>
          <chart:series chart:style-name="ch13" chart:values-cell-range-address="Sheet4.H6:Sheet4.H13" chart:label-cell-address="Sheet4.H4:Sheet4.H5" chart:class="chart:scatter">
            <chart:domain table:cell-range-address="Sheet4.F6:Sheet4.F13"/>
            <chart:data-point chart:repeated="8"/>
          </chart:series>
          <chart:series chart:style-name="ch14" chart:values-cell-range-address="Sheet4.I6:Sheet4.I13" chart:label-cell-address="Sheet4.I4:Sheet4.I5" chart:class="chart:scatter">
            <chart:domain table:cell-range-address="Sheet4.F6:Sheet4.F13"/>
            <chart:data-point chart:repeated="8"/>
          </chart:series>
          <chart:series chart:style-name="ch15" chart:values-cell-range-address="Sheet4.K6:Sheet4.K13" chart:label-cell-address="Sheet4.K4:Sheet4.K5" chart:class="chart:scatter">
            <chart:domain table:cell-range-address="Sheet4.J6:Sheet4.J13"/>
            <chart:data-point chart:repeated="8"/>
          </chart:series>
          <chart:series chart:style-name="ch16" chart:values-cell-range-address="Sheet4.L6:Sheet4.L13" chart:label-cell-address="Sheet4.L4:Sheet4.L5" chart:class="chart:scatter">
            <chart:domain table:cell-range-address="Sheet4.J6:Sheet4.J13"/>
            <chart:data-point chart:repeated="8"/>
          </chart:series>
          <chart:series chart:style-name="ch17" chart:values-cell-range-address="Sheet4.M6:Sheet4.M13" chart:label-cell-address="Sheet4.M4:Sheet4.M5" chart:class="chart:scatter">
            <chart:domain table:cell-range-address="Sheet4.J6:Sheet4.J13"/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ull No Wt</text:p>
                <text:list>
                  <text:list-item>
                    <text:p>Full</text:p>
                  </text:list-item>
                  <text:list-item>
                    <text:p>No Wt</text:p>
                  </text:list-item>
                </text:list>
                <draw:g>
                  <svg:desc>Sheet4.C4:Sheet4.C5</svg:desc>
                </draw:g>
              </table:table-cell>
              <table:table-cell office:value-type="string">
                <text:p>Wt Front</text:p>
                <text:list>
                  <text:list-item>
                    <text:p/>
                  </text:list-item>
                  <text:list-item>
                    <text:p>Wt Front</text:p>
                  </text:list-item>
                </text:list>
                <draw:g>
                  <svg:desc>Sheet4.D4:Sheet4.D5</svg:desc>
                </draw:g>
              </table:table-cell>
              <table:table-cell office:value-type="string">
                <text:p>Wt Back</text:p>
                <text:list>
                  <text:list-item>
                    <text:p/>
                  </text:list-item>
                  <text:list-item>
                    <text:p>Wt Back</text:p>
                  </text:list-item>
                </text:list>
                <draw:g>
                  <svg:desc>Sheet4.E4:Sheet4.E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Half No Wt</text:p>
                <text:list>
                  <text:list-item>
                    <text:p>Half</text:p>
                  </text:list-item>
                  <text:list-item>
                    <text:p>No Wt</text:p>
                  </text:list-item>
                </text:list>
                <draw:g>
                  <svg:desc>Sheet4.G4:Sheet4.G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Wt Front</text:p>
                <text:list>
                  <text:list-item>
                    <text:p/>
                  </text:list-item>
                  <text:list-item>
                    <text:p>Wt Front</text:p>
                  </text:list-item>
                </text:list>
                <draw:g>
                  <svg:desc>Sheet4.H4:Sheet4.H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Wt Back</text:p>
                <text:list>
                  <text:list-item>
                    <text:p/>
                  </text:list-item>
                  <text:list-item>
                    <text:p>Wt Back</text:p>
                  </text:list-item>
                </text:list>
                <draw:g>
                  <svg:desc>Sheet4.I4:Sheet4.I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Quarter No Wt</text:p>
                <text:list>
                  <text:list-item>
                    <text:p>Quarter</text:p>
                  </text:list-item>
                  <text:list-item>
                    <text:p>No Wt</text:p>
                  </text:list-item>
                </text:list>
                <draw:g>
                  <svg:desc>Sheet4.K4:Sheet4.K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Wt Front</text:p>
                <text:list>
                  <text:list-item>
                    <text:p/>
                  </text:list-item>
                  <text:list-item>
                    <text:p>Wt Front</text:p>
                  </text:list-item>
                </text:list>
                <draw:g>
                  <svg:desc>Sheet4.L4:Sheet4.L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Wt Back</text:p>
                <text:list>
                  <text:list-item>
                    <text:p/>
                  </text:list-item>
                  <text:list-item>
                    <text:p>Wt Back</text:p>
                  </text:list-item>
                </text:list>
                <draw:g>
                  <svg:desc>Sheet4.M4:Sheet4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B6:Sheet4.B13</svg:desc>
                </draw:g>
              </table:table-cell>
              <table:table-cell office:value-type="float" office:value="0">
                <text:p>0</text:p>
                <draw:g>
                  <svg:desc>Sheet4.C6:Sheet4.C13</svg:desc>
                </draw:g>
              </table:table-cell>
              <table:table-cell office:value-type="float" office:value="0">
                <text:p>0</text:p>
                <draw:g>
                  <svg:desc>Sheet4.D6:Sheet4.D13</svg:desc>
                </draw:g>
              </table:table-cell>
              <table:table-cell office:value-type="float" office:value="0">
                <text:p>0</text:p>
                <draw:g>
                  <svg:desc>Sheet4.E6:Sheet4.E13</svg:desc>
                </draw:g>
              </table:table-cell>
              <table:table-cell office:value-type="float" office:value="0">
                <text:p>0</text:p>
                <draw:g>
                  <svg:desc>Sheet4.F6:Sheet4.F13</svg:desc>
                </draw:g>
              </table:table-cell>
              <table:table-cell office:value-type="float" office:value="0">
                <text:p>0</text:p>
                <draw:g>
                  <svg:desc>Sheet4.G6:Sheet4.G13</svg:desc>
                </draw:g>
              </table:table-cell>
              <table:table-cell office:value-type="float" office:value="0">
                <text:p>0</text:p>
                <draw:g>
                  <svg:desc>Sheet4.F6:Sheet4.F13</svg:desc>
                </draw:g>
              </table:table-cell>
              <table:table-cell office:value-type="float" office:value="0">
                <text:p>0</text:p>
                <draw:g>
                  <svg:desc>Sheet4.H6:Sheet4.H13</svg:desc>
                </draw:g>
              </table:table-cell>
              <table:table-cell office:value-type="float" office:value="0">
                <text:p>0</text:p>
                <draw:g>
                  <svg:desc>Sheet4.F6:Sheet4.F13</svg:desc>
                </draw:g>
              </table:table-cell>
              <table:table-cell office:value-type="float" office:value="0">
                <text:p>0</text:p>
                <draw:g>
                  <svg:desc>Sheet4.I6:Sheet4.I13</svg:desc>
                </draw:g>
              </table:table-cell>
              <table:table-cell office:value-type="float" office:value="0">
                <text:p>0</text:p>
                <draw:g>
                  <svg:desc>Sheet4.J6:Sheet4.J13</svg:desc>
                </draw:g>
              </table:table-cell>
              <table:table-cell office:value-type="float" office:value="0">
                <text:p>0</text:p>
                <draw:g>
                  <svg:desc>Sheet4.K6:Sheet4.K13</svg:desc>
                </draw:g>
              </table:table-cell>
              <table:table-cell office:value-type="float" office:value="0">
                <text:p>0</text:p>
                <draw:g>
                  <svg:desc>Sheet4.J6:Sheet4.J13</svg:desc>
                </draw:g>
              </table:table-cell>
              <table:table-cell office:value-type="float" office:value="0">
                <text:p>0</text:p>
                <draw:g>
                  <svg:desc>Sheet4.L6:Sheet4.L13</svg:desc>
                </draw:g>
              </table:table-cell>
              <table:table-cell office:value-type="float" office:value="0">
                <text:p>0</text:p>
                <draw:g>
                  <svg:desc>Sheet4.J6:Sheet4.J13</svg:desc>
                </draw:g>
              </table:table-cell>
              <table:table-cell office:value-type="float" office:value="0">
                <text:p>0</text:p>
                <draw:g>
                  <svg:desc>Sheet4.M6:Sheet4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5">
                <text:p>4.25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.25">
                <text:p>4.25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4.25">
                <text:p>4.2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4.25">
                <text:p>4.25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896.333333333333">
                <text:p>896.333333333333</text:p>
              </table:table-cell>
              <table:table-cell office:value-type="float" office:value="858.333333333333">
                <text:p>858.333333333333</text:p>
              </table:table-cell>
              <table:table-cell office:value-type="float" office:value="854.333333333333">
                <text:p>854.333333333333</text:p>
              </table:table-cell>
              <table:table-cell office:value-type="float" office:value="35.25">
                <text:p>35.25</text:p>
              </table:table-cell>
              <table:table-cell office:value-type="float" office:value="434.666666666667">
                <text:p>434.666666666667</text:p>
              </table:table-cell>
              <table:table-cell office:value-type="float" office:value="35.25">
                <text:p>35.25</text:p>
              </table:table-cell>
              <table:table-cell office:value-type="float" office:value="418.333333333333">
                <text:p>418.333333333333</text:p>
              </table:table-cell>
              <table:table-cell office:value-type="float" office:value="35.25">
                <text:p>35.25</text:p>
              </table:table-cell>
              <table:table-cell office:value-type="float" office:value="416.333333333333">
                <text:p>416.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25">
                <text:p>84.25</text:p>
              </table:table-cell>
              <table:table-cell office:value-type="float" office:value="925.666666666667">
                <text:p>925.666666666667</text:p>
              </table:table-cell>
              <table:table-cell office:value-type="float" office:value="886.333333333333">
                <text:p>886.333333333333</text:p>
              </table:table-cell>
              <table:table-cell office:value-type="float" office:value="881.666666666667">
                <text:p>881.666666666667</text:p>
              </table:table-cell>
              <table:table-cell office:value-type="float" office:value="39.5">
                <text:p>39.5</text:p>
              </table:table-cell>
              <table:table-cell office:value-type="float" office:value="477.666666666667">
                <text:p>477.666666666667</text:p>
              </table:table-cell>
              <table:table-cell office:value-type="float" office:value="39.5">
                <text:p>39.5</text:p>
              </table:table-cell>
              <table:table-cell office:value-type="float" office:value="459">
                <text:p>459</text:p>
              </table:table-cell>
              <table:table-cell office:value-type="float" office:value="39.5">
                <text:p>39.5</text:p>
              </table:table-cell>
              <table:table-cell office:value-type="float" office:value="456.666666666667">
                <text:p>456.666666666667</text:p>
              </table:table-cell>
              <table:table-cell office:value-type="float" office:value="4.25">
                <text:p>4.25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4.25">
                <text:p>4.25</text:p>
              </table:table-cell>
              <table:table-cell office:value-type="float" office:value="59">
                <text:p>59</text:p>
              </table:table-cell>
              <table:table-cell office:value-type="float" office:value="4.25">
                <text:p>4.25</text:p>
              </table:table-cell>
              <table:table-cell office:value-type="float" office:value="58.6666666666667">
                <text:p>58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.25">
                <text:p>122.25</text:p>
              </table:table-cell>
              <table:table-cell office:value-type="float" office:value="1136">
                <text:p>1136</text:p>
              </table:table-cell>
              <table:table-cell office:value-type="float" office:value="1087.33333333333">
                <text:p>1087.33333333333</text:p>
              </table:table-cell>
              <table:table-cell office:value-type="float" office:value="1080.66666666667">
                <text:p>1080.66666666667</text:p>
              </table:table-cell>
              <table:table-cell office:value-type="float" office:value="77.5">
                <text:p>77.5</text:p>
              </table:table-cell>
              <table:table-cell office:value-type="float" office:value="766">
                <text:p>766</text:p>
              </table:table-cell>
              <table:table-cell office:value-type="float" office:value="77.5">
                <text:p>77.5</text:p>
              </table:table-cell>
              <table:table-cell office:value-type="float" office:value="735.666666666667">
                <text:p>735.666666666667</text:p>
              </table:table-cell>
              <table:table-cell office:value-type="float" office:value="77.5">
                <text:p>77.5</text:p>
              </table:table-cell>
              <table:table-cell office:value-type="float" office:value="728.666666666667">
                <text:p>728.666666666667</text:p>
              </table:table-cell>
              <table:table-cell office:value-type="float" office:value="42.25">
                <text:p>42.25</text:p>
              </table:table-cell>
              <table:table-cell office:value-type="float" office:value="438.666666666667">
                <text:p>438.666666666667</text:p>
              </table:table-cell>
              <table:table-cell office:value-type="float" office:value="42.25">
                <text:p>42.25</text:p>
              </table:table-cell>
              <table:table-cell office:value-type="float" office:value="422.666666666667">
                <text:p>422.666666666667</text:p>
              </table:table-cell>
              <table:table-cell office:value-type="float" office:value="42.25">
                <text:p>42.25</text:p>
              </table:table-cell>
              <table:table-cell office:value-type="float" office:value="413.666666666667">
                <text:p>413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1163.66666666667">
                <text:p>1163.66666666667</text:p>
              </table:table-cell>
              <table:table-cell office:value-type="float" office:value="1113.66666666667">
                <text:p>1113.66666666667</text:p>
              </table:table-cell>
              <table:table-cell office:value-type="float" office:value="1106.66666666667">
                <text:p>1106.66666666667</text:p>
              </table:table-cell>
              <table:table-cell office:value-type="float" office:value="81.75">
                <text:p>81.75</text:p>
              </table:table-cell>
              <table:table-cell office:value-type="float" office:value="803">
                <text:p>803</text:p>
              </table:table-cell>
              <table:table-cell office:value-type="float" office:value="81.75">
                <text:p>81.75</text:p>
              </table:table-cell>
              <table:table-cell office:value-type="float" office:value="771.666666666667">
                <text:p>771.666666666667</text:p>
              </table:table-cell>
              <table:table-cell office:value-type="float" office:value="81.75">
                <text:p>81.75</text:p>
              </table:table-cell>
              <table:table-cell office:value-type="float" office:value="764">
                <text:p>764</text:p>
              </table:table-cell>
              <table:table-cell office:value-type="float" office:value="46.5">
                <text:p>46.5</text:p>
              </table:table-cell>
              <table:table-cell office:value-type="float" office:value="486.333333333333">
                <text:p>486.333333333333</text:p>
              </table:table-cell>
              <table:table-cell office:value-type="float" office:value="46.5">
                <text:p>46.5</text:p>
              </table:table-cell>
              <table:table-cell office:value-type="float" office:value="469.333333333333">
                <text:p>469.333333333333</text:p>
              </table:table-cell>
              <table:table-cell office:value-type="float" office:value="46.5">
                <text:p>46.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1.5">
                <text:p>291.5</text:p>
              </table:table-cell>
              <table:table-cell office:value-type="float" office:value="2216.66666666667">
                <text:p>2216.66666666667</text:p>
              </table:table-cell>
              <table:table-cell office:value-type="float" office:value="2102">
                <text:p>2102</text:p>
              </table:table-cell>
              <table:table-cell office:value-type="float" office:value="2078.33333333333">
                <text:p>2078.33333333333</text:p>
              </table:table-cell>
              <table:table-cell office:value-type="float" office:value="246.75">
                <text:p>246.75</text:p>
              </table:table-cell>
              <table:table-cell office:value-type="float" office:value="2302.66666666667">
                <text:p>2302.66666666667</text:p>
              </table:table-cell>
              <table:table-cell office:value-type="float" office:value="246.75">
                <text:p>246.75</text:p>
              </table:table-cell>
              <table:table-cell office:value-type="float" office:value="2177">
                <text:p>2177</text:p>
              </table:table-cell>
              <table:table-cell office:value-type="float" office:value="246.75">
                <text:p>246.75</text:p>
              </table:table-cell>
              <table:table-cell office:value-type="float" office:value="2111.66666666667">
                <text:p>2111.66666666667</text:p>
              </table:table-cell>
              <table:table-cell office:value-type="float" office:value="211.5">
                <text:p>211.5</text:p>
              </table:table-cell>
              <table:table-cell office:value-type="float" office:value="2493.33333333333">
                <text:p>2493.33333333333</text:p>
              </table:table-cell>
              <table:table-cell office:value-type="float" office:value="211.5">
                <text:p>211.5</text:p>
              </table:table-cell>
              <table:table-cell office:value-type="float" office:value="2378">
                <text:p>2378</text:p>
              </table:table-cell>
              <table:table-cell office:value-type="float" office:value="211.5">
                <text:p>211.5</text:p>
              </table:table-cell>
              <table:table-cell office:value-type="float" office:value="2216.33333333333">
                <text:p>2216.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.75">
                <text:p>295.75</text:p>
              </table:table-cell>
              <table:table-cell office:value-type="float" office:value="2249">
                <text:p>2249</text:p>
              </table:table-cell>
              <table:table-cell office:value-type="float" office:value="2131">
                <text:p>2131</text:p>
              </table:table-cell>
              <table:table-cell office:value-type="float" office:value="2106">
                <text:p>2106</text:p>
              </table:table-cell>
              <table:table-cell office:value-type="float" office:value="251">
                <text:p>251</text:p>
              </table:table-cell>
              <table:table-cell office:value-type="float" office:value="2348.33333333333">
                <text:p>2348.33333333333</text:p>
              </table:table-cell>
              <table:table-cell office:value-type="float" office:value="251">
                <text:p>251</text:p>
              </table:table-cell>
              <table:table-cell office:value-type="float" office:value="2218.33333333333">
                <text:p>2218.33333333333</text:p>
              </table:table-cell>
              <table:table-cell office:value-type="float" office:value="251">
                <text:p>251</text:p>
              </table:table-cell>
              <table:table-cell office:value-type="float" office:value="2151">
                <text:p>2151</text:p>
              </table:table-cell>
              <table:table-cell office:value-type="float" office:value="215.75">
                <text:p>215.75</text:p>
              </table:table-cell>
              <table:table-cell office:value-type="float" office:value="2557">
                <text:p>2557</text:p>
              </table:table-cell>
              <table:table-cell office:value-type="float" office:value="215.75">
                <text:p>215.75</text:p>
              </table:table-cell>
              <table:table-cell office:value-type="float" office:value="2436.66666666667">
                <text:p>2436.66666666667</text:p>
              </table:table-cell>
              <table:table-cell office:value-type="float" office:value="215.75">
                <text:p>215.75</text:p>
              </table:table-cell>
              <table:table-cell office:value-type="float" office:value="2268">
                <text:p>2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334cm" svg:height="16.618cm" xlink:href=".." xlink:type="simple" chart:class="chart:scatter" chart:style-name="ch1">
        <chart:legend chart:legend-position="end" svg:x="20.905cm" svg:y="6.018cm" style:legend-expansion="high" chart:style-name="ch2"/>
        <chart:plot-area chart:style-name="ch3" table:cell-range-address="'original ht 2'.J2:'original ht 2'.S10" chart:data-source-has-labels="row" svg:x="0.466cm" svg:y="0.332cm" svg:width="19.973cm" svg:height="15.954cm">
          <chartooo:coordinate-region svg:x="1.458cm" svg:y="0.531cm" svg:width="18.701cm" svg:height="15.1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iginal ht 2'.K3:'original ht 2'.K10" chart:label-cell-address="'original ht 2'.K2:'original ht 2'.K2" chart:class="chart:scatter">
            <chart:domain table:cell-range-address="'original ht 2'.J3:'original ht 2'.J10"/>
            <chart:data-point chart:repeated="8"/>
          </chart:series>
          <chart:series chart:style-name="ch7" chart:values-cell-range-address="'original ht 2'.L3:'original ht 2'.L10" chart:label-cell-address="'original ht 2'.L2:'original ht 2'.L2" chart:class="chart:scatter">
            <chart:data-point chart:repeated="8"/>
          </chart:series>
          <chart:series chart:style-name="ch8" chart:values-cell-range-address="'original ht 2'.M3:'original ht 2'.M10" chart:label-cell-address="'original ht 2'.M2:'original ht 2'.M2" chart:class="chart:scatter">
            <chart:data-point chart:repeated="8"/>
          </chart:series>
          <chart:series chart:style-name="ch9" chart:values-cell-range-address="'original ht 2'.N3:'original ht 2'.N10" chart:label-cell-address="'original ht 2'.N2:'original ht 2'.N2" chart:class="chart:scatter">
            <chart:data-point chart:repeated="8"/>
          </chart:series>
          <chart:series chart:style-name="ch10" chart:values-cell-range-address="'original ht 2'.O3:'original ht 2'.O10" chart:label-cell-address="'original ht 2'.O2:'original ht 2'.O2" chart:class="chart:scatter">
            <chart:data-point chart:repeated="8"/>
          </chart:series>
          <chart:series chart:style-name="ch11" chart:values-cell-range-address="'original ht 2'.P3:'original ht 2'.P10" chart:label-cell-address="'original ht 2'.P2:'original ht 2'.P2" chart:class="chart:scatter">
            <chart:data-point chart:repeated="8"/>
          </chart:series>
          <chart:series chart:style-name="ch12" chart:values-cell-range-address="'original ht 2'.Q3:'original ht 2'.Q10" chart:label-cell-address="'original ht 2'.Q2:'original ht 2'.Q2" chart:class="chart:scatter">
            <chart:data-point chart:repeated="8"/>
          </chart:series>
          <chart:series chart:style-name="ch13" chart:values-cell-range-address="'original ht 2'.R3:'original ht 2'.R10" chart:label-cell-address="'original ht 2'.R2:'original ht 2'.R2" chart:class="chart:scatter">
            <chart:data-point chart:repeated="8"/>
          </chart:series>
          <chart:series chart:style-name="ch14" chart:values-cell-range-address="'original ht 2'.S3:'original ht 2'.S10" chart:label-cell-address="'original ht 2'.S2:'original ht 2'.S2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one 1</text:p>
                <draw:g>
                  <svg:desc>'original ht 2'.K2:'original ht 2'.K2</svg:desc>
                </draw:g>
              </table:table-cell>
              <table:table-cell office:value-type="string">
                <text:p>None 2</text:p>
                <draw:g>
                  <svg:desc>'original ht 2'.L2:'original ht 2'.L2</svg:desc>
                </draw:g>
              </table:table-cell>
              <table:table-cell office:value-type="string">
                <text:p>None 3</text:p>
                <draw:g>
                  <svg:desc>'original ht 2'.M2:'original ht 2'.M2</svg:desc>
                </draw:g>
              </table:table-cell>
              <table:table-cell office:value-type="string">
                <text:p>Front 1</text:p>
                <draw:g>
                  <svg:desc>'original ht 2'.N2:'original ht 2'.N2</svg:desc>
                </draw:g>
              </table:table-cell>
              <table:table-cell office:value-type="string">
                <text:p>Front 2</text:p>
                <draw:g>
                  <svg:desc>'original ht 2'.O2:'original ht 2'.O2</svg:desc>
                </draw:g>
              </table:table-cell>
              <table:table-cell office:value-type="string">
                <text:p>Front 3</text:p>
                <draw:g>
                  <svg:desc>'original ht 2'.P2:'original ht 2'.P2</svg:desc>
                </draw:g>
              </table:table-cell>
              <table:table-cell office:value-type="string">
                <text:p>Back 1</text:p>
                <draw:g>
                  <svg:desc>'original ht 2'.Q2:'original ht 2'.Q2</svg:desc>
                </draw:g>
              </table:table-cell>
              <table:table-cell office:value-type="string">
                <text:p>Back 2</text:p>
                <draw:g>
                  <svg:desc>'original ht 2'.R2:'original ht 2'.R2</svg:desc>
                </draw:g>
              </table:table-cell>
              <table:table-cell office:value-type="string">
                <text:p>Back3</text:p>
                <draw:g>
                  <svg:desc>'original ht 2'.S2:'original ht 2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riginal ht 2'.J3:'original ht 2'.J10</svg:desc>
                </draw:g>
              </table:table-cell>
              <table:table-cell office:value-type="float" office:value="0">
                <text:p>0</text:p>
                <draw:g>
                  <svg:desc>'original ht 2'.K3:'original ht 2'.K10</svg:desc>
                </draw:g>
              </table:table-cell>
              <table:table-cell office:value-type="float" office:value="0">
                <text:p>0</text:p>
                <draw:g>
                  <svg:desc>'original ht 2'.L3:'original ht 2'.L10</svg:desc>
                </draw:g>
              </table:table-cell>
              <table:table-cell office:value-type="float" office:value="0">
                <text:p>0</text:p>
                <draw:g>
                  <svg:desc>'original ht 2'.M3:'original ht 2'.M10</svg:desc>
                </draw:g>
              </table:table-cell>
              <table:table-cell office:value-type="float" office:value="0">
                <text:p>0</text:p>
                <draw:g>
                  <svg:desc>'original ht 2'.N3:'original ht 2'.N10</svg:desc>
                </draw:g>
              </table:table-cell>
              <table:table-cell office:value-type="float" office:value="0">
                <text:p>0</text:p>
                <draw:g>
                  <svg:desc>'original ht 2'.O3:'original ht 2'.O10</svg:desc>
                </draw:g>
              </table:table-cell>
              <table:table-cell office:value-type="float" office:value="0">
                <text:p>0</text:p>
                <draw:g>
                  <svg:desc>'original ht 2'.P3:'original ht 2'.P10</svg:desc>
                </draw:g>
              </table:table-cell>
              <table:table-cell office:value-type="float" office:value="0">
                <text:p>0</text:p>
                <draw:g>
                  <svg:desc>'original ht 2'.Q3:'original ht 2'.Q10</svg:desc>
                </draw:g>
              </table:table-cell>
              <table:table-cell office:value-type="float" office:value="0">
                <text:p>0</text:p>
                <draw:g>
                  <svg:desc>'original ht 2'.R3:'original ht 2'.R10</svg:desc>
                </draw:g>
              </table:table-cell>
              <table:table-cell office:value-type="float" office:value="0">
                <text:p>0</text:p>
                <draw:g>
                  <svg:desc>'original ht 2'.S3:'original ht 2'.S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5">
                <text:p>4.25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897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854">
                <text:p>854</text:p>
              </table:table-cell>
              <table:table-cell office:value-type="float" office:value="862">
                <text:p>862</text:p>
              </table:table-cell>
              <table:table-cell office:value-type="float" office:value="859">
                <text:p>859</text:p>
              </table:table-cell>
              <table:table-cell office:value-type="float" office:value="855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25">
                <text:p>84.25</text:p>
              </table:table-cell>
              <table:table-cell office:value-type="float" office:value="926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882">
                <text:p>882</text:p>
              </table:table-cell>
              <table:table-cell office:value-type="float" office:value="889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882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.25">
                <text:p>122.25</text:p>
              </table:table-cell>
              <table:table-cell office:value-type="float" office:value="1136">
                <text:p>1136</text:p>
              </table:table-cell>
              <table:table-cell office:value-type="float" office:value="1137">
                <text:p>1137</text:p>
              </table:table-cell>
              <table:table-cell office:value-type="float" office:value="1135">
                <text:p>1135</text:p>
              </table:table-cell>
              <table:table-cell office:value-type="float" office:value="1084">
                <text:p>1084</text:p>
              </table:table-cell>
              <table:table-cell office:value-type="float" office:value="1090">
                <text:p>1090</text:p>
              </table:table-cell>
              <table:table-cell office:value-type="float" office:value="1088">
                <text:p>1088</text:p>
              </table:table-cell>
              <table:table-cell office:value-type="float" office:value="1081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1164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1111">
                <text:p>1111</text:p>
              </table:table-cell>
              <table:table-cell office:value-type="float" office:value="1116">
                <text:p>1116</text:p>
              </table:table-cell>
              <table:table-cell office:value-type="float" office:value="1114">
                <text:p>1114</text:p>
              </table:table-cell>
              <table:table-cell office:value-type="float" office:value="1107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1.5">
                <text:p>291.5</text:p>
              </table:table-cell>
              <table:table-cell office:value-type="float" office:value="2216">
                <text:p>2216</text:p>
              </table:table-cell>
              <table:table-cell office:value-type="float" office:value="2220">
                <text:p>2220</text:p>
              </table:table-cell>
              <table:table-cell office:value-type="float" office:value="2214">
                <text:p>2214</text:p>
              </table:table-cell>
              <table:table-cell office:value-type="float" office:value="2101">
                <text:p>2101</text:p>
              </table:table-cell>
              <table:table-cell office:value-type="float" office:value="2103">
                <text:p>2103</text:p>
              </table:table-cell>
              <table:table-cell office:value-type="float" office:value="2102">
                <text:p>2102</text:p>
              </table:table-cell>
              <table:table-cell office:value-type="float" office:value="2076">
                <text:p>2076</text:p>
              </table:table-cell>
              <table:table-cell office:value-type="float" office:value="2086">
                <text:p>208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.75">
                <text:p>295.75</text:p>
              </table:table-cell>
              <table:table-cell office:value-type="float" office:value="2251">
                <text:p>2251</text:p>
              </table:table-cell>
              <table:table-cell office:value-type="float" office:value="2251">
                <text:p>2251</text:p>
              </table:table-cell>
              <table:table-cell office:value-type="float" office:value="2245">
                <text:p>2245</text:p>
              </table:table-cell>
              <table:table-cell office:value-type="float" office:value="2129">
                <text:p>2129</text:p>
              </table:table-cell>
              <table:table-cell office:value-type="float" office:value="2131">
                <text:p>2131</text:p>
              </table:table-cell>
              <table:table-cell office:value-type="float" office:value="2133">
                <text:p>2133</text:p>
              </table:table-cell>
              <table:table-cell office:value-type="float" office:value="2103">
                <text:p>2103</text:p>
              </table:table-cell>
              <table:table-cell office:value-type="float" office:value="2114">
                <text:p>2114</text:p>
              </table:table-cell>
              <table:table-cell office:value-type="float" office:value="2101">
                <text:p>21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564cm" svg:height="16.559cm" xlink:href=".." xlink:type="simple" chart:class="chart:scatter" chart:style-name="ch1">
        <chart:legend chart:legend-position="end" svg:x="22.135cm" svg:y="5.988cm" style:legend-expansion="high" chart:style-name="ch2"/>
        <chart:plot-area chart:style-name="ch3" table:cell-range-address="'half height'.J2:'half height'.S10" chart:data-source-has-labels="row" svg:x="0.491cm" svg:y="0.331cm" svg:width="21.153cm" svg:height="15.897cm">
          <chartooo:coordinate-region svg:x="1.483cm" svg:y="0.53cm" svg:width="19.881cm" svg:height="15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alf height'.K3:'half height'.K10" chart:label-cell-address="'half height'.K2:'half height'.K2" chart:class="chart:scatter">
            <chart:domain table:cell-range-address="'half height'.J3:'half height'.J10"/>
            <chart:data-point chart:repeated="8"/>
          </chart:series>
          <chart:series chart:style-name="ch7" chart:values-cell-range-address="'half height'.L3:'half height'.L10" chart:label-cell-address="'half height'.L2:'half height'.L2" chart:class="chart:scatter">
            <chart:data-point chart:repeated="8"/>
          </chart:series>
          <chart:series chart:style-name="ch8" chart:values-cell-range-address="'half height'.M3:'half height'.M10" chart:label-cell-address="'half height'.M2:'half height'.M2" chart:class="chart:scatter">
            <chart:data-point chart:repeated="8"/>
          </chart:series>
          <chart:series chart:style-name="ch9" chart:values-cell-range-address="'half height'.N3:'half height'.N10" chart:label-cell-address="'half height'.N2:'half height'.N2" chart:class="chart:scatter">
            <chart:data-point chart:repeated="8"/>
          </chart:series>
          <chart:series chart:style-name="ch10" chart:values-cell-range-address="'half height'.O3:'half height'.O10" chart:label-cell-address="'half height'.O2:'half height'.O2" chart:class="chart:scatter">
            <chart:data-point chart:repeated="8"/>
          </chart:series>
          <chart:series chart:style-name="ch11" chart:values-cell-range-address="'half height'.P3:'half height'.P10" chart:label-cell-address="'half height'.P2:'half height'.P2" chart:class="chart:scatter">
            <chart:data-point chart:repeated="8"/>
          </chart:series>
          <chart:series chart:style-name="ch12" chart:values-cell-range-address="'half height'.Q3:'half height'.Q10" chart:label-cell-address="'half height'.Q2:'half height'.Q2" chart:class="chart:scatter">
            <chart:data-point chart:repeated="8"/>
          </chart:series>
          <chart:series chart:style-name="ch13" chart:values-cell-range-address="'half height'.R3:'half height'.R10" chart:label-cell-address="'half height'.R2:'half height'.R2" chart:class="chart:scatter">
            <chart:data-point chart:repeated="8"/>
          </chart:series>
          <chart:series chart:style-name="ch14" chart:values-cell-range-address="'half height'.S3:'half height'.S10" chart:label-cell-address="'half height'.S2:'half height'.S2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one 1</text:p>
                <draw:g>
                  <svg:desc>'half height'.K2:'half height'.K2</svg:desc>
                </draw:g>
              </table:table-cell>
              <table:table-cell office:value-type="string">
                <text:p>None 2</text:p>
                <draw:g>
                  <svg:desc>'half height'.L2:'half height'.L2</svg:desc>
                </draw:g>
              </table:table-cell>
              <table:table-cell office:value-type="string">
                <text:p>None 3</text:p>
                <draw:g>
                  <svg:desc>'half height'.M2:'half height'.M2</svg:desc>
                </draw:g>
              </table:table-cell>
              <table:table-cell office:value-type="string">
                <text:p>Front 1</text:p>
                <draw:g>
                  <svg:desc>'half height'.N2:'half height'.N2</svg:desc>
                </draw:g>
              </table:table-cell>
              <table:table-cell office:value-type="string">
                <text:p>Front 2</text:p>
                <draw:g>
                  <svg:desc>'half height'.O2:'half height'.O2</svg:desc>
                </draw:g>
              </table:table-cell>
              <table:table-cell office:value-type="string">
                <text:p>Front 3</text:p>
                <draw:g>
                  <svg:desc>'half height'.P2:'half height'.P2</svg:desc>
                </draw:g>
              </table:table-cell>
              <table:table-cell office:value-type="string">
                <text:p>Back 1</text:p>
                <draw:g>
                  <svg:desc>'half height'.Q2:'half height'.Q2</svg:desc>
                </draw:g>
              </table:table-cell>
              <table:table-cell office:value-type="string">
                <text:p>Back 2</text:p>
                <draw:g>
                  <svg:desc>'half height'.R2:'half height'.R2</svg:desc>
                </draw:g>
              </table:table-cell>
              <table:table-cell office:value-type="string">
                <text:p>Back3</text:p>
                <draw:g>
                  <svg:desc>'half height'.S2:'half height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alf height'.J3:'half height'.J10</svg:desc>
                </draw:g>
              </table:table-cell>
              <table:table-cell office:value-type="float" office:value="0">
                <text:p>0</text:p>
                <draw:g>
                  <svg:desc>'half height'.K3:'half height'.K10</svg:desc>
                </draw:g>
              </table:table-cell>
              <table:table-cell office:value-type="float" office:value="0">
                <text:p>0</text:p>
                <draw:g>
                  <svg:desc>'half height'.L3:'half height'.L10</svg:desc>
                </draw:g>
              </table:table-cell>
              <table:table-cell office:value-type="float" office:value="0">
                <text:p>0</text:p>
                <draw:g>
                  <svg:desc>'half height'.M3:'half height'.M10</svg:desc>
                </draw:g>
              </table:table-cell>
              <table:table-cell office:value-type="float" office:value="0">
                <text:p>0</text:p>
                <draw:g>
                  <svg:desc>'half height'.N3:'half height'.N10</svg:desc>
                </draw:g>
              </table:table-cell>
              <table:table-cell office:value-type="float" office:value="0">
                <text:p>0</text:p>
                <draw:g>
                  <svg:desc>'half height'.O3:'half height'.O10</svg:desc>
                </draw:g>
              </table:table-cell>
              <table:table-cell office:value-type="float" office:value="0">
                <text:p>0</text:p>
                <draw:g>
                  <svg:desc>'half height'.P3:'half height'.P10</svg:desc>
                </draw:g>
              </table:table-cell>
              <table:table-cell office:value-type="float" office:value="0">
                <text:p>0</text:p>
                <draw:g>
                  <svg:desc>'half height'.Q3:'half height'.Q10</svg:desc>
                </draw:g>
              </table:table-cell>
              <table:table-cell office:value-type="float" office:value="0">
                <text:p>0</text:p>
                <draw:g>
                  <svg:desc>'half height'.R3:'half height'.R10</svg:desc>
                </draw:g>
              </table:table-cell>
              <table:table-cell office:value-type="float" office:value="0">
                <text:p>0</text:p>
                <draw:g>
                  <svg:desc>'half height'.S3:'half height'.S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5">
                <text:p>4.25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5">
                <text:p>35.25</text:p>
              </table:table-cell>
              <table:table-cell office:value-type="float" office:value="435">
                <text:p>435</text:p>
              </table:table-cell>
              <table:table-cell office:value-type="float" office:value="433">
                <text:p>433</text:p>
              </table:table-cell>
              <table:table-cell office:value-type="float" office:value="436">
                <text:p>436</text:p>
              </table:table-cell>
              <table:table-cell office:value-type="float" office:value="419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5">
                <text:p>39.5</text:p>
              </table:table-cell>
              <table:table-cell office:value-type="float" office:value="477">
                <text:p>477</text:p>
              </table:table-cell>
              <table:table-cell office:value-type="float" office:value="475">
                <text:p>475</text:p>
              </table:table-cell>
              <table:table-cell office:value-type="float" office:value="481">
                <text:p>481</text:p>
              </table:table-cell>
              <table:table-cell office:value-type="float" office:value="460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.5">
                <text:p>77.5</text:p>
              </table:table-cell>
              <table:table-cell office:value-type="float" office:value="767">
                <text:p>767</text:p>
              </table:table-cell>
              <table:table-cell office:value-type="float" office:value="763">
                <text:p>763</text:p>
              </table:table-cell>
              <table:table-cell office:value-type="float" office:value="768">
                <text:p>768</text:p>
              </table:table-cell>
              <table:table-cell office:value-type="float" office:value="736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730">
                <text:p>730</text:p>
              </table:table-cell>
              <table:table-cell office:value-type="float" office:value="728">
                <text:p>72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75">
                <text:p>81.75</text:p>
              </table:table-cell>
              <table:table-cell office:value-type="float" office:value="804">
                <text:p>804</text:p>
              </table:table-cell>
              <table:table-cell office:value-type="float" office:value="800">
                <text:p>800</text:p>
              </table:table-cell>
              <table:table-cell office:value-type="float" office:value="805">
                <text:p>805</text:p>
              </table:table-cell>
              <table:table-cell office:value-type="float" office:value="772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765">
                <text:p>765</text:p>
              </table:table-cell>
              <table:table-cell office:value-type="float" office:value="763">
                <text:p>76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.75">
                <text:p>246.75</text:p>
              </table:table-cell>
              <table:table-cell office:value-type="float" office:value="2288">
                <text:p>2288</text:p>
              </table:table-cell>
              <table:table-cell office:value-type="float" office:value="2310">
                <text:p>2310</text:p>
              </table:table-cell>
              <table:table-cell office:value-type="float" office:value="2310">
                <text:p>2310</text:p>
              </table:table-cell>
              <table:table-cell office:value-type="float" office:value="2180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2171">
                <text:p>2171</text:p>
              </table:table-cell>
              <table:table-cell office:value-type="float" office:value="2113">
                <text:p>2113</text:p>
              </table:table-cell>
              <table:table-cell office:value-type="float" office:value="2111">
                <text:p>2111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">
                <text:p>251</text:p>
              </table:table-cell>
              <table:table-cell office:value-type="float" office:value="2333">
                <text:p>2333</text:p>
              </table:table-cell>
              <table:table-cell office:value-type="float" office:value="2356">
                <text:p>2356</text:p>
              </table:table-cell>
              <table:table-cell office:value-type="float" office:value="2356">
                <text:p>2356</text:p>
              </table:table-cell>
              <table:table-cell office:value-type="float" office:value="2221">
                <text:p>2221</text:p>
              </table:table-cell>
              <table:table-cell office:value-type="float" office:value="2222">
                <text:p>2222</text:p>
              </table:table-cell>
              <table:table-cell office:value-type="float" office:value="2212">
                <text:p>2212</text:p>
              </table:table-cell>
              <table:table-cell office:value-type="float" office:value="2152">
                <text:p>2152</text:p>
              </table:table-cell>
              <table:table-cell office:value-type="float" office:value="2151">
                <text:p>2151</text:p>
              </table:table-cell>
              <table:table-cell office:value-type="float" office:value="2150">
                <text:p>21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137cm" svg:height="16.739cm" xlink:href=".." xlink:type="simple" chart:class="chart:scatter" chart:style-name="ch1">
        <chart:legend chart:legend-position="end" svg:x="21.708cm" svg:y="6.078cm" style:legend-expansion="high" chart:style-name="ch2"/>
        <chart:plot-area chart:style-name="ch3" table:cell-range-address="'quarter height'.J2:'quarter height'.S10" chart:data-source-has-labels="row" svg:x="0.482cm" svg:y="0.334cm" svg:width="20.744cm" svg:height="16.071cm">
          <chartooo:coordinate-region svg:x="1.474cm" svg:y="0.533cm" svg:width="19.472cm" svg:height="15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height'.K3:'quarter height'.K10" chart:label-cell-address="'quarter height'.K2:'quarter height'.K2" chart:class="chart:scatter">
            <chart:domain table:cell-range-address="'quarter height'.J3:'quarter height'.J10"/>
            <chart:data-point chart:repeated="8"/>
          </chart:series>
          <chart:series chart:style-name="ch7" chart:values-cell-range-address="'quarter height'.L3:'quarter height'.L10" chart:label-cell-address="'quarter height'.L2:'quarter height'.L2" chart:class="chart:scatter">
            <chart:data-point chart:repeated="8"/>
          </chart:series>
          <chart:series chart:style-name="ch8" chart:values-cell-range-address="'quarter height'.M3:'quarter height'.M10" chart:label-cell-address="'quarter height'.M2:'quarter height'.M2" chart:class="chart:scatter">
            <chart:data-point chart:repeated="8"/>
          </chart:series>
          <chart:series chart:style-name="ch9" chart:values-cell-range-address="'quarter height'.N3:'quarter height'.N10" chart:label-cell-address="'quarter height'.N2:'quarter height'.N2" chart:class="chart:scatter">
            <chart:data-point chart:repeated="8"/>
          </chart:series>
          <chart:series chart:style-name="ch10" chart:values-cell-range-address="'quarter height'.O3:'quarter height'.O10" chart:label-cell-address="'quarter height'.O2:'quarter height'.O2" chart:class="chart:scatter">
            <chart:data-point chart:repeated="8"/>
          </chart:series>
          <chart:series chart:style-name="ch11" chart:values-cell-range-address="'quarter height'.P3:'quarter height'.P10" chart:label-cell-address="'quarter height'.P2:'quarter height'.P2" chart:class="chart:scatter">
            <chart:data-point chart:repeated="8"/>
          </chart:series>
          <chart:series chart:style-name="ch12" chart:values-cell-range-address="'quarter height'.Q3:'quarter height'.Q10" chart:label-cell-address="'quarter height'.Q2:'quarter height'.Q2" chart:class="chart:scatter">
            <chart:data-point chart:repeated="8"/>
          </chart:series>
          <chart:series chart:style-name="ch13" chart:values-cell-range-address="'quarter height'.R3:'quarter height'.R10" chart:label-cell-address="'quarter height'.R2:'quarter height'.R2" chart:class="chart:scatter">
            <chart:data-point chart:repeated="8"/>
          </chart:series>
          <chart:series chart:style-name="ch14" chart:values-cell-range-address="'quarter height'.S3:'quarter height'.S10" chart:label-cell-address="'quarter height'.S2:'quarter height'.S2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one 1</text:p>
                <draw:g>
                  <svg:desc>'quarter height'.K2:'quarter height'.K2</svg:desc>
                </draw:g>
              </table:table-cell>
              <table:table-cell office:value-type="string">
                <text:p>None 2</text:p>
                <draw:g>
                  <svg:desc>'quarter height'.L2:'quarter height'.L2</svg:desc>
                </draw:g>
              </table:table-cell>
              <table:table-cell office:value-type="string">
                <text:p>None 3</text:p>
                <draw:g>
                  <svg:desc>'quarter height'.M2:'quarter height'.M2</svg:desc>
                </draw:g>
              </table:table-cell>
              <table:table-cell office:value-type="string">
                <text:p>Front 1</text:p>
                <draw:g>
                  <svg:desc>'quarter height'.N2:'quarter height'.N2</svg:desc>
                </draw:g>
              </table:table-cell>
              <table:table-cell office:value-type="string">
                <text:p>Front 2</text:p>
                <draw:g>
                  <svg:desc>'quarter height'.O2:'quarter height'.O2</svg:desc>
                </draw:g>
              </table:table-cell>
              <table:table-cell office:value-type="string">
                <text:p>Front 3</text:p>
                <draw:g>
                  <svg:desc>'quarter height'.P2:'quarter height'.P2</svg:desc>
                </draw:g>
              </table:table-cell>
              <table:table-cell office:value-type="string">
                <text:p>Back 1</text:p>
                <draw:g>
                  <svg:desc>'quarter height'.Q2:'quarter height'.Q2</svg:desc>
                </draw:g>
              </table:table-cell>
              <table:table-cell office:value-type="string">
                <text:p>Back 2</text:p>
                <draw:g>
                  <svg:desc>'quarter height'.R2:'quarter height'.R2</svg:desc>
                </draw:g>
              </table:table-cell>
              <table:table-cell office:value-type="string">
                <text:p>Back3</text:p>
                <draw:g>
                  <svg:desc>'quarter height'.S2:'quarter height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quarter height'.J3:'quarter height'.J10</svg:desc>
                </draw:g>
              </table:table-cell>
              <table:table-cell office:value-type="float" office:value="0">
                <text:p>0</text:p>
                <draw:g>
                  <svg:desc>'quarter height'.K3:'quarter height'.K10</svg:desc>
                </draw:g>
              </table:table-cell>
              <table:table-cell office:value-type="float" office:value="0">
                <text:p>0</text:p>
                <draw:g>
                  <svg:desc>'quarter height'.L3:'quarter height'.L10</svg:desc>
                </draw:g>
              </table:table-cell>
              <table:table-cell office:value-type="float" office:value="0">
                <text:p>0</text:p>
                <draw:g>
                  <svg:desc>'quarter height'.M3:'quarter height'.M10</svg:desc>
                </draw:g>
              </table:table-cell>
              <table:table-cell office:value-type="float" office:value="0">
                <text:p>0</text:p>
                <draw:g>
                  <svg:desc>'quarter height'.N3:'quarter height'.N10</svg:desc>
                </draw:g>
              </table:table-cell>
              <table:table-cell office:value-type="float" office:value="0">
                <text:p>0</text:p>
                <draw:g>
                  <svg:desc>'quarter height'.O3:'quarter height'.O10</svg:desc>
                </draw:g>
              </table:table-cell>
              <table:table-cell office:value-type="float" office:value="0">
                <text:p>0</text:p>
                <draw:g>
                  <svg:desc>'quarter height'.P3:'quarter height'.P10</svg:desc>
                </draw:g>
              </table:table-cell>
              <table:table-cell office:value-type="float" office:value="0">
                <text:p>0</text:p>
                <draw:g>
                  <svg:desc>'quarter height'.Q3:'quarter height'.Q10</svg:desc>
                </draw:g>
              </table:table-cell>
              <table:table-cell office:value-type="float" office:value="0">
                <text:p>0</text:p>
                <draw:g>
                  <svg:desc>'quarter height'.R3:'quarter height'.R10</svg:desc>
                </draw:g>
              </table:table-cell>
              <table:table-cell office:value-type="float" office:value="0">
                <text:p>0</text:p>
                <draw:g>
                  <svg:desc>'quarter height'.S3:'quarter height'.S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25">
                <text:p>42.25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23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5">
                <text:p>46.5</text:p>
              </table:table-cell>
              <table:table-cell office:value-type="float" office:value="485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70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458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.5">
                <text:p>211.5</text:p>
              </table:table-cell>
              <table:table-cell office:value-type="float" office:value="2491">
                <text:p>2491</text:p>
              </table:table-cell>
              <table:table-cell office:value-type="float" office:value="2475">
                <text:p>2475</text:p>
              </table:table-cell>
              <table:table-cell office:value-type="float" office:value="2514">
                <text:p>2514</text:p>
              </table:table-cell>
              <table:table-cell office:value-type="float" office:value="2388">
                <text:p>2388</text:p>
              </table:table-cell>
              <table:table-cell office:value-type="float" office:value="2357">
                <text:p>2357</text:p>
              </table:table-cell>
              <table:table-cell office:value-type="float" office:value="2389">
                <text:p>2389</text:p>
              </table:table-cell>
              <table:table-cell office:value-type="float" office:value="2213">
                <text:p>2213</text:p>
              </table:table-cell>
              <table:table-cell office:value-type="float" office:value="2211">
                <text:p>221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.75">
                <text:p>215.75</text:p>
              </table:table-cell>
              <table:table-cell office:value-type="float" office:value="2554">
                <text:p>2554</text:p>
              </table:table-cell>
              <table:table-cell office:value-type="float" office:value="2538">
                <text:p>2538</text:p>
              </table:table-cell>
              <table:table-cell office:value-type="float" office:value="2579">
                <text:p>2579</text:p>
              </table:table-cell>
              <table:table-cell office:value-type="float" office:value="2447">
                <text:p>2447</text:p>
              </table:table-cell>
              <table:table-cell office:value-type="float" office:value="2415">
                <text:p>2415</text:p>
              </table:table-cell>
              <table:table-cell office:value-type="float" office:value="2448">
                <text:p>2448</text:p>
              </table:table-cell>
              <table:table-cell office:value-type="float" office:value="2264">
                <text:p>2264</text:p>
              </table:table-cell>
              <table:table-cell office:value-type="float" office:value="2263">
                <text:p>2263</text:p>
              </table:table-cell>
              <table:table-cell office:value-type="float" office:value="2277">
                <text:p>22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